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1319in" style:rel-column-width="28988*"/>
    </style:style>
    <style:style style:name="Table206.B" style:family="table-column">
      <style:table-column-properties style:column-width="3.9486in" style:rel-column-width="36547*"/>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1.766in" style:rel-column-width="16345*"/>
    </style:style>
    <style:style style:name="Table234.B" style:family="table-column">
      <style:table-column-properties style:column-width="5.3146in" style:rel-column-width="49190*"/>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1.766in" style:rel-column-width="16345*"/>
    </style:style>
    <style:style style:name="Table237.B" style:family="table-column">
      <style:table-column-properties style:column-width="5.3146in" style:rel-column-width="49190*"/>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1.766in" style:rel-column-width="16345*"/>
    </style:style>
    <style:style style:name="Table238.B" style:family="table-column">
      <style:table-column-properties style:column-width="5.3146in" style:rel-column-width="49190*"/>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1.766in" style:rel-column-width="16345*"/>
    </style:style>
    <style:style style:name="Table239.B" style:family="table-column">
      <style:table-column-properties style:column-width="5.3146in" style:rel-column-width="49190*"/>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1.766in" style:rel-column-width="16345*"/>
    </style:style>
    <style:style style:name="Table240.B" style:family="table-column">
      <style:table-column-properties style:column-width="5.3146in" style:rel-column-width="49190*"/>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1.766in" style:rel-column-width="16345*"/>
    </style:style>
    <style:style style:name="Table241.B" style:family="table-column">
      <style:table-column-properties style:column-width="5.3146in" style:rel-column-width="49190*"/>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1.766in" style:rel-column-width="16345*"/>
    </style:style>
    <style:style style:name="Table242.B" style:family="table-column">
      <style:table-column-properties style:column-width="5.3146in" style:rel-column-width="49190*"/>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1.766in" style:rel-column-width="16345*"/>
    </style:style>
    <style:style style:name="Table243.B" style:family="table-column">
      <style:table-column-properties style:column-width="5.3146in" style:rel-column-width="49190*"/>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6in" style:rel-column-width="16345*"/>
    </style:style>
    <style:style style:name="Table244.B" style:family="table-column">
      <style:table-column-properties style:column-width="5.3146in" style:rel-column-width="49190*"/>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66in" style:rel-column-width="16345*"/>
    </style:style>
    <style:style style:name="Table245.B" style:family="table-column">
      <style:table-column-properties style:column-width="5.3146in" style:rel-column-width="49190*"/>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66in" style:rel-column-width="16345*"/>
    </style:style>
    <style:style style:name="Table249.B" style:family="table-column">
      <style:table-column-properties style:column-width="5.3146in" style:rel-column-width="49190*"/>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1.766in" style:rel-column-width="16345*"/>
    </style:style>
    <style:style style:name="Table252.B" style:family="table-column">
      <style:table-column-properties style:column-width="5.3146in" style:rel-column-width="4919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1.766in" style:rel-column-width="16345*"/>
    </style:style>
    <style:style style:name="Table253.B" style:family="table-column">
      <style:table-column-properties style:column-width="5.3146in" style:rel-column-width="49190*"/>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1.766in" style:rel-column-width="16345*"/>
    </style:style>
    <style:style style:name="Table254.B" style:family="table-column">
      <style:table-column-properties style:column-width="5.3146in" style:rel-column-width="49190*"/>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1.766in" style:rel-column-width="16345*"/>
    </style:style>
    <style:style style:name="Table256.B" style:family="table-column">
      <style:table-column-properties style:column-width="5.3146in" style:rel-column-width="49190*"/>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1.766in" style:rel-column-width="16345*"/>
    </style:style>
    <style:style style:name="Table258.B" style:family="table-column">
      <style:table-column-properties style:column-width="5.3146in" style:rel-column-width="49190*"/>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1.766in" style:rel-column-width="16345*"/>
    </style:style>
    <style:style style:name="Table259.B" style:family="table-column">
      <style:table-column-properties style:column-width="5.3146in" style:rel-column-width="49190*"/>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1.766in" style:rel-column-width="16345*"/>
    </style:style>
    <style:style style:name="Table260.B" style:family="table-column">
      <style:table-column-properties style:column-width="5.3146in" style:rel-column-width="49190*"/>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1.766in" style:rel-column-width="16345*"/>
    </style:style>
    <style:style style:name="Table261.B" style:family="table-column">
      <style:table-column-properties style:column-width="5.3146in" style:rel-column-width="49190*"/>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1.766in" style:rel-column-width="16345*"/>
    </style:style>
    <style:style style:name="Table262.B" style:family="table-column">
      <style:table-column-properties style:column-width="5.3146in" style:rel-column-width="49190*"/>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1.766in" style:rel-column-width="16345*"/>
    </style:style>
    <style:style style:name="Table263.B" style:family="table-column">
      <style:table-column-properties style:column-width="5.3146in" style:rel-column-width="49190*"/>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1.766in" style:rel-column-width="16345*"/>
    </style:style>
    <style:style style:name="Table264.B" style:family="table-column">
      <style:table-column-properties style:column-width="5.3146in" style:rel-column-width="49190*"/>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1.766in" style:rel-column-width="16345*"/>
    </style:style>
    <style:style style:name="Table265.B" style:family="table-column">
      <style:table-column-properties style:column-width="5.3146in" style:rel-column-width="49190*"/>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1.766in" style:rel-column-width="16345*"/>
    </style:style>
    <style:style style:name="Table266.B" style:family="table-column">
      <style:table-column-properties style:column-width="5.3146in" style:rel-column-width="49190*"/>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1.766in" style:rel-column-width="16345*"/>
    </style:style>
    <style:style style:name="Table267.B" style:family="table-column">
      <style:table-column-properties style:column-width="5.3146in" style:rel-column-width="49190*"/>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1.766in" style:rel-column-width="16345*"/>
    </style:style>
    <style:style style:name="Table268.B" style:family="table-column">
      <style:table-column-properties style:column-width="5.3146in" style:rel-column-width="49190*"/>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3310*"/>
    </style:style>
    <style:style style:name="Table277.B" style:family="table-column">
      <style:table-column-properties style:column-width="2.7847in" style:rel-column-width="4010*"/>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Heading_20_3">
      <style:text-properties fo:font-weight="bold" style:font-weight-asian="bold" style:font-weight-complex="bold"/>
    </style:style>
    <style:style style:name="P60" style:family="paragraph" style:parent-style-name="Heading_20_1">
      <style:paragraph-properties fo:text-align="justify" style:justify-single-word="false"/>
    </style:style>
    <style:style style:name="P61" style:family="paragraph" style:parent-style-name="Heading_20_1">
      <style:paragraph-properties fo:break-before="page"/>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7.0602in" style:type="right" style:leader-style="dotted" style:leader-text="."/>
        </style:tab-stops>
      </style:paragraph-properties>
    </style:style>
    <style:style style:name="P64" style:family="paragraph" style:parent-style-name="Contents_20_2">
      <style:paragraph-properties>
        <style:tab-stops>
          <style:tab-stop style:position="6.8839in" style:type="right"/>
        </style:tab-stops>
      </style:paragraph-properties>
    </style:style>
    <style:style style:name="P65" style:family="paragraph" style:parent-style-name="Table_20_Contents">
      <style:paragraph-properties fo:text-align="justify" style:justify-single-word="false"/>
    </style:style>
    <style:style style:name="P66" style:family="paragraph" style:parent-style-name="Table_20_Contents">
      <style:paragraph-properties fo:text-align="justify" style:justify-single-word="false"/>
      <style:text-properties fo:font-weight="bold" style:font-weight-asian="bold" style:font-weight-complex="bold"/>
    </style:style>
    <style:style style:name="P67" style:family="paragraph" style:parent-style-name="Table_20_Contents">
      <style:paragraph-properties fo:text-align="center" style:justify-single-word="false"/>
      <style:text-properties fo:font-weight="bold" style:font-weight-asian="bold" style:font-weight-complex="bold"/>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style:font-name="Courier New"/>
    </style:style>
    <style:style style:name="P70" style:family="paragraph" style:parent-style-name="Index_20_1">
      <style:paragraph-properties>
        <style:tab-stops>
          <style:tab-stop style:position="7.0807in" style:type="right"/>
        </style:tab-stops>
      </style:paragraph-properties>
    </style:style>
    <style:style style:name="P71" style:family="paragraph" style:parent-style-name="Index_20_Separator">
      <style:paragraph-properties>
        <style:tab-stops/>
      </style:paragraph-properties>
    </style:style>
    <style:style style:name="P72" style:family="paragraph" style:parent-style-name="Text_20_body" style:master-page-name="Standard">
      <style:paragraph-properties style:page-number="auto"/>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paragraph-properties fo:text-align="justify" style:justify-single-word="false"/>
    </style:style>
    <style:style style:name="P76" style:family="paragraph" style:parent-style-name="Text_20_body" style:list-style-name="L3">
      <style:paragraph-properties fo:text-align="justify" style:justify-single-word="false"/>
    </style:style>
    <style:style style:name="P77" style:family="paragraph" style:parent-style-name="Text_20_body" style:list-style-name="L5">
      <style:paragraph-properties fo:text-align="justify" style:justify-single-word="false"/>
    </style:style>
    <style:style style:name="P78" style:family="paragraph" style:parent-style-name="Text_20_body" style:list-style-name="L1">
      <style:paragraph-properties fo:text-align="justify" style:justify-single-word="false"/>
    </style:style>
    <style:style style:name="P79" style:family="paragraph" style:parent-style-name="Text_20_body" style:list-style-name="L8">
      <style:paragraph-properties fo:text-align="justify" style:justify-single-word="false"/>
    </style:style>
    <style:style style:name="P80" style:family="paragraph" style:parent-style-name="Text_20_body" style:list-style-name="L10">
      <style:paragraph-properties fo:text-align="justify" style:justify-single-word="false"/>
    </style:style>
    <style:style style:name="P81" style:family="paragraph" style:parent-style-name="Text_20_body" style:list-style-name="L11">
      <style:paragraph-properties fo:text-align="justify" style:justify-single-word="false"/>
    </style:style>
    <style:style style:name="P82" style:family="paragraph" style:parent-style-name="Text_20_body" style:list-style-name="L13">
      <style:paragraph-properties fo:text-align="justify" style:justify-single-word="false"/>
    </style:style>
    <style:style style:name="P83" style:family="paragraph" style:parent-style-name="Text_20_body" style:list-style-name="L14">
      <style:paragraph-properties fo:text-align="justify" style:justify-single-word="false"/>
    </style:style>
    <style:style style:name="P84" style:family="paragraph" style:parent-style-name="Text_20_body" style:list-style-name="L15">
      <style:paragraph-properties fo:text-align="justify" style:justify-single-word="false"/>
    </style:style>
    <style:style style:name="P85" style:family="paragraph" style:parent-style-name="Text_20_body" style:list-style-name="L16">
      <style:paragraph-properties fo:text-align="justify" style:justify-single-word="false"/>
    </style:style>
    <style:style style:name="P86" style:family="paragraph" style:parent-style-name="Text_20_body" style:list-style-name="L17">
      <style:paragraph-properties fo:text-align="justify" style:justify-single-word="false"/>
    </style:style>
    <style:style style:name="P87" style:family="paragraph" style:parent-style-name="Text_20_body" style:list-style-name="L18">
      <style:paragraph-properties fo:text-align="justify" style:justify-single-word="false"/>
    </style:style>
    <style:style style:name="P88" style:family="paragraph" style:parent-style-name="Text_20_body" style:list-style-name="L19">
      <style:paragraph-properties fo:text-align="justify" style:justify-single-word="false"/>
    </style:style>
    <style:style style:name="P89" style:family="paragraph" style:parent-style-name="Text_20_body" style:list-style-name="L20">
      <style:paragraph-properties fo:text-align="justify" style:justify-single-word="false"/>
    </style:style>
    <style:style style:name="P90" style:family="paragraph" style:parent-style-name="Text_20_body" style:list-style-name="L21">
      <style:paragraph-properties fo:text-align="justify" style:justify-single-word="false"/>
    </style:style>
    <style:style style:name="P91" style:family="paragraph" style:parent-style-name="Text_20_body" style:list-style-name="L22">
      <style:paragraph-properties fo:text-align="justify" style:justify-single-word="false"/>
    </style:style>
    <style:style style:name="P92" style:family="paragraph" style:parent-style-name="Text_20_body" style:list-style-name="L23">
      <style:paragraph-properties fo:text-align="justify" style:justify-single-word="false"/>
    </style:style>
    <style:style style:name="P93" style:family="paragraph" style:parent-style-name="Text_20_body" style:list-style-name="L4"/>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L7"/>
    <style:style style:name="P97" style:family="paragraph" style:parent-style-name="Text_20_body" style:list-style-name="L9"/>
    <style:style style:name="P98"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34710888" text:id="ct234710888">
          <text:insertion>
            <office:change-info>
              <dc:creator>Peter Camilleri</dc:creator>
              <dc:date>2015-04-25T23:41:00</dc:date>
            </office:change-info>
          </text:insertion>
        </text:changed-region>
        <text:changed-region xml:id="ct234710992" text:id="ct234710992">
          <text:insertion>
            <office:change-info>
              <dc:creator>Peter Camilleri</dc:creator>
              <dc:date>2015-04-25T23:42:00</dc:date>
            </office:change-info>
          </text:insertion>
        </text:changed-region>
        <text:changed-region xml:id="ct234719760" text:id="ct234719760">
          <text:insertion>
            <office:change-info>
              <dc:creator>Peter Camilleri</dc:creator>
              <dc:date>2015-04-26T13:40:00</dc:date>
            </office:change-info>
          </text:insertion>
        </text:changed-region>
        <text:changed-region xml:id="ct234719864" text:id="ct234719864">
          <text:insertion>
            <office:change-info>
              <dc:creator>Peter Camilleri</dc:creator>
              <dc:date>2015-04-26T13:39:00</dc:date>
            </office:change-info>
          </text:insertion>
        </text:changed-region>
        <text:changed-region xml:id="ct234719968" text:id="ct234719968">
          <text:insertion>
            <office:change-info>
              <dc:creator>Peter Camilleri</dc:creator>
              <dc:date>2015-04-26T13:40:00</dc:date>
            </office:change-info>
          </text:insertion>
        </text:changed-region>
        <text:changed-region xml:id="ct234721008" text:id="ct234721008">
          <text:insertion>
            <office:change-info>
              <dc:creator>Peter Camilleri</dc:creator>
              <dc:date>2015-04-26T13:46:00</dc:date>
            </office:change-info>
          </text:insertion>
        </text:changed-region>
        <text:changed-region xml:id="ct234721112" text:id="ct234721112">
          <text:insertion>
            <office:change-info>
              <dc:creator>Peter Camilleri</dc:creator>
              <dc:date>2015-04-26T13:47:00</dc:date>
            </office:change-info>
          </text:insertion>
        </text:changed-region>
        <text:changed-region xml:id="ct232788960" text:id="ct232788960">
          <text:insertion>
            <office:change-info>
              <dc:creator>Peter Camilleri</dc:creator>
              <dc:date>2015-04-25T13:09:00</dc:date>
            </office:change-info>
          </text:insertion>
        </text:changed-region>
        <text:changed-region xml:id="ct232789064" text:id="ct232789064">
          <text:insertion>
            <office:change-info>
              <dc:creator>Peter Camilleri</dc:creator>
              <dc:date>2015-04-25T13:10:00</dc:date>
            </office:change-info>
          </text:insertion>
        </text:changed-region>
        <text:changed-region xml:id="ct232789272" text:id="ct232789272">
          <text:insertion>
            <office:change-info>
              <dc:creator>Peter Camilleri</dc:creator>
              <dc:date>2015-04-25T13:11:00</dc:date>
            </office:change-info>
          </text:insertion>
        </text:changed-region>
        <text:changed-region xml:id="ct232789376" text:id="ct232789376">
          <text:deletion>
            <office:change-info>
              <dc:creator>Peter Camilleri</dc:creator>
              <dc:date>2015-04-25T13:26:00</dc:date>
            </office:change-info>
            <text:p text:style-name="Text_20_body">.even?</text:p>
          </text:deletion>
        </text:changed-region>
        <text:changed-region xml:id="ct232789480" text:id="ct232789480">
          <text:insertion>
            <office:change-info>
              <dc:creator>Peter Camilleri</dc:creator>
              <dc:date>2015-04-25T13:25:00</dc:date>
            </office:change-info>
          </text:insertion>
        </text:changed-region>
        <text:changed-region xml:id="ct232789584" text:id="ct232789584">
          <text:insertion>
            <office:change-info>
              <dc:creator>Peter Camilleri</dc:creator>
              <dc:date>2015-04-25T13:25:00</dc:date>
            </office:change-info>
          </text:insertion>
        </text:changed-region>
        <text:changed-region xml:id="ct232789688" text:id="ct232789688">
          <text:insertion>
            <office:change-info>
              <dc:creator>Peter Camilleri</dc:creator>
              <dc:date>2015-04-25T13:25:00</dc:date>
            </office:change-info>
          </text:insertion>
        </text:changed-region>
        <text:changed-region xml:id="ct232789792" text:id="ct232789792">
          <text:insertion>
            <office:change-info>
              <dc:creator>Peter Camilleri</dc:creator>
              <dc:date>2015-04-25T13:25:00</dc:date>
            </office:change-info>
          </text:insertion>
        </text:changed-region>
        <text:changed-region xml:id="ct232789896" text:id="ct232789896">
          <text:insertion>
            <office:change-info>
              <dc:creator>Peter Camilleri</dc:creator>
              <dc:date>2015-04-25T13:25:00</dc:date>
            </office:change-info>
          </text:insertion>
        </text:changed-region>
        <text:changed-region xml:id="ct232790000" text:id="ct232790000">
          <text:insertion>
            <office:change-info>
              <dc:creator>Peter Camilleri</dc:creator>
              <dc:date>2015-04-25T13:27:00</dc:date>
            </office:change-info>
          </text:insertion>
        </text:changed-region>
        <text:changed-region xml:id="ct232790104" text:id="ct232790104">
          <text:insertion>
            <office:change-info>
              <dc:creator>Peter Camilleri</dc:creator>
              <dc:date>2015-04-25T13:27:00</dc:date>
            </office:change-info>
          </text:insertion>
        </text:changed-region>
        <text:changed-region xml:id="ct232790208" text:id="ct232790208">
          <text:deletion>
            <office:change-info>
              <dc:creator>Peter Camilleri</dc:creator>
              <dc:date>2015-04-25T13:29:00</dc:date>
            </office:change-info>
            <text:p text:style-name="Text_20_body">.gcd</text:p>
          </text:deletion>
        </text:changed-region>
        <text:changed-region xml:id="ct232790312" text:id="ct232790312">
          <text:insertion>
            <office:change-info>
              <dc:creator>Peter Camilleri</dc:creator>
              <dc:date>2015-04-25T13:25:00</dc:date>
            </office:change-info>
          </text:insertion>
        </text:changed-region>
        <text:changed-region xml:id="ct232790416" text:id="ct232790416">
          <text:deletion>
            <office:change-info>
              <dc:creator>Peter Camilleri</dc:creator>
              <dc:date>2015-04-25T13:31:00</dc:date>
            </office:change-info>
            <text:p text:style-name="Text_20_body">.lcm</text:p>
          </text:deletion>
        </text:changed-region>
        <text:changed-region xml:id="ct232790520" text:id="ct232790520">
          <text:insertion>
            <office:change-info>
              <dc:creator>Peter Camilleri</dc:creator>
              <dc:date>2015-04-25T13:25:00</dc:date>
            </office:change-info>
          </text:insertion>
        </text:changed-region>
        <text:changed-region xml:id="ct232790728" text:id="ct232790728">
          <text:deletion>
            <office:change-info>
              <dc:creator>Peter Camilleri</dc:creator>
              <dc:date>2015-04-25T13:37:00</dc:date>
            </office:change-info>
            <text:p text:style-name="Text_20_body">.odd?</text:p>
          </text:deletion>
        </text:changed-region>
        <text:changed-region xml:id="ct232790624" text:id="ct232790624">
          <text:deletion>
            <office:change-info>
              <dc:creator>Peter Camilleri</dc:creator>
              <dc:date>2015-04-25T13:39:00</dc:date>
            </office:change-info>
            <text:p text:style-name="Text_20_body"/>
            <text:p text:style-name="Text_20_body"/>
          </text:deletion>
        </text:changed-region>
        <text:changed-region xml:id="ct232790832" text:id="ct232790832">
          <text:insertion>
            <office:change-info>
              <dc:creator>Peter Camilleri</dc:creator>
              <dc:date>2015-04-25T13:25:00</dc:date>
            </office:change-info>
          </text:insertion>
        </text:changed-region>
        <text:changed-region xml:id="ct232790936" text:id="ct232790936">
          <text:deletion>
            <office:change-info>
              <dc:creator>Peter Camilleri</dc:creator>
              <dc:date>2015-04-25T13:41:00</dc:date>
            </office:change-info>
            <text:p text:style-name="Text_20_body">2*</text:p>
          </text:deletion>
        </text:changed-region>
        <text:changed-region xml:id="ct232791040" text:id="ct232791040">
          <text:insertion>
            <office:change-info>
              <dc:creator>Peter Camilleri</dc:creator>
              <dc:date>2015-04-25T13:24:00</dc:date>
            </office:change-info>
          </text:insertion>
        </text:changed-region>
        <text:changed-region xml:id="ct232791144" text:id="ct232791144">
          <text:insertion>
            <office:change-info>
              <dc:creator>Peter Camilleri</dc:creator>
              <dc:date>2015-04-25T13:25:00</dc:date>
            </office:change-info>
          </text:insertion>
        </text:changed-region>
        <text:changed-region xml:id="ct232791248" text:id="ct232791248">
          <text:insertion>
            <office:change-info>
              <dc:creator>Peter Camilleri</dc:creator>
              <dc:date>2015-04-25T13:42:00</dc:date>
            </office:change-info>
          </text:insertion>
        </text:changed-region>
        <text:changed-region xml:id="ct232791352" text:id="ct232791352">
          <text:insertion>
            <office:change-info>
              <dc:creator>Peter Camilleri</dc:creator>
              <dc:date>2015-04-25T13:25:00</dc:date>
            </office:change-info>
          </text:insertion>
        </text:changed-region>
        <text:changed-region xml:id="ct232791456" text:id="ct232791456">
          <text:insertion>
            <office:change-info>
              <dc:creator>Peter Camilleri</dc:creator>
              <dc:date>2015-04-25T13:25:00</dc:date>
            </office:change-info>
          </text:insertion>
        </text:changed-region>
        <text:changed-region xml:id="ct232791560" text:id="ct232791560">
          <text:insertion>
            <office:change-info>
              <dc:creator>Peter Camilleri</dc:creator>
              <dc:date>2015-04-25T13:42:00</dc:date>
            </office:change-info>
          </text:insertion>
        </text:changed-region>
        <text:changed-region xml:id="ct232791664" text:id="ct232791664">
          <text:insertion>
            <office:change-info>
              <dc:creator>Peter Camilleri</dc:creator>
              <dc:date>2015-04-25T13:42:00</dc:date>
            </office:change-info>
          </text:insertion>
        </text:changed-region>
        <text:changed-region xml:id="ct232791768" text:id="ct232791768">
          <text:deletion>
            <office:change-info>
              <dc:creator>Peter Camilleri</dc:creator>
              <dc:date>2015-04-25T13:42:00</dc:date>
            </office:change-info>
            <text:p text:style-name="Text_20_body">2/</text:p>
          </text:deletion>
        </text:changed-region>
        <text:changed-region xml:id="ct234707040" text:id="ct234707040">
          <text:insertion>
            <office:change-info>
              <dc:creator>Peter Camilleri</dc:creator>
              <dc:date>2015-04-25T13:25:00</dc:date>
            </office:change-info>
          </text:insertion>
        </text:changed-region>
        <text:changed-region xml:id="ct234707144" text:id="ct234707144">
          <text:deletion>
            <office:change-info>
              <dc:creator>Peter Camilleri</dc:creator>
              <dc:date>2015-04-25T13:46:00</dc:date>
            </office:change-info>
            <text:p text:style-name="Standard"/>
            <text:p text:style-name="Text_20_body">&lt;&lt;</text:p>
          </text:deletion>
        </text:changed-region>
        <text:changed-region xml:id="ct234707248" text:id="ct234707248">
          <text:insertion>
            <office:change-info>
              <dc:creator>Peter Camilleri</dc:creator>
              <dc:date>2015-04-25T13:25:00</dc:date>
            </office:change-info>
          </text:insertion>
        </text:changed-region>
        <text:changed-region xml:id="ct234707352" text:id="ct234707352">
          <text:deletion>
            <office:change-info>
              <dc:creator>Peter Camilleri</dc:creator>
              <dc:date>2015-04-25T13:55:00</dc:date>
            </office:change-info>
            <text:p text:style-name="Standard"/>
            <text:p text:style-name="Text_20_body">&gt;&gt;</text:p>
          </text:deletion>
        </text:changed-region>
        <text:changed-region xml:id="ct234707456" text:id="ct234707456">
          <text:insertion>
            <office:change-info>
              <dc:creator>Peter Camilleri</dc:creator>
              <dc:date>2015-04-25T13:25:00</dc:date>
            </office:change-info>
          </text:insertion>
        </text:changed-region>
        <text:changed-region xml:id="ct234707560" text:id="ct234707560">
          <text:deletion>
            <office:change-info>
              <dc:creator>Peter Camilleri</dc:creator>
              <dc:date>2015-04-25T14:29:00</dc:date>
            </office:change-info>
            <text:p text:style-name="Standard"/>
            <text:p text:style-name="Text_20_body">and</text:p>
          </text:deletion>
        </text:changed-region>
        <text:changed-region xml:id="ct234707664" text:id="ct234707664">
          <text:insertion>
            <office:change-info>
              <dc:creator>Peter Camilleri</dc:creator>
              <dc:date>2015-04-25T13:25:00</dc:date>
            </office:change-info>
          </text:insertion>
        </text:changed-region>
        <text:changed-region xml:id="ct234707768" text:id="ct234707768">
          <text:deletion>
            <office:change-info>
              <dc:creator>Peter Camilleri</dc:creator>
              <dc:date>2015-04-25T14:31:00</dc:date>
            </office:change-info>
            <text:p text:style-name="Text_20_body"/>
            <text:p text:style-name="Text_20_body">com</text:p>
          </text:deletion>
        </text:changed-region>
        <text:changed-region xml:id="ct234707872" text:id="ct234707872">
          <text:insertion>
            <office:change-info>
              <dc:creator>Peter Camilleri</dc:creator>
              <dc:date>2015-04-25T13:25:00</dc:date>
            </office:change-info>
          </text:insertion>
        </text:changed-region>
        <text:changed-region xml:id="ct234707976" text:id="ct234707976">
          <text:deletion>
            <office:change-info>
              <dc:creator>Peter Camilleri</dc:creator>
              <dc:date>2015-04-25T14:33:00</dc:date>
            </office:change-info>
            <text:p text:style-name="Text_20_body"/>
            <text:p text:style-name="Text_20_body">or</text:p>
          </text:deletion>
        </text:changed-region>
        <text:changed-region xml:id="ct234708080" text:id="ct234708080">
          <text:insertion>
            <office:change-info>
              <dc:creator>Peter Camilleri</dc:creator>
              <dc:date>2015-04-25T13:25:00</dc:date>
            </office:change-info>
          </text:insertion>
        </text:changed-region>
        <text:changed-region xml:id="ct234708184" text:id="ct234708184">
          <text:insertion>
            <office:change-info>
              <dc:creator>Peter Camilleri</dc:creator>
              <dc:date>2015-04-25T14:34:00</dc:date>
            </office:change-info>
          </text:insertion>
        </text:changed-region>
        <text:changed-region xml:id="ct234708288" text:id="ct234708288">
          <text:insertion>
            <office:change-info>
              <dc:creator>Peter Camilleri</dc:creator>
              <dc:date>2015-04-25T13:25:00</dc:date>
            </office:change-info>
          </text:insertion>
        </text:changed-region>
        <text:changed-region xml:id="ct234708392" text:id="ct234708392">
          <text:insertion>
            <office:change-info>
              <dc:creator>Peter Camilleri</dc:creator>
              <dc:date>2015-04-25T13:25:00</dc:date>
            </office:change-info>
          </text:insertion>
        </text:changed-region>
        <text:changed-region xml:id="ct234708496" text:id="ct234708496">
          <text:insertion>
            <office:change-info>
              <dc:creator>Peter Camilleri</dc:creator>
              <dc:date>2015-04-25T14:35:00</dc:date>
            </office:change-info>
          </text:insertion>
        </text:changed-region>
        <text:changed-region xml:id="ct234708600" text:id="ct234708600">
          <text:insertion>
            <office:change-info>
              <dc:creator>Peter Camilleri</dc:creator>
              <dc:date>2015-04-25T14:35:00</dc:date>
            </office:change-info>
          </text:insertion>
        </text:changed-region>
        <text:changed-region xml:id="ct234708704" text:id="ct234708704">
          <text:deletion>
            <office:change-info>
              <dc:creator>Peter Camilleri</dc:creator>
              <dc:date>2015-04-25T14:35:00</dc:date>
            </office:change-info>
            <text:p text:style-name="Standard"/>
            <text:p text:style-name="Text_20_body">xor</text:p>
          </text:deletion>
        </text:changed-region>
        <text:changed-region xml:id="ct234708808" text:id="ct234708808">
          <text:insertion>
            <office:change-info>
              <dc:creator>Peter Camilleri</dc:creator>
              <dc:date>2015-04-25T13:25:00</dc:date>
            </office:change-info>
          </text:insertion>
        </text:changed-region>
        <text:changed-region xml:id="ct234708912" text:id="ct234708912">
          <text:insertion>
            <office:change-info>
              <dc:creator>Peter Camilleri</dc:creator>
              <dc:date>2015-04-25T15:11:00</dc:date>
            </office:change-info>
          </text:insertion>
        </text:changed-region>
        <text:changed-region xml:id="ct234709016" text:id="ct234709016">
          <text:insertion>
            <office:change-info>
              <dc:creator>Peter Camilleri</dc:creator>
              <dc:date>2015-04-25T15:09:00</dc:date>
            </office:change-info>
          </text:insertion>
        </text:changed-region>
        <text:changed-region xml:id="ct234709120" text:id="ct234709120">
          <text:insertion>
            <office:change-info>
              <dc:creator>Peter Camilleri</dc:creator>
              <dc:date>2015-04-25T15:09:00</dc:date>
            </office:change-info>
          </text:insertion>
        </text:changed-region>
        <text:changed-region xml:id="ct234709224" text:id="ct234709224">
          <text:insertion>
            <office:change-info>
              <dc:creator>Peter Camilleri</dc:creator>
              <dc:date>2015-04-25T15:09:00</dc:date>
            </office:change-info>
          </text:insertion>
        </text:changed-region>
        <text:changed-region xml:id="ct234709328" text:id="ct234709328">
          <text:insertion>
            <office:change-info>
              <dc:creator>Peter Camilleri</dc:creator>
              <dc:date>2015-04-25T15:10:00</dc:date>
            </office:change-info>
          </text:insertion>
        </text:changed-region>
        <text:changed-region xml:id="ct234709432" text:id="ct234709432">
          <text:insertion>
            <office:change-info>
              <dc:creator>Peter Camilleri</dc:creator>
              <dc:date>2015-04-25T15:10:00</dc:date>
            </office:change-info>
          </text:insertion>
        </text:changed-region>
        <text:changed-region xml:id="ct234709536" text:id="ct234709536">
          <text:insertion>
            <office:change-info>
              <dc:creator>Peter Camilleri</dc:creator>
              <dc:date>2015-04-25T15:10:00</dc:date>
            </office:change-info>
          </text:insertion>
        </text:changed-region>
        <text:changed-region xml:id="ct234709640" text:id="ct234709640">
          <text:insertion>
            <office:change-info>
              <dc:creator>Peter Camilleri</dc:creator>
              <dc:date>2015-04-25T15:10:00</dc:date>
            </office:change-info>
          </text:insertion>
        </text:changed-region>
        <text:changed-region xml:id="ct234709744" text:id="ct234709744">
          <text:insertion>
            <office:change-info>
              <dc:creator>Peter Camilleri</dc:creator>
              <dc:date>2015-04-25T15:10:00</dc:date>
            </office:change-info>
          </text:insertion>
        </text:changed-region>
        <text:changed-region xml:id="ct234709848" text:id="ct234709848">
          <text:insertion>
            <office:change-info>
              <dc:creator>Peter Camilleri</dc:creator>
              <dc:date>2015-04-25T15:10:00</dc:date>
            </office:change-info>
          </text:insertion>
        </text:changed-region>
        <text:changed-region xml:id="ct234709952" text:id="ct234709952">
          <text:insertion>
            <office:change-info>
              <dc:creator>Peter Camilleri</dc:creator>
              <dc:date>2015-04-25T15:10:00</dc:date>
            </office:change-info>
          </text:insertion>
        </text:changed-region>
        <text:changed-region xml:id="ct234710056" text:id="ct234710056">
          <text:insertion>
            <office:change-info>
              <dc:creator>Peter Camilleri</dc:creator>
              <dc:date>2015-04-25T15:10:00</dc:date>
            </office:change-info>
          </text:insertion>
        </text:changed-region>
        <text:changed-region xml:id="ct234710160" text:id="ct234710160">
          <text:deletion>
            <office:change-info>
              <dc:creator>Peter Camilleri</dc:creator>
              <dc:date>2015-04-25T17:35:00</dc:date>
            </office:change-info>
            <text:p text:style-name="P1">Ipsum lorem</text:p>
          </text:deletion>
        </text:changed-region>
        <text:changed-region xml:id="ct234710264" text:id="ct234710264">
          <text:insertion>
            <office:change-info>
              <dc:creator>Peter Camilleri</dc:creator>
              <dc:date>2015-04-25T17:35:00</dc:date>
            </office:change-info>
          </text:insertion>
        </text:changed-region>
        <text:changed-region xml:id="ct234710368" text:id="ct234710368">
          <text:insertion>
            <office:change-info>
              <dc:creator>Peter Camilleri</dc:creator>
              <dc:date>2015-04-25T17:36:00</dc:date>
            </office:change-info>
          </text:insertion>
        </text:changed-region>
        <text:changed-region xml:id="ct234710472" text:id="ct234710472">
          <text:insertion>
            <office:change-info>
              <dc:creator>Peter Camilleri</dc:creator>
              <dc:date>2015-04-25T17:37:00</dc:date>
            </office:change-info>
          </text:insertion>
        </text:changed-region>
        <text:changed-region xml:id="ct234710576" text:id="ct234710576">
          <text:insertion>
            <office:change-info>
              <dc:creator>Peter Camilleri</dc:creator>
              <dc:date>2015-04-25T18:11:00</dc:date>
            </office:change-info>
          </text:insertion>
        </text:changed-region>
        <text:changed-region xml:id="ct234710680" text:id="ct234710680">
          <text:insertion>
            <office:change-info>
              <dc:creator>Peter Camilleri</dc:creator>
              <dc:date>2015-04-25T18:12:00</dc:date>
            </office:change-info>
          </text:insertion>
        </text:changed-region>
        <text:changed-region xml:id="ct234710784" text:id="ct234710784">
          <text:insertion>
            <office:change-info>
              <dc:creator>Peter Camilleri</dc:creator>
              <dc:date>2015-04-25T18:14:00</dc:date>
            </office:change-info>
          </text:insertion>
        </text:changed-region>
        <text:changed-region xml:id="ct234711136" text:id="ct234711136">
          <text:insertion>
            <office:change-info>
              <dc:creator>Peter Camilleri</dc:creator>
              <dc:date>2015-04-25T18:13:00</dc:date>
            </office:change-info>
          </text:insertion>
        </text:changed-region>
        <text:changed-region xml:id="ct234711240" text:id="ct234711240">
          <text:deletion>
            <office:change-info>
              <dc:creator>Peter Camilleri</dc:creator>
              <dc:date>2015-04-25T17:45:00</dc:date>
            </office:change-info>
            <text:p text:style-name="Text_20_body"/>
            <text:p text:style-name="Text_20_body">*</text:p>
          </text:deletion>
        </text:changed-region>
        <text:changed-region xml:id="ct234711344" text:id="ct234711344">
          <text:insertion>
            <office:change-info>
              <dc:creator>Peter Camilleri</dc:creator>
              <dc:date>2015-04-25T17:38:00</dc:date>
            </office:change-info>
          </text:insertion>
        </text:changed-region>
        <text:changed-region xml:id="ct234711448" text:id="ct234711448">
          <text:deletion>
            <office:change-info>
              <dc:creator>Peter Camilleri</dc:creator>
              <dc:date>2015-04-25T18:16:00</dc:date>
            </office:change-info>
            <text:p text:style-name="Standard"/>
            <text:p text:style-name="Text_20_body">**</text:p>
          </text:deletion>
        </text:changed-region>
        <text:changed-region xml:id="ct234711552" text:id="ct234711552">
          <text:insertion>
            <office:change-info>
              <dc:creator>Peter Camilleri</dc:creator>
              <dc:date>2015-04-25T17:38:00</dc:date>
            </office:change-info>
          </text:insertion>
        </text:changed-region>
        <text:changed-region xml:id="ct234711656" text:id="ct234711656">
          <text:insertion>
            <office:change-info>
              <dc:creator>Peter Camilleri</dc:creator>
              <dc:date>2015-04-25T22:45:00</dc:date>
            </office:change-info>
          </text:insertion>
        </text:changed-region>
        <text:changed-region xml:id="ct234711760" text:id="ct234711760">
          <text:insertion>
            <office:change-info>
              <dc:creator>Peter Camilleri</dc:creator>
              <dc:date>2015-04-25T22:46:00</dc:date>
            </office:change-info>
          </text:insertion>
        </text:changed-region>
        <text:changed-region xml:id="ct234711864" text:id="ct234711864">
          <text:insertion>
            <office:change-info>
              <dc:creator>Peter Camilleri</dc:creator>
              <dc:date>2015-04-25T17:38:00</dc:date>
            </office:change-info>
          </text:insertion>
        </text:changed-region>
        <text:changed-region xml:id="ct234711968" text:id="ct234711968">
          <text:insertion>
            <office:change-info>
              <dc:creator>Peter Camilleri</dc:creator>
              <dc:date>2015-04-25T17:38:00</dc:date>
            </office:change-info>
          </text:insertion>
        </text:changed-region>
        <text:changed-region xml:id="ct234712072" text:id="ct234712072">
          <text:insertion>
            <office:change-info>
              <dc:creator>Peter Camilleri</dc:creator>
              <dc:date>2015-04-25T17:38:00</dc:date>
            </office:change-info>
          </text:insertion>
        </text:changed-region>
        <text:changed-region xml:id="ct234712176" text:id="ct234712176">
          <text:insertion>
            <office:change-info>
              <dc:creator>Peter Camilleri</dc:creator>
              <dc:date>2015-04-25T17:38:00</dc:date>
            </office:change-info>
          </text:insertion>
        </text:changed-region>
        <text:changed-region xml:id="ct234712280" text:id="ct234712280">
          <text:insertion>
            <office:change-info>
              <dc:creator>Peter Camilleri</dc:creator>
              <dc:date>2015-04-25T17:38:00</dc:date>
            </office:change-info>
          </text:insertion>
        </text:changed-region>
        <text:changed-region xml:id="ct234712384" text:id="ct234712384">
          <text:insertion>
            <office:change-info>
              <dc:creator>Peter Camilleri</dc:creator>
              <dc:date>2015-04-25T17:38:00</dc:date>
            </office:change-info>
          </text:insertion>
        </text:changed-region>
        <text:changed-region xml:id="ct234712488" text:id="ct234712488">
          <text:insertion>
            <office:change-info>
              <dc:creator>Peter Camilleri</dc:creator>
              <dc:date>2015-04-25T17:38:00</dc:date>
            </office:change-info>
          </text:insertion>
        </text:changed-region>
        <text:changed-region xml:id="ct234712592" text:id="ct234712592">
          <text:insertion>
            <office:change-info>
              <dc:creator>Peter Camilleri</dc:creator>
              <dc:date>2015-04-25T22:38:00</dc:date>
            </office:change-info>
          </text:insertion>
        </text:changed-region>
        <text:changed-region xml:id="ct234712696" text:id="ct234712696">
          <text:insertion>
            <office:change-info>
              <dc:creator>Peter Camilleri</dc:creator>
              <dc:date>2015-04-25T22:38:00</dc:date>
            </office:change-info>
          </text:insertion>
        </text:changed-region>
        <text:changed-region xml:id="ct234712800" text:id="ct234712800">
          <text:deletion>
            <office:change-info>
              <dc:creator>Peter Camilleri</dc:creator>
              <dc:date>2015-04-25T22:48:00</dc:date>
            </office:change-info>
            <text:p text:style-name="Text_20_body">+</text:p>
          </text:deletion>
        </text:changed-region>
        <text:changed-region xml:id="ct234712904" text:id="ct234712904">
          <text:insertion>
            <office:change-info>
              <dc:creator>Peter Camilleri</dc:creator>
              <dc:date>2015-04-25T17:38:00</dc:date>
            </office:change-info>
          </text:insertion>
        </text:changed-region>
        <text:changed-region xml:id="ct234713008" text:id="ct234713008">
          <text:insertion>
            <office:change-info>
              <dc:creator>Peter Camilleri</dc:creator>
              <dc:date>2015-04-25T17:38:00</dc:date>
            </office:change-info>
          </text:insertion>
        </text:changed-region>
        <text:changed-region xml:id="ct234713112" text:id="ct234713112">
          <text:insertion>
            <office:change-info>
              <dc:creator>Peter Camilleri</dc:creator>
              <dc:date>2015-04-25T17:38:00</dc:date>
            </office:change-info>
          </text:insertion>
        </text:changed-region>
        <text:changed-region xml:id="ct234713216" text:id="ct234713216">
          <text:insertion>
            <office:change-info>
              <dc:creator>Peter Camilleri</dc:creator>
              <dc:date>2015-04-25T17:38:00</dc:date>
            </office:change-info>
          </text:insertion>
        </text:changed-region>
        <text:changed-region xml:id="ct234713320" text:id="ct234713320">
          <text:insertion>
            <office:change-info>
              <dc:creator>Peter Camilleri</dc:creator>
              <dc:date>2015-04-25T17:38:00</dc:date>
            </office:change-info>
          </text:insertion>
        </text:changed-region>
        <text:changed-region xml:id="ct234713424" text:id="ct234713424">
          <text:insertion>
            <office:change-info>
              <dc:creator>Peter Camilleri</dc:creator>
              <dc:date>2015-04-26T10:10:00</dc:date>
            </office:change-info>
          </text:insertion>
        </text:changed-region>
        <text:changed-region xml:id="ct234713528" text:id="ct234713528">
          <text:insertion>
            <office:change-info>
              <dc:creator>Peter Camilleri</dc:creator>
              <dc:date>2015-04-26T10:10:00</dc:date>
            </office:change-info>
          </text:insertion>
        </text:changed-region>
        <text:changed-region xml:id="ct234713632" text:id="ct234713632">
          <text:insertion>
            <office:change-info>
              <dc:creator>Peter Camilleri</dc:creator>
              <dc:date>2015-04-25T17:38:00</dc:date>
            </office:change-info>
          </text:insertion>
        </text:changed-region>
        <text:changed-region xml:id="ct234713736" text:id="ct234713736">
          <text:insertion>
            <office:change-info>
              <dc:creator>Peter Camilleri</dc:creator>
              <dc:date>2015-04-26T10:09:00</dc:date>
            </office:change-info>
          </text:insertion>
        </text:changed-region>
        <text:changed-region xml:id="ct234713840" text:id="ct234713840">
          <text:insertion>
            <office:change-info>
              <dc:creator>Peter Camilleri</dc:creator>
              <dc:date>2015-04-26T10:09:00</dc:date>
            </office:change-info>
          </text:insertion>
        </text:changed-region>
        <text:changed-region xml:id="ct234713944" text:id="ct234713944">
          <text:insertion>
            <office:change-info>
              <dc:creator>Peter Camilleri</dc:creator>
              <dc:date>2015-04-26T10:09:00</dc:date>
            </office:change-info>
          </text:insertion>
        </text:changed-region>
        <text:changed-region xml:id="ct234714048" text:id="ct234714048">
          <text:insertion>
            <office:change-info>
              <dc:creator>Peter Camilleri</dc:creator>
              <dc:date>2015-04-26T10:11:00</dc:date>
            </office:change-info>
          </text:insertion>
        </text:changed-region>
        <text:changed-region xml:id="ct234714152" text:id="ct234714152">
          <text:insertion>
            <office:change-info>
              <dc:creator>Peter Camilleri</dc:creator>
              <dc:date>2015-04-26T10:10:00</dc:date>
            </office:change-info>
          </text:insertion>
        </text:changed-region>
        <text:changed-region xml:id="ct234714256" text:id="ct234714256">
          <text:deletion>
            <office:change-info>
              <dc:creator>Peter Camilleri</dc:creator>
              <dc:date>2015-04-25T22:49:00</dc:date>
            </office:change-info>
            <text:p text:style-name="Text_20_body"/>
            <text:p text:style-name="Text_20_body">-</text:p>
          </text:deletion>
        </text:changed-region>
        <text:changed-region xml:id="ct234714360" text:id="ct234714360">
          <text:insertion>
            <office:change-info>
              <dc:creator>Peter Camilleri</dc:creator>
              <dc:date>2015-04-25T17:38:00</dc:date>
            </office:change-info>
          </text:insertion>
        </text:changed-region>
        <text:changed-region xml:id="ct234714568" text:id="ct234714568">
          <text:deletion>
            <office:change-info>
              <dc:creator>Peter Camilleri</dc:creator>
              <dc:date>2015-04-25T22:50:00</dc:date>
            </office:change-info>
            <text:p text:style-name="Text_20_body"/>
            <text:p text:style-name="Text_20_body"/>
          </text:deletion>
        </text:changed-region>
        <text:changed-region xml:id="ct234714464" text:id="ct234714464">
          <text:deletion>
            <office:change-info>
              <dc:creator>Peter Camilleri</dc:creator>
              <dc:date>2015-04-25T22:49:00</dc:date>
            </office:change-info>
            <text:p text:style-name="Text_20_body">.1/x</text:p>
          </text:deletion>
        </text:changed-region>
        <text:changed-region xml:id="ct234714672" text:id="ct234714672">
          <text:insertion>
            <office:change-info>
              <dc:creator>Peter Camilleri</dc:creator>
              <dc:date>2015-04-25T17:38:00</dc:date>
            </office:change-info>
          </text:insertion>
        </text:changed-region>
        <text:changed-region xml:id="ct234714776" text:id="ct234714776">
          <text:deletion>
            <office:change-info>
              <dc:creator>Peter Camilleri</dc:creator>
              <dc:date>2015-04-25T22:52:00</dc:date>
            </office:change-info>
            <text:p text:style-name="Text_20_body"/>
            <text:p text:style-name="Text_20_body">.10**</text:p>
          </text:deletion>
        </text:changed-region>
        <text:changed-region xml:id="ct234714880" text:id="ct234714880">
          <text:insertion>
            <office:change-info>
              <dc:creator>Peter Camilleri</dc:creator>
              <dc:date>2015-04-25T17:38:00</dc:date>
            </office:change-info>
          </text:insertion>
        </text:changed-region>
        <text:changed-region xml:id="ct234714984" text:id="ct234714984">
          <text:deletion>
            <office:change-info>
              <dc:creator>Peter Camilleri</dc:creator>
              <dc:date>2015-04-25T23:06:00</dc:date>
            </office:change-info>
            <text:p text:style-name="Text_20_body"/>
            <text:p text:style-name="Text_20_body">.2**</text:p>
          </text:deletion>
        </text:changed-region>
        <text:changed-region xml:id="ct234715088" text:id="ct234715088">
          <text:insertion>
            <office:change-info>
              <dc:creator>Peter Camilleri</dc:creator>
              <dc:date>2015-04-25T17:38:00</dc:date>
            </office:change-info>
          </text:insertion>
        </text:changed-region>
        <text:changed-region xml:id="ct234719344" text:id="ct234719344">
          <text:deletion>
            <office:change-info>
              <dc:creator>Peter Camilleri</dc:creator>
              <dc:date>2015-04-25T23:07:00</dc:date>
            </office:change-info>
            <text:p text:style-name="Text_20_body"/>
            <text:p text:style-name="Text_20_body"/>
          </text:deletion>
        </text:changed-region>
        <text:changed-region xml:id="ct234719240" text:id="ct234719240">
          <text:deletion>
            <office:change-info>
              <dc:creator>Peter Camilleri</dc:creator>
              <dc:date>2015-04-25T23:06:00</dc:date>
            </office:change-info>
            <text:p text:style-name="Text_20_body">.abs</text:p>
          </text:deletion>
        </text:changed-region>
        <text:changed-region xml:id="ct234719448" text:id="ct234719448">
          <text:insertion>
            <office:change-info>
              <dc:creator>Peter Camilleri</dc:creator>
              <dc:date>2015-04-25T17:38:00</dc:date>
            </office:change-info>
          </text:insertion>
        </text:changed-region>
        <text:changed-region xml:id="ct234719552" text:id="ct234719552">
          <text:deletion>
            <office:change-info>
              <dc:creator>Peter Camilleri</dc:creator>
              <dc:date>2015-04-25T23:07:00</dc:date>
            </office:change-info>
            <text:p text:style-name="Text_20_body"/>
            <text:p text:style-name="Text_20_body">.acos</text:p>
          </text:deletion>
        </text:changed-region>
        <text:changed-region xml:id="ct234719656" text:id="ct234719656">
          <text:insertion>
            <office:change-info>
              <dc:creator>Peter Camilleri</dc:creator>
              <dc:date>2015-04-25T17:38:00</dc:date>
            </office:change-info>
          </text:insertion>
        </text:changed-region>
        <text:changed-region xml:id="ct234720072" text:id="ct234720072">
          <text:insertion>
            <office:change-info>
              <dc:creator>Peter Camilleri</dc:creator>
              <dc:date>2015-04-26T13:39:00</dc:date>
            </office:change-info>
          </text:insertion>
        </text:changed-region>
        <text:changed-region xml:id="ct234720176" text:id="ct234720176">
          <text:insertion>
            <office:change-info>
              <dc:creator>Peter Camilleri</dc:creator>
              <dc:date>2015-04-26T13:38:00</dc:date>
            </office:change-info>
          </text:insertion>
        </text:changed-region>
        <text:changed-region xml:id="ct234720280" text:id="ct234720280">
          <text:insertion>
            <office:change-info>
              <dc:creator>Peter Camilleri</dc:creator>
              <dc:date>2015-04-25T17:38:00</dc:date>
            </office:change-info>
          </text:insertion>
        </text:changed-region>
        <text:changed-region xml:id="ct234720384" text:id="ct234720384">
          <text:insertion>
            <office:change-info>
              <dc:creator>Peter Camilleri</dc:creator>
              <dc:date>2015-04-25T17:38:00</dc:date>
            </office:change-info>
          </text:insertion>
        </text:changed-region>
        <text:changed-region xml:id="ct234720488" text:id="ct234720488">
          <text:insertion>
            <office:change-info>
              <dc:creator>Peter Camilleri</dc:creator>
              <dc:date>2015-04-26T13:45:00</dc:date>
            </office:change-info>
          </text:insertion>
        </text:changed-region>
        <text:changed-region xml:id="ct234720592" text:id="ct234720592">
          <text:insertion>
            <office:change-info>
              <dc:creator>Peter Camilleri</dc:creator>
              <dc:date>2015-04-26T13:45:00</dc:date>
            </office:change-info>
          </text:insertion>
        </text:changed-region>
        <text:changed-region xml:id="ct234720696" text:id="ct234720696">
          <text:insertion>
            <office:change-info>
              <dc:creator>Peter Camilleri</dc:creator>
              <dc:date>2015-04-26T13:45:00</dc:date>
            </office:change-info>
          </text:insertion>
        </text:changed-region>
        <text:changed-region xml:id="ct234720800" text:id="ct234720800">
          <text:insertion>
            <office:change-info>
              <dc:creator>Peter Camilleri</dc:creator>
              <dc:date>2015-04-26T13:45:00</dc:date>
            </office:change-info>
          </text:insertion>
        </text:changed-region>
        <text:changed-region xml:id="ct234720904" text:id="ct234720904">
          <text:deletion>
            <office:change-info>
              <dc:creator>Peter Camilleri</dc:creator>
              <dc:date>2015-04-25T23:09:00</dc:date>
            </office:change-info>
            <text:p text:style-name="Text_20_body"/>
            <text:p text:style-name="Text_20_body">.acosh</text:p>
          </text:deletion>
        </text:changed-region>
        <text:changed-region xml:id="ct234721216" text:id="ct234721216">
          <text:insertion>
            <office:change-info>
              <dc:creator>Peter Camilleri</dc:creator>
              <dc:date>2015-04-25T17:38:00</dc:date>
            </office:change-info>
          </text:insertion>
        </text:changed-region>
        <text:changed-region xml:id="ct234721320" text:id="ct234721320">
          <text:insertion>
            <office:change-info>
              <dc:creator>Peter Camilleri</dc:creator>
              <dc:date>2015-04-25T17:38:00</dc:date>
            </office:change-info>
          </text:insertion>
        </text:changed-region>
        <text:changed-region xml:id="ct234721424" text:id="ct234721424">
          <text:insertion>
            <office:change-info>
              <dc:creator>Peter Camilleri</dc:creator>
              <dc:date>2015-04-25T17:38:00</dc:date>
            </office:change-info>
          </text:insertion>
        </text:changed-region>
        <text:changed-region xml:id="ct234721528" text:id="ct234721528">
          <text:deletion>
            <office:change-info>
              <dc:creator>Peter Camilleri</dc:creator>
              <dc:date>2015-04-25T23:09:00</dc:date>
            </office:change-info>
            <text:p text:style-name="Text_20_body"/>
            <text:p text:style-name="Text_20_body">.angle</text:p>
          </text:deletion>
        </text:changed-region>
        <text:changed-region xml:id="ct234721632" text:id="ct234721632">
          <text:insertion>
            <office:change-info>
              <dc:creator>Peter Camilleri</dc:creator>
              <dc:date>2015-04-25T17:38:00</dc:date>
            </office:change-info>
          </text:insertion>
        </text:changed-region>
        <text:changed-region xml:id="ct234721736" text:id="ct234721736">
          <text:insertion>
            <office:change-info>
              <dc:creator>Peter Camilleri</dc:creator>
              <dc:date>2015-04-25T17:38:00</dc:date>
            </office:change-info>
          </text:insertion>
        </text:changed-region>
        <text:changed-region xml:id="ct234721840" text:id="ct234721840">
          <text:insertion>
            <office:change-info>
              <dc:creator>Peter Camilleri</dc:creator>
              <dc:date>2015-04-25T17:38:00</dc:date>
            </office:change-info>
          </text:insertion>
        </text:changed-region>
        <text:changed-region xml:id="ct234721944" text:id="ct234721944">
          <text:insertion>
            <office:change-info>
              <dc:creator>Peter Camilleri</dc:creator>
              <dc:date>2015-04-25T17:38:00</dc:date>
            </office:change-info>
          </text:insertion>
        </text:changed-region>
        <text:changed-region xml:id="ct234722048" text:id="ct234722048">
          <text:deletion>
            <office:change-info>
              <dc:creator>Peter Camilleri</dc:creator>
              <dc:date>2015-04-25T23:09:00</dc:date>
            </office:change-info>
            <text:p text:style-name="Text_20_body"/>
            <text:p text:style-name="Text_20_body">.asin</text:p>
          </text:deletion>
        </text:changed-region>
        <text:changed-region xml:id="ct234722152" text:id="ct234722152">
          <text:insertion>
            <office:change-info>
              <dc:creator>Peter Camilleri</dc:creator>
              <dc:date>2015-04-25T17:38:00</dc:date>
            </office:change-info>
          </text:insertion>
        </text:changed-region>
        <text:changed-region xml:id="ct234722256" text:id="ct234722256">
          <text:insertion>
            <office:change-info>
              <dc:creator>Peter Camilleri</dc:creator>
              <dc:date>2015-04-25T17:38:00</dc:date>
            </office:change-info>
          </text:insertion>
        </text:changed-region>
        <text:changed-region xml:id="ct234722360" text:id="ct234722360">
          <text:insertion>
            <office:change-info>
              <dc:creator>Peter Camilleri</dc:creator>
              <dc:date>2015-04-25T17:38:00</dc:date>
            </office:change-info>
          </text:insertion>
        </text:changed-region>
        <text:changed-region xml:id="ct234722464" text:id="ct234722464">
          <text:insertion>
            <office:change-info>
              <dc:creator>Peter Camilleri</dc:creator>
              <dc:date>2015-04-25T17:38:00</dc:date>
            </office:change-info>
          </text:insertion>
        </text:changed-region>
        <text:changed-region xml:id="ct234722568" text:id="ct234722568">
          <text:insertion>
            <office:change-info>
              <dc:creator>Peter Camilleri</dc:creator>
              <dc:date>2015-04-25T17:38:00</dc:date>
            </office:change-info>
          </text:insertion>
        </text:changed-region>
        <text:changed-region xml:id="ct234722672" text:id="ct234722672">
          <text:deletion>
            <office:change-info>
              <dc:creator>Peter Camilleri</dc:creator>
              <dc:date>2015-04-25T23:09:00</dc:date>
            </office:change-info>
            <text:p text:style-name="Text_20_body"/>
            <text:p text:style-name="Text_20_body">.asinh</text:p>
          </text:deletion>
        </text:changed-region>
        <text:changed-region xml:id="ct234722776" text:id="ct234722776">
          <text:insertion>
            <office:change-info>
              <dc:creator>Peter Camilleri</dc:creator>
              <dc:date>2015-04-25T17:38:00</dc:date>
            </office:change-info>
          </text:insertion>
        </text:changed-region>
        <text:changed-region xml:id="ct234722880" text:id="ct234722880">
          <text:insertion>
            <office:change-info>
              <dc:creator>Peter Camilleri</dc:creator>
              <dc:date>2015-04-25T17:38:00</dc:date>
            </office:change-info>
          </text:insertion>
        </text:changed-region>
        <text:changed-region xml:id="ct234722984" text:id="ct234722984">
          <text:insertion>
            <office:change-info>
              <dc:creator>Peter Camilleri</dc:creator>
              <dc:date>2015-04-25T17:38:00</dc:date>
            </office:change-info>
          </text:insertion>
        </text:changed-region>
        <text:changed-region xml:id="ct234723088" text:id="ct234723088">
          <text:insertion>
            <office:change-info>
              <dc:creator>Peter Camilleri</dc:creator>
              <dc:date>2015-04-25T17:38:00</dc:date>
            </office:change-info>
          </text:insertion>
        </text:changed-region>
        <text:changed-region xml:id="ct234723192" text:id="ct234723192">
          <text:insertion>
            <office:change-info>
              <dc:creator>Peter Camilleri</dc:creator>
              <dc:date>2015-04-25T17:38:00</dc:date>
            </office:change-info>
          </text:insertion>
        </text:changed-region>
        <text:changed-region xml:id="ct234788872" text:id="ct234788872">
          <text:deletion>
            <office:change-info>
              <dc:creator>Peter Camilleri</dc:creator>
              <dc:date>2015-04-25T23:10:00</dc:date>
            </office:change-info>
            <text:p text:style-name="Text_20_body"/>
            <text:p text:style-name="Text_20_body">.atan</text:p>
          </text:deletion>
        </text:changed-region>
        <text:changed-region xml:id="ct234788976" text:id="ct234788976">
          <text:insertion>
            <office:change-info>
              <dc:creator>Peter Camilleri</dc:creator>
              <dc:date>2015-04-25T17:38:00</dc:date>
            </office:change-info>
          </text:insertion>
        </text:changed-region>
        <text:changed-region xml:id="ct234789080" text:id="ct234789080">
          <text:insertion>
            <office:change-info>
              <dc:creator>Peter Camilleri</dc:creator>
              <dc:date>2015-04-25T17:38:00</dc:date>
            </office:change-info>
          </text:insertion>
        </text:changed-region>
        <text:changed-region xml:id="ct234789184" text:id="ct234789184">
          <text:insertion>
            <office:change-info>
              <dc:creator>Peter Camilleri</dc:creator>
              <dc:date>2015-04-25T17:38:00</dc:date>
            </office:change-info>
          </text:insertion>
        </text:changed-region>
        <text:changed-region xml:id="ct234789288" text:id="ct234789288">
          <text:insertion>
            <office:change-info>
              <dc:creator>Peter Camilleri</dc:creator>
              <dc:date>2015-04-25T17:38:00</dc:date>
            </office:change-info>
          </text:insertion>
        </text:changed-region>
        <text:changed-region xml:id="ct234789392" text:id="ct234789392">
          <text:insertion>
            <office:change-info>
              <dc:creator>Peter Camilleri</dc:creator>
              <dc:date>2015-04-25T17:38:00</dc:date>
            </office:change-info>
          </text:insertion>
        </text:changed-region>
        <text:changed-region xml:id="ct234789496" text:id="ct234789496">
          <text:deletion>
            <office:change-info>
              <dc:creator>Peter Camilleri</dc:creator>
              <dc:date>2015-04-25T23:10:00</dc:date>
            </office:change-info>
            <text:p text:style-name="Text_20_body"/>
            <text:p text:style-name="Text_20_body">.atan2</text:p>
          </text:deletion>
        </text:changed-region>
        <text:changed-region xml:id="ct234789600" text:id="ct234789600">
          <text:insertion>
            <office:change-info>
              <dc:creator>Peter Camilleri</dc:creator>
              <dc:date>2015-04-25T17:38:00</dc:date>
            </office:change-info>
          </text:insertion>
        </text:changed-region>
        <text:changed-region xml:id="ct234789704" text:id="ct234789704">
          <text:insertion>
            <office:change-info>
              <dc:creator>Peter Camilleri</dc:creator>
              <dc:date>2015-04-25T17:38:00</dc:date>
            </office:change-info>
          </text:insertion>
        </text:changed-region>
        <text:changed-region xml:id="ct234789808" text:id="ct234789808">
          <text:insertion>
            <office:change-info>
              <dc:creator>Peter Camilleri</dc:creator>
              <dc:date>2015-04-25T17:38:00</dc:date>
            </office:change-info>
          </text:insertion>
        </text:changed-region>
        <text:changed-region xml:id="ct234789912" text:id="ct234789912">
          <text:insertion>
            <office:change-info>
              <dc:creator>Peter Camilleri</dc:creator>
              <dc:date>2015-04-25T17:38:00</dc:date>
            </office:change-info>
          </text:insertion>
        </text:changed-region>
        <text:changed-region xml:id="ct234790016" text:id="ct234790016">
          <text:insertion>
            <office:change-info>
              <dc:creator>Peter Camilleri</dc:creator>
              <dc:date>2015-04-25T17:38:00</dc:date>
            </office:change-info>
          </text:insertion>
        </text:changed-region>
        <text:changed-region xml:id="ct234790224" text:id="ct234790224">
          <text:deletion>
            <office:change-info>
              <dc:creator>Peter Camilleri</dc:creator>
              <dc:date>2015-04-25T23:12:00</dc:date>
            </office:change-info>
            <text:p text:style-name="Text_20_body"/>
            <text:p text:style-name="Text_20_body"/>
          </text:deletion>
        </text:changed-region>
        <text:changed-region xml:id="ct234790120" text:id="ct234790120">
          <text:deletion>
            <office:change-info>
              <dc:creator>Peter Camilleri</dc:creator>
              <dc:date>2015-04-25T23:11:00</dc:date>
            </office:change-info>
            <text:p text:style-name="Text_20_body">.atanh</text:p>
          </text:deletion>
        </text:changed-region>
        <text:changed-region xml:id="ct234790328" text:id="ct234790328">
          <text:insertion>
            <office:change-info>
              <dc:creator>Peter Camilleri</dc:creator>
              <dc:date>2015-04-25T17:38:00</dc:date>
            </office:change-info>
          </text:insertion>
        </text:changed-region>
        <text:changed-region xml:id="ct234790432" text:id="ct234790432">
          <text:insertion>
            <office:change-info>
              <dc:creator>Peter Camilleri</dc:creator>
              <dc:date>2015-04-25T17:38:00</dc:date>
            </office:change-info>
          </text:insertion>
        </text:changed-region>
        <text:changed-region xml:id="ct234790536" text:id="ct234790536">
          <text:insertion>
            <office:change-info>
              <dc:creator>Peter Camilleri</dc:creator>
              <dc:date>2015-04-25T17:38:00</dc:date>
            </office:change-info>
          </text:insertion>
        </text:changed-region>
        <text:changed-region xml:id="ct234790640" text:id="ct234790640">
          <text:insertion>
            <office:change-info>
              <dc:creator>Peter Camilleri</dc:creator>
              <dc:date>2015-04-25T17:38:00</dc:date>
            </office:change-info>
          </text:insertion>
        </text:changed-region>
        <text:changed-region xml:id="ct234790744" text:id="ct234790744">
          <text:insertion>
            <office:change-info>
              <dc:creator>Peter Camilleri</dc:creator>
              <dc:date>2015-04-25T17:38:00</dc:date>
            </office:change-info>
          </text:insertion>
        </text:changed-region>
        <text:changed-region xml:id="ct234790848" text:id="ct234790848">
          <text:deletion>
            <office:change-info>
              <dc:creator>Peter Camilleri</dc:creator>
              <dc:date>2015-04-25T23:12:00</dc:date>
            </office:change-info>
            <text:p text:style-name="Text_20_body"/>
            <text:p text:style-name="Text_20_body">.c2p</text:p>
          </text:deletion>
        </text:changed-region>
        <text:changed-region xml:id="ct234790952" text:id="ct234790952">
          <text:insertion>
            <office:change-info>
              <dc:creator>Peter Camilleri</dc:creator>
              <dc:date>2015-04-25T17:38:00</dc:date>
            </office:change-info>
          </text:insertion>
        </text:changed-region>
        <text:changed-region xml:id="ct234791056" text:id="ct234791056">
          <text:insertion>
            <office:change-info>
              <dc:creator>Peter Camilleri</dc:creator>
              <dc:date>2015-04-25T17:38:00</dc:date>
            </office:change-info>
          </text:insertion>
        </text:changed-region>
        <text:changed-region xml:id="ct234791160" text:id="ct234791160">
          <text:insertion>
            <office:change-info>
              <dc:creator>Peter Camilleri</dc:creator>
              <dc:date>2015-04-25T17:38:00</dc:date>
            </office:change-info>
          </text:insertion>
        </text:changed-region>
        <text:changed-region xml:id="ct234791264" text:id="ct234791264">
          <text:insertion>
            <office:change-info>
              <dc:creator>Peter Camilleri</dc:creator>
              <dc:date>2015-04-25T17:38:00</dc:date>
            </office:change-info>
          </text:insertion>
        </text:changed-region>
        <text:changed-region xml:id="ct234791368" text:id="ct234791368">
          <text:insertion>
            <office:change-info>
              <dc:creator>Peter Camilleri</dc:creator>
              <dc:date>2015-04-25T17:38:00</dc:date>
            </office:change-info>
          </text:insertion>
        </text:changed-region>
        <text:changed-region xml:id="ct234791576" text:id="ct234791576">
          <text:deletion>
            <office:change-info>
              <dc:creator>Peter Camilleri</dc:creator>
              <dc:date>2015-04-25T23:13:00</dc:date>
            </office:change-info>
            <text:p text:style-name="Text_20_body"/>
            <text:p text:style-name="Text_20_body"/>
          </text:deletion>
        </text:changed-region>
        <text:changed-region xml:id="ct234791472" text:id="ct234791472">
          <text:deletion>
            <office:change-info>
              <dc:creator>Peter Camilleri</dc:creator>
              <dc:date>2015-04-25T23:12:00</dc:date>
            </office:change-info>
            <text:p text:style-name="Text_20_body">.cbrt</text:p>
          </text:deletion>
        </text:changed-region>
        <text:changed-region xml:id="ct234791680" text:id="ct234791680">
          <text:insertion>
            <office:change-info>
              <dc:creator>Peter Camilleri</dc:creator>
              <dc:date>2015-04-25T17:38:00</dc:date>
            </office:change-info>
          </text:insertion>
        </text:changed-region>
        <text:changed-region xml:id="ct234791784" text:id="ct234791784">
          <text:insertion>
            <office:change-info>
              <dc:creator>Peter Camilleri</dc:creator>
              <dc:date>2015-04-25T17:38:00</dc:date>
            </office:change-info>
          </text:insertion>
        </text:changed-region>
        <text:changed-region xml:id="ct234791888" text:id="ct234791888">
          <text:insertion>
            <office:change-info>
              <dc:creator>Peter Camilleri</dc:creator>
              <dc:date>2015-04-25T17:38:00</dc:date>
            </office:change-info>
          </text:insertion>
        </text:changed-region>
        <text:changed-region xml:id="ct234791992" text:id="ct234791992">
          <text:insertion>
            <office:change-info>
              <dc:creator>Peter Camilleri</dc:creator>
              <dc:date>2015-04-25T17:38:00</dc:date>
            </office:change-info>
          </text:insertion>
        </text:changed-region>
        <text:changed-region xml:id="ct234792096" text:id="ct234792096">
          <text:insertion>
            <office:change-info>
              <dc:creator>Peter Camilleri</dc:creator>
              <dc:date>2015-04-25T17:38:00</dc:date>
            </office:change-info>
          </text:insertion>
        </text:changed-region>
        <text:changed-region xml:id="ct234792200" text:id="ct234792200">
          <text:deletion>
            <office:change-info>
              <dc:creator>Peter Camilleri</dc:creator>
              <dc:date>2015-04-25T23:13:00</dc:date>
            </office:change-info>
            <text:p text:style-name="Text_20_body"/>
            <text:p text:style-name="Text_20_body">.ceil</text:p>
          </text:deletion>
        </text:changed-region>
        <text:changed-region xml:id="ct234792304" text:id="ct234792304">
          <text:insertion>
            <office:change-info>
              <dc:creator>Peter Camilleri</dc:creator>
              <dc:date>2015-04-25T17:38:00</dc:date>
            </office:change-info>
          </text:insertion>
        </text:changed-region>
        <text:changed-region xml:id="ct234792408" text:id="ct234792408">
          <text:insertion>
            <office:change-info>
              <dc:creator>Peter Camilleri</dc:creator>
              <dc:date>2015-04-25T17:38:00</dc:date>
            </office:change-info>
          </text:insertion>
        </text:changed-region>
        <text:changed-region xml:id="ct234792512" text:id="ct234792512">
          <text:insertion>
            <office:change-info>
              <dc:creator>Peter Camilleri</dc:creator>
              <dc:date>2015-04-25T17:38:00</dc:date>
            </office:change-info>
          </text:insertion>
        </text:changed-region>
        <text:changed-region xml:id="ct234792616" text:id="ct234792616">
          <text:insertion>
            <office:change-info>
              <dc:creator>Peter Camilleri</dc:creator>
              <dc:date>2015-04-25T17:38:00</dc:date>
            </office:change-info>
          </text:insertion>
        </text:changed-region>
        <text:changed-region xml:id="ct234792720" text:id="ct234792720">
          <text:insertion>
            <office:change-info>
              <dc:creator>Peter Camilleri</dc:creator>
              <dc:date>2015-04-25T17:38:00</dc:date>
            </office:change-info>
          </text:insertion>
        </text:changed-region>
        <text:changed-region xml:id="ct234792824" text:id="ct234792824">
          <text:insertion>
            <office:change-info>
              <dc:creator>Peter Camilleri</dc:creator>
              <dc:date>2015-04-25T17:38:00</dc:date>
            </office:change-info>
          </text:insertion>
        </text:changed-region>
        <text:changed-region xml:id="ct234792968" text:id="ct234792968">
          <text:deletion>
            <office:change-info>
              <dc:creator>Peter Camilleri</dc:creator>
              <dc:date>2015-04-25T23:13:00</dc:date>
            </office:change-info>
            <text:p text:style-name="Text_20_body"/>
            <text:p text:style-name="Text_20_body">.conjugate</text:p>
          </text:deletion>
        </text:changed-region>
        <text:changed-region xml:id="ct234793072" text:id="ct234793072">
          <text:insertion>
            <office:change-info>
              <dc:creator>Peter Camilleri</dc:creator>
              <dc:date>2015-04-25T17:38:00</dc:date>
            </office:change-info>
          </text:insertion>
        </text:changed-region>
        <text:changed-region xml:id="ct234793176" text:id="ct234793176">
          <text:insertion>
            <office:change-info>
              <dc:creator>Peter Camilleri</dc:creator>
              <dc:date>2015-04-25T17:38:00</dc:date>
            </office:change-info>
          </text:insertion>
        </text:changed-region>
        <text:changed-region xml:id="ct234793280" text:id="ct234793280">
          <text:insertion>
            <office:change-info>
              <dc:creator>Peter Camilleri</dc:creator>
              <dc:date>2015-04-25T17:38:00</dc:date>
            </office:change-info>
          </text:insertion>
        </text:changed-region>
        <text:changed-region xml:id="ct234793384" text:id="ct234793384">
          <text:insertion>
            <office:change-info>
              <dc:creator>Peter Camilleri</dc:creator>
              <dc:date>2015-04-25T17:38:00</dc:date>
            </office:change-info>
          </text:insertion>
        </text:changed-region>
        <text:changed-region xml:id="ct234793488" text:id="ct234793488">
          <text:deletion>
            <office:change-info>
              <dc:creator>Peter Camilleri</dc:creator>
              <dc:date>2015-04-25T23:13:00</dc:date>
            </office:change-info>
            <text:p text:style-name="Text_20_body"/>
            <text:p text:style-name="Text_20_body">.cos</text:p>
          </text:deletion>
        </text:changed-region>
        <text:changed-region xml:id="ct234793592" text:id="ct234793592">
          <text:insertion>
            <office:change-info>
              <dc:creator>Peter Camilleri</dc:creator>
              <dc:date>2015-04-25T17:38:00</dc:date>
            </office:change-info>
          </text:insertion>
        </text:changed-region>
        <text:changed-region xml:id="ct234793696" text:id="ct234793696">
          <text:insertion>
            <office:change-info>
              <dc:creator>Peter Camilleri</dc:creator>
              <dc:date>2015-04-25T17:38:00</dc:date>
            </office:change-info>
          </text:insertion>
        </text:changed-region>
        <text:changed-region xml:id="ct234793800" text:id="ct234793800">
          <text:insertion>
            <office:change-info>
              <dc:creator>Peter Camilleri</dc:creator>
              <dc:date>2015-04-25T17:38:00</dc:date>
            </office:change-info>
          </text:insertion>
        </text:changed-region>
        <text:changed-region xml:id="ct234793904" text:id="ct234793904">
          <text:insertion>
            <office:change-info>
              <dc:creator>Peter Camilleri</dc:creator>
              <dc:date>2015-04-25T17:38:00</dc:date>
            </office:change-info>
          </text:insertion>
        </text:changed-region>
        <text:changed-region xml:id="ct234794008" text:id="ct234794008">
          <text:insertion>
            <office:change-info>
              <dc:creator>Peter Camilleri</dc:creator>
              <dc:date>2015-04-25T17:38:00</dc:date>
            </office:change-info>
          </text:insertion>
        </text:changed-region>
        <text:changed-region xml:id="ct234794216" text:id="ct234794216">
          <text:deletion>
            <office:change-info>
              <dc:creator>Peter Camilleri</dc:creator>
              <dc:date>2015-04-25T23:14:00</dc:date>
            </office:change-info>
            <text:p text:style-name="Text_20_body"/>
            <text:p text:style-name="Text_20_body"/>
          </text:deletion>
        </text:changed-region>
        <text:changed-region xml:id="ct234794112" text:id="ct234794112">
          <text:deletion>
            <office:change-info>
              <dc:creator>Peter Camilleri</dc:creator>
              <dc:date>2015-04-25T23:13:00</dc:date>
            </office:change-info>
            <text:p text:style-name="Text_20_body">.cosh</text:p>
          </text:deletion>
        </text:changed-region>
        <text:changed-region xml:id="ct234794320" text:id="ct234794320">
          <text:insertion>
            <office:change-info>
              <dc:creator>Peter Camilleri</dc:creator>
              <dc:date>2015-04-25T17:38:00</dc:date>
            </office:change-info>
          </text:insertion>
        </text:changed-region>
        <text:changed-region xml:id="ct234794424" text:id="ct234794424">
          <text:insertion>
            <office:change-info>
              <dc:creator>Peter Camilleri</dc:creator>
              <dc:date>2015-04-25T17:38:00</dc:date>
            </office:change-info>
          </text:insertion>
        </text:changed-region>
        <text:changed-region xml:id="ct234794528" text:id="ct234794528">
          <text:insertion>
            <office:change-info>
              <dc:creator>Peter Camilleri</dc:creator>
              <dc:date>2015-04-25T17:38:00</dc:date>
            </office:change-info>
          </text:insertion>
        </text:changed-region>
        <text:changed-region xml:id="ct234794632" text:id="ct234794632">
          <text:insertion>
            <office:change-info>
              <dc:creator>Peter Camilleri</dc:creator>
              <dc:date>2015-04-25T17:38:00</dc:date>
            </office:change-info>
          </text:insertion>
        </text:changed-region>
        <text:changed-region xml:id="ct234794736" text:id="ct234794736">
          <text:insertion>
            <office:change-info>
              <dc:creator>Peter Camilleri</dc:creator>
              <dc:date>2015-04-25T17:38:00</dc:date>
            </office:change-info>
          </text:insertion>
        </text:changed-region>
        <text:changed-region xml:id="ct234794840" text:id="ct234794840">
          <text:deletion>
            <office:change-info>
              <dc:creator>Peter Camilleri</dc:creator>
              <dc:date>2015-04-25T23:14:00</dc:date>
            </office:change-info>
            <text:p text:style-name="Text_20_body"/>
            <text:p text:style-name="Text_20_body">.cube</text:p>
          </text:deletion>
        </text:changed-region>
        <text:changed-region xml:id="ct234794944" text:id="ct234794944">
          <text:insertion>
            <office:change-info>
              <dc:creator>Peter Camilleri</dc:creator>
              <dc:date>2015-04-25T17:38:00</dc:date>
            </office:change-info>
          </text:insertion>
        </text:changed-region>
        <text:changed-region xml:id="ct234795048" text:id="ct234795048">
          <text:insertion>
            <office:change-info>
              <dc:creator>Peter Camilleri</dc:creator>
              <dc:date>2015-04-25T17:38:00</dc:date>
            </office:change-info>
          </text:insertion>
        </text:changed-region>
        <text:changed-region xml:id="ct234795152" text:id="ct234795152">
          <text:insertion>
            <office:change-info>
              <dc:creator>Peter Camilleri</dc:creator>
              <dc:date>2015-04-25T17:38:00</dc:date>
            </office:change-info>
          </text:insertion>
        </text:changed-region>
        <text:changed-region xml:id="ct234795256" text:id="ct234795256">
          <text:insertion>
            <office:change-info>
              <dc:creator>Peter Camilleri</dc:creator>
              <dc:date>2015-04-25T17:38:00</dc:date>
            </office:change-info>
          </text:insertion>
        </text:changed-region>
        <text:changed-region xml:id="ct234795360" text:id="ct234795360">
          <text:deletion>
            <office:change-info>
              <dc:creator>Peter Camilleri</dc:creator>
              <dc:date>2015-04-25T23:15:00</dc:date>
            </office:change-info>
            <text:p text:style-name="Text_20_body"/>
            <text:p text:style-name="Text_20_body">.d2r</text:p>
          </text:deletion>
        </text:changed-region>
        <text:changed-region xml:id="ct234795464" text:id="ct234795464">
          <text:insertion>
            <office:change-info>
              <dc:creator>Peter Camilleri</dc:creator>
              <dc:date>2015-04-25T17:38:00</dc:date>
            </office:change-info>
          </text:insertion>
        </text:changed-region>
        <text:changed-region xml:id="ct234795568" text:id="ct234795568">
          <text:insertion>
            <office:change-info>
              <dc:creator>Peter Camilleri</dc:creator>
              <dc:date>2015-04-25T17:38:00</dc:date>
            </office:change-info>
          </text:insertion>
        </text:changed-region>
        <text:changed-region xml:id="ct234795672" text:id="ct234795672">
          <text:insertion>
            <office:change-info>
              <dc:creator>Peter Camilleri</dc:creator>
              <dc:date>2015-04-25T17:38:00</dc:date>
            </office:change-info>
          </text:insertion>
        </text:changed-region>
        <text:changed-region xml:id="ct234795776" text:id="ct234795776">
          <text:insertion>
            <office:change-info>
              <dc:creator>Peter Camilleri</dc:creator>
              <dc:date>2015-04-25T17:38:00</dc:date>
            </office:change-info>
          </text:insertion>
        </text:changed-region>
        <text:changed-region xml:id="ct234795880" text:id="ct234795880">
          <text:insertion>
            <office:change-info>
              <dc:creator>Peter Camilleri</dc:creator>
              <dc:date>2015-04-25T17:38:00</dc:date>
            </office:change-info>
          </text:insertion>
        </text:changed-region>
        <text:changed-region xml:id="ct234795984" text:id="ct234795984">
          <text:deletion>
            <office:change-info>
              <dc:creator>Peter Camilleri</dc:creator>
              <dc:date>2015-04-25T23:15:00</dc:date>
            </office:change-info>
            <text:p text:style-name="Text_20_body"/>
            <text:p text:style-name="Text_20_body">.denominator</text:p>
          </text:deletion>
        </text:changed-region>
        <text:changed-region xml:id="ct234796088" text:id="ct234796088">
          <text:insertion>
            <office:change-info>
              <dc:creator>Peter Camilleri</dc:creator>
              <dc:date>2015-04-25T17:38:00</dc:date>
            </office:change-info>
          </text:insertion>
        </text:changed-region>
        <text:changed-region xml:id="ct234796192" text:id="ct234796192">
          <text:insertion>
            <office:change-info>
              <dc:creator>Peter Camilleri</dc:creator>
              <dc:date>2015-04-25T17:38:00</dc:date>
            </office:change-info>
          </text:insertion>
        </text:changed-region>
        <text:changed-region xml:id="ct234796296" text:id="ct234796296">
          <text:insertion>
            <office:change-info>
              <dc:creator>Peter Camilleri</dc:creator>
              <dc:date>2015-04-25T17:38:00</dc:date>
            </office:change-info>
          </text:insertion>
        </text:changed-region>
        <text:changed-region xml:id="ct234796400" text:id="ct234796400">
          <text:insertion>
            <office:change-info>
              <dc:creator>Peter Camilleri</dc:creator>
              <dc:date>2015-04-25T17:38:00</dc:date>
            </office:change-info>
          </text:insertion>
        </text:changed-region>
        <text:changed-region xml:id="ct234796504" text:id="ct234796504">
          <text:insertion>
            <office:change-info>
              <dc:creator>Peter Camilleri</dc:creator>
              <dc:date>2015-04-25T17:38:00</dc:date>
            </office:change-info>
          </text:insertion>
        </text:changed-region>
        <text:changed-region xml:id="ct234796608" text:id="ct234796608">
          <text:insertion>
            <office:change-info>
              <dc:creator>Peter Camilleri</dc:creator>
              <dc:date>2015-04-25T17:38:00</dc:date>
            </office:change-info>
          </text:insertion>
        </text:changed-region>
        <text:changed-region xml:id="ct234796712" text:id="ct234796712">
          <text:deletion>
            <office:change-info>
              <dc:creator>Peter Camilleri</dc:creator>
              <dc:date>2015-04-25T23:15:00</dc:date>
            </office:change-info>
            <text:p text:style-name="Text_20_body"/>
            <text:p text:style-name="Text_20_body">.e**</text:p>
          </text:deletion>
        </text:changed-region>
        <text:changed-region xml:id="ct234796816" text:id="ct234796816">
          <text:insertion>
            <office:change-info>
              <dc:creator>Peter Camilleri</dc:creator>
              <dc:date>2015-04-25T17:38:00</dc:date>
            </office:change-info>
          </text:insertion>
        </text:changed-region>
        <text:changed-region xml:id="ct234796920" text:id="ct234796920">
          <text:insertion>
            <office:change-info>
              <dc:creator>Peter Camilleri</dc:creator>
              <dc:date>2015-04-25T17:38:00</dc:date>
            </office:change-info>
          </text:insertion>
        </text:changed-region>
        <text:changed-region xml:id="ct234797064" text:id="ct234797064">
          <text:insertion>
            <office:change-info>
              <dc:creator>Peter Camilleri</dc:creator>
              <dc:date>2015-04-25T17:38:00</dc:date>
            </office:change-info>
          </text:insertion>
        </text:changed-region>
        <text:changed-region xml:id="ct234797168" text:id="ct234797168">
          <text:insertion>
            <office:change-info>
              <dc:creator>Peter Camilleri</dc:creator>
              <dc:date>2015-04-25T17:38:00</dc:date>
            </office:change-info>
          </text:insertion>
        </text:changed-region>
        <text:changed-region xml:id="ct234797272" text:id="ct234797272">
          <text:insertion>
            <office:change-info>
              <dc:creator>Peter Camilleri</dc:creator>
              <dc:date>2015-04-25T17:38:00</dc:date>
            </office:change-info>
          </text:insertion>
        </text:changed-region>
        <text:changed-region xml:id="ct234797376" text:id="ct234797376">
          <text:deletion>
            <office:change-info>
              <dc:creator>Peter Camilleri</dc:creator>
              <dc:date>2015-04-25T23:15:00</dc:date>
            </office:change-info>
            <text:p text:style-name="Text_20_body"/>
            <text:p text:style-name="Text_20_body">.emit</text:p>
          </text:deletion>
        </text:changed-region>
        <text:changed-region xml:id="ct234797480" text:id="ct234797480">
          <text:insertion>
            <office:change-info>
              <dc:creator>Peter Camilleri</dc:creator>
              <dc:date>2015-04-25T17:38:00</dc:date>
            </office:change-info>
          </text:insertion>
        </text:changed-region>
        <text:changed-region xml:id="ct234797584" text:id="ct234797584">
          <text:insertion>
            <office:change-info>
              <dc:creator>Peter Camilleri</dc:creator>
              <dc:date>2015-04-25T17:38:00</dc:date>
            </office:change-info>
          </text:insertion>
        </text:changed-region>
        <text:changed-region xml:id="ct234797688" text:id="ct234797688">
          <text:insertion>
            <office:change-info>
              <dc:creator>Peter Camilleri</dc:creator>
              <dc:date>2015-04-25T17:38:00</dc:date>
            </office:change-info>
          </text:insertion>
        </text:changed-region>
        <text:changed-region xml:id="ct234797792" text:id="ct234797792">
          <text:insertion>
            <office:change-info>
              <dc:creator>Peter Camilleri</dc:creator>
              <dc:date>2015-04-25T17:38:00</dc:date>
            </office:change-info>
          </text:insertion>
        </text:changed-region>
        <text:changed-region xml:id="ct234798000" text:id="ct234798000">
          <text:deletion>
            <office:change-info>
              <dc:creator>Peter Camilleri</dc:creator>
              <dc:date>2015-04-25T23:16:00</dc:date>
            </office:change-info>
            <text:p text:style-name="Text_20_body"/>
            <text:p text:style-name="Text_20_body"/>
          </text:deletion>
        </text:changed-region>
        <text:changed-region xml:id="ct234797896" text:id="ct234797896">
          <text:deletion>
            <office:change-info>
              <dc:creator>Peter Camilleri</dc:creator>
              <dc:date>2015-04-25T23:15:00</dc:date>
            </office:change-info>
            <text:p text:style-name="Text_20_body">.floor</text:p>
          </text:deletion>
        </text:changed-region>
        <text:changed-region xml:id="ct234798104" text:id="ct234798104">
          <text:insertion>
            <office:change-info>
              <dc:creator>Peter Camilleri</dc:creator>
              <dc:date>2015-04-25T17:38:00</dc:date>
            </office:change-info>
          </text:insertion>
        </text:changed-region>
        <text:changed-region xml:id="ct234798208" text:id="ct234798208">
          <text:insertion>
            <office:change-info>
              <dc:creator>Peter Camilleri</dc:creator>
              <dc:date>2015-04-25T17:38:00</dc:date>
            </office:change-info>
          </text:insertion>
        </text:changed-region>
        <text:changed-region xml:id="ct234798312" text:id="ct234798312">
          <text:insertion>
            <office:change-info>
              <dc:creator>Peter Camilleri</dc:creator>
              <dc:date>2015-04-25T17:38:00</dc:date>
            </office:change-info>
          </text:insertion>
        </text:changed-region>
        <text:changed-region xml:id="ct234798416" text:id="ct234798416">
          <text:insertion>
            <office:change-info>
              <dc:creator>Peter Camilleri</dc:creator>
              <dc:date>2015-04-25T17:38:00</dc:date>
            </office:change-info>
          </text:insertion>
        </text:changed-region>
        <text:changed-region xml:id="ct234798520" text:id="ct234798520">
          <text:insertion>
            <office:change-info>
              <dc:creator>Peter Camilleri</dc:creator>
              <dc:date>2015-04-25T17:38:00</dc:date>
            </office:change-info>
          </text:insertion>
        </text:changed-region>
        <text:changed-region xml:id="ct234798624" text:id="ct234798624">
          <text:insertion>
            <office:change-info>
              <dc:creator>Peter Camilleri</dc:creator>
              <dc:date>2015-04-25T17:38:00</dc:date>
            </office:change-info>
          </text:insertion>
        </text:changed-region>
        <text:changed-region xml:id="ct234798728" text:id="ct234798728">
          <text:deletion>
            <office:change-info>
              <dc:creator>Peter Camilleri</dc:creator>
              <dc:date>2015-04-25T23:16:00</dc:date>
            </office:change-info>
            <text:p text:style-name="Text_20_body"/>
            <text:p text:style-name="Text_20_body">.hypot</text:p>
          </text:deletion>
        </text:changed-region>
        <text:changed-region xml:id="ct234798832" text:id="ct234798832">
          <text:insertion>
            <office:change-info>
              <dc:creator>Peter Camilleri</dc:creator>
              <dc:date>2015-04-25T17:38:00</dc:date>
            </office:change-info>
          </text:insertion>
        </text:changed-region>
        <text:changed-region xml:id="ct234798936" text:id="ct234798936">
          <text:insertion>
            <office:change-info>
              <dc:creator>Peter Camilleri</dc:creator>
              <dc:date>2015-04-25T17:38:00</dc:date>
            </office:change-info>
          </text:insertion>
        </text:changed-region>
        <text:changed-region xml:id="ct234799040" text:id="ct234799040">
          <text:insertion>
            <office:change-info>
              <dc:creator>Peter Camilleri</dc:creator>
              <dc:date>2015-04-25T17:38:00</dc:date>
            </office:change-info>
          </text:insertion>
        </text:changed-region>
        <text:changed-region xml:id="ct234799144" text:id="ct234799144">
          <text:insertion>
            <office:change-info>
              <dc:creator>Peter Camilleri</dc:creator>
              <dc:date>2015-04-25T17:38:00</dc:date>
            </office:change-info>
          </text:insertion>
        </text:changed-region>
        <text:changed-region xml:id="ct234799248" text:id="ct234799248">
          <text:insertion>
            <office:change-info>
              <dc:creator>Peter Camilleri</dc:creator>
              <dc:date>2015-04-25T17:38:00</dc:date>
            </office:change-info>
          </text:insertion>
        </text:changed-region>
        <text:changed-region xml:id="ct234799352" text:id="ct234799352">
          <text:deletion>
            <office:change-info>
              <dc:creator>Peter Camilleri</dc:creator>
              <dc:date>2015-04-25T23:16:00</dc:date>
            </office:change-info>
            <text:p text:style-name="Text_20_body"/>
            <text:p text:style-name="Text_20_body">.imaginary</text:p>
          </text:deletion>
        </text:changed-region>
        <text:changed-region xml:id="ct234799456" text:id="ct234799456">
          <text:insertion>
            <office:change-info>
              <dc:creator>Peter Camilleri</dc:creator>
              <dc:date>2015-04-25T17:38:00</dc:date>
            </office:change-info>
          </text:insertion>
        </text:changed-region>
        <text:changed-region xml:id="ct234799560" text:id="ct234799560">
          <text:insertion>
            <office:change-info>
              <dc:creator>Peter Camilleri</dc:creator>
              <dc:date>2015-04-25T17:38:00</dc:date>
            </office:change-info>
          </text:insertion>
        </text:changed-region>
        <text:changed-region xml:id="ct234799664" text:id="ct234799664">
          <text:insertion>
            <office:change-info>
              <dc:creator>Peter Camilleri</dc:creator>
              <dc:date>2015-04-25T17:38:00</dc:date>
            </office:change-info>
          </text:insertion>
        </text:changed-region>
        <text:changed-region xml:id="ct234799768" text:id="ct234799768">
          <text:insertion>
            <office:change-info>
              <dc:creator>Peter Camilleri</dc:creator>
              <dc:date>2015-04-25T17:38:00</dc:date>
            </office:change-info>
          </text:insertion>
        </text:changed-region>
        <text:changed-region xml:id="ct234799872" text:id="ct234799872">
          <text:deletion>
            <office:change-info>
              <dc:creator>Peter Camilleri</dc:creator>
              <dc:date>2015-04-25T23:16:00</dc:date>
            </office:change-info>
            <text:p text:style-name="Text_20_body"/>
            <text:p text:style-name="Text_20_body">.ln</text:p>
          </text:deletion>
        </text:changed-region>
        <text:changed-region xml:id="ct234799976" text:id="ct234799976">
          <text:insertion>
            <office:change-info>
              <dc:creator>Peter Camilleri</dc:creator>
              <dc:date>2015-04-25T17:38:00</dc:date>
            </office:change-info>
          </text:insertion>
        </text:changed-region>
        <text:changed-region xml:id="ct234800080" text:id="ct234800080">
          <text:insertion>
            <office:change-info>
              <dc:creator>Peter Camilleri</dc:creator>
              <dc:date>2015-04-25T17:38:00</dc:date>
            </office:change-info>
          </text:insertion>
        </text:changed-region>
        <text:changed-region xml:id="ct234800184" text:id="ct234800184">
          <text:insertion>
            <office:change-info>
              <dc:creator>Peter Camilleri</dc:creator>
              <dc:date>2015-04-25T17:38:00</dc:date>
            </office:change-info>
          </text:insertion>
        </text:changed-region>
        <text:changed-region xml:id="ct234800288" text:id="ct234800288">
          <text:insertion>
            <office:change-info>
              <dc:creator>Peter Camilleri</dc:creator>
              <dc:date>2015-04-25T17:38:00</dc:date>
            </office:change-info>
          </text:insertion>
        </text:changed-region>
        <text:changed-region xml:id="ct234800392" text:id="ct234800392">
          <text:insertion>
            <office:change-info>
              <dc:creator>Peter Camilleri</dc:creator>
              <dc:date>2015-04-25T17:38:00</dc:date>
            </office:change-info>
          </text:insertion>
        </text:changed-region>
        <text:changed-region xml:id="ct234800496" text:id="ct234800496">
          <text:deletion>
            <office:change-info>
              <dc:creator>Peter Camilleri</dc:creator>
              <dc:date>2015-04-25T23:16:00</dc:date>
            </office:change-info>
            <text:p text:style-name="Text_20_body"/>
            <text:p text:style-name="Text_20_body">.log10</text:p>
          </text:deletion>
        </text:changed-region>
        <text:changed-region xml:id="ct234800600" text:id="ct234800600">
          <text:insertion>
            <office:change-info>
              <dc:creator>Peter Camilleri</dc:creator>
              <dc:date>2015-04-25T17:38:00</dc:date>
            </office:change-info>
          </text:insertion>
        </text:changed-region>
        <text:changed-region xml:id="ct234800704" text:id="ct234800704">
          <text:insertion>
            <office:change-info>
              <dc:creator>Peter Camilleri</dc:creator>
              <dc:date>2015-04-25T17:38:00</dc:date>
            </office:change-info>
          </text:insertion>
        </text:changed-region>
        <text:changed-region xml:id="ct234800808" text:id="ct234800808">
          <text:insertion>
            <office:change-info>
              <dc:creator>Peter Camilleri</dc:creator>
              <dc:date>2015-04-25T17:38:00</dc:date>
            </office:change-info>
          </text:insertion>
        </text:changed-region>
        <text:changed-region xml:id="ct234800912" text:id="ct234800912">
          <text:insertion>
            <office:change-info>
              <dc:creator>Peter Camilleri</dc:creator>
              <dc:date>2015-04-25T17:38:00</dc:date>
            </office:change-info>
          </text:insertion>
        </text:changed-region>
        <text:changed-region xml:id="ct234801016" text:id="ct234801016">
          <text:insertion>
            <office:change-info>
              <dc:creator>Peter Camilleri</dc:creator>
              <dc:date>2015-04-25T17:38:00</dc:date>
            </office:change-info>
          </text:insertion>
        </text:changed-region>
        <text:changed-region xml:id="ct234801160" text:id="ct234801160">
          <text:deletion>
            <office:change-info>
              <dc:creator>Peter Camilleri</dc:creator>
              <dc:date>2015-04-25T23:17:00</dc:date>
            </office:change-info>
            <text:p text:style-name="Text_20_body"/>
            <text:p text:style-name="Text_20_body">.log2</text:p>
          </text:deletion>
        </text:changed-region>
        <text:changed-region xml:id="ct234801264" text:id="ct234801264">
          <text:insertion>
            <office:change-info>
              <dc:creator>Peter Camilleri</dc:creator>
              <dc:date>2015-04-25T17:38:00</dc:date>
            </office:change-info>
          </text:insertion>
        </text:changed-region>
        <text:changed-region xml:id="ct234801368" text:id="ct234801368">
          <text:insertion>
            <office:change-info>
              <dc:creator>Peter Camilleri</dc:creator>
              <dc:date>2015-04-25T17:38:00</dc:date>
            </office:change-info>
          </text:insertion>
        </text:changed-region>
        <text:changed-region xml:id="ct234801472" text:id="ct234801472">
          <text:insertion>
            <office:change-info>
              <dc:creator>Peter Camilleri</dc:creator>
              <dc:date>2015-04-25T17:38:00</dc:date>
            </office:change-info>
          </text:insertion>
        </text:changed-region>
        <text:changed-region xml:id="ct234801576" text:id="ct234801576">
          <text:insertion>
            <office:change-info>
              <dc:creator>Peter Camilleri</dc:creator>
              <dc:date>2015-04-25T17:38:00</dc:date>
            </office:change-info>
          </text:insertion>
        </text:changed-region>
        <text:changed-region xml:id="ct234801680" text:id="ct234801680">
          <text:insertion>
            <office:change-info>
              <dc:creator>Peter Camilleri</dc:creator>
              <dc:date>2015-04-25T17:38:00</dc:date>
            </office:change-info>
          </text:insertion>
        </text:changed-region>
        <text:changed-region xml:id="ct234801784" text:id="ct234801784">
          <text:deletion>
            <office:change-info>
              <dc:creator>Peter Camilleri</dc:creator>
              <dc:date>2015-04-25T23:17:00</dc:date>
            </office:change-info>
            <text:p text:style-name="Text_20_body"/>
            <text:p text:style-name="Text_20_body">.magnitude</text:p>
          </text:deletion>
        </text:changed-region>
        <text:changed-region xml:id="ct234801888" text:id="ct234801888">
          <text:insertion>
            <office:change-info>
              <dc:creator>Peter Camilleri</dc:creator>
              <dc:date>2015-04-25T17:38:00</dc:date>
            </office:change-info>
          </text:insertion>
        </text:changed-region>
        <text:changed-region xml:id="ct234801992" text:id="ct234801992">
          <text:insertion>
            <office:change-info>
              <dc:creator>Peter Camilleri</dc:creator>
              <dc:date>2015-04-25T17:38:00</dc:date>
            </office:change-info>
          </text:insertion>
        </text:changed-region>
        <text:changed-region xml:id="ct234802096" text:id="ct234802096">
          <text:insertion>
            <office:change-info>
              <dc:creator>Peter Camilleri</dc:creator>
              <dc:date>2015-04-25T17:38:00</dc:date>
            </office:change-info>
          </text:insertion>
        </text:changed-region>
        <text:changed-region xml:id="ct234802200" text:id="ct234802200">
          <text:insertion>
            <office:change-info>
              <dc:creator>Peter Camilleri</dc:creator>
              <dc:date>2015-04-25T17:38:00</dc:date>
            </office:change-info>
          </text:insertion>
        </text:changed-region>
        <text:changed-region xml:id="ct234802304" text:id="ct234802304">
          <text:deletion>
            <office:change-info>
              <dc:creator>Peter Camilleri</dc:creator>
              <dc:date>2015-04-25T23:17:00</dc:date>
            </office:change-info>
            <text:p text:style-name="Text_20_body"/>
            <text:p text:style-name="Text_20_body">.numerator</text:p>
          </text:deletion>
        </text:changed-region>
        <text:changed-region xml:id="ct234802408" text:id="ct234802408">
          <text:insertion>
            <office:change-info>
              <dc:creator>Peter Camilleri</dc:creator>
              <dc:date>2015-04-25T17:38:00</dc:date>
            </office:change-info>
          </text:insertion>
        </text:changed-region>
        <text:changed-region xml:id="ct234802512" text:id="ct234802512">
          <text:insertion>
            <office:change-info>
              <dc:creator>Peter Camilleri</dc:creator>
              <dc:date>2015-04-25T17:38:00</dc:date>
            </office:change-info>
          </text:insertion>
        </text:changed-region>
        <text:changed-region xml:id="ct234802616" text:id="ct234802616">
          <text:insertion>
            <office:change-info>
              <dc:creator>Peter Camilleri</dc:creator>
              <dc:date>2015-04-25T17:38:00</dc:date>
            </office:change-info>
          </text:insertion>
        </text:changed-region>
        <text:changed-region xml:id="ct234802720" text:id="ct234802720">
          <text:insertion>
            <office:change-info>
              <dc:creator>Peter Camilleri</dc:creator>
              <dc:date>2015-04-25T17:38:00</dc:date>
            </office:change-info>
          </text:insertion>
        </text:changed-region>
        <text:changed-region xml:id="ct234802928" text:id="ct234802928">
          <text:deletion>
            <office:change-info>
              <dc:creator>Peter Camilleri</dc:creator>
              <dc:date>2015-04-25T23:18:00</dc:date>
            </office:change-info>
            <text:p text:style-name="Text_20_body"/>
            <text:p text:style-name="Text_20_body"/>
          </text:deletion>
        </text:changed-region>
        <text:changed-region xml:id="ct234802824" text:id="ct234802824">
          <text:deletion>
            <office:change-info>
              <dc:creator>Peter Camilleri</dc:creator>
              <dc:date>2015-04-25T23:17:00</dc:date>
            </office:change-info>
            <text:p text:style-name="Text_20_body">.p2c</text:p>
          </text:deletion>
        </text:changed-region>
        <text:changed-region xml:id="ct234803032" text:id="ct234803032">
          <text:insertion>
            <office:change-info>
              <dc:creator>Peter Camilleri</dc:creator>
              <dc:date>2015-04-25T17:38:00</dc:date>
            </office:change-info>
          </text:insertion>
        </text:changed-region>
        <text:changed-region xml:id="ct234803136" text:id="ct234803136">
          <text:insertion>
            <office:change-info>
              <dc:creator>Peter Camilleri</dc:creator>
              <dc:date>2015-04-25T17:38:00</dc:date>
            </office:change-info>
          </text:insertion>
        </text:changed-region>
        <text:changed-region xml:id="ct234803240" text:id="ct234803240">
          <text:insertion>
            <office:change-info>
              <dc:creator>Peter Camilleri</dc:creator>
              <dc:date>2015-04-25T17:38:00</dc:date>
            </office:change-info>
          </text:insertion>
        </text:changed-region>
        <text:changed-region xml:id="ct234803344" text:id="ct234803344">
          <text:insertion>
            <office:change-info>
              <dc:creator>Peter Camilleri</dc:creator>
              <dc:date>2015-04-25T17:38:00</dc:date>
            </office:change-info>
          </text:insertion>
        </text:changed-region>
        <text:changed-region xml:id="ct234803448" text:id="ct234803448">
          <text:insertion>
            <office:change-info>
              <dc:creator>Peter Camilleri</dc:creator>
              <dc:date>2015-04-25T17:38:00</dc:date>
            </office:change-info>
          </text:insertion>
        </text:changed-region>
        <text:changed-region xml:id="ct234803552" text:id="ct234803552">
          <text:insertion>
            <office:change-info>
              <dc:creator>Peter Camilleri</dc:creator>
              <dc:date>2015-04-25T17:38:00</dc:date>
            </office:change-info>
          </text:insertion>
        </text:changed-region>
        <text:changed-region xml:id="ct234803656" text:id="ct234803656">
          <text:deletion>
            <office:change-info>
              <dc:creator>Peter Camilleri</dc:creator>
              <dc:date>2015-04-25T23:18:00</dc:date>
            </office:change-info>
            <text:p text:style-name="Text_20_body"/>
            <text:p text:style-name="Text_20_body">.polar</text:p>
          </text:deletion>
        </text:changed-region>
        <text:changed-region xml:id="ct234803760" text:id="ct234803760">
          <text:insertion>
            <office:change-info>
              <dc:creator>Peter Camilleri</dc:creator>
              <dc:date>2015-04-25T17:38:00</dc:date>
            </office:change-info>
          </text:insertion>
        </text:changed-region>
        <text:changed-region xml:id="ct234803864" text:id="ct234803864">
          <text:insertion>
            <office:change-info>
              <dc:creator>Peter Camilleri</dc:creator>
              <dc:date>2015-04-25T17:38:00</dc:date>
            </office:change-info>
          </text:insertion>
        </text:changed-region>
        <text:changed-region xml:id="ct234803968" text:id="ct234803968">
          <text:insertion>
            <office:change-info>
              <dc:creator>Peter Camilleri</dc:creator>
              <dc:date>2015-04-25T17:38:00</dc:date>
            </office:change-info>
          </text:insertion>
        </text:changed-region>
        <text:changed-region xml:id="ct234804072" text:id="ct234804072">
          <text:insertion>
            <office:change-info>
              <dc:creator>Peter Camilleri</dc:creator>
              <dc:date>2015-04-25T17:38:00</dc:date>
            </office:change-info>
          </text:insertion>
        </text:changed-region>
        <text:changed-region xml:id="ct234804176" text:id="ct234804176">
          <text:insertion>
            <office:change-info>
              <dc:creator>Peter Camilleri</dc:creator>
              <dc:date>2015-04-25T17:38:00</dc:date>
            </office:change-info>
          </text:insertion>
        </text:changed-region>
        <text:changed-region xml:id="ct234804280" text:id="ct234804280">
          <text:insertion>
            <office:change-info>
              <dc:creator>Peter Camilleri</dc:creator>
              <dc:date>2015-04-25T17:38:00</dc:date>
            </office:change-info>
          </text:insertion>
        </text:changed-region>
        <text:changed-region xml:id="ct234804384" text:id="ct234804384">
          <text:deletion>
            <office:change-info>
              <dc:creator>Peter Camilleri</dc:creator>
              <dc:date>2015-04-25T23:18:00</dc:date>
            </office:change-info>
            <text:p text:style-name="Text_20_body"/>
            <text:p text:style-name="Text_20_body">.r2d</text:p>
          </text:deletion>
        </text:changed-region>
        <text:changed-region xml:id="ct234804488" text:id="ct234804488">
          <text:insertion>
            <office:change-info>
              <dc:creator>Peter Camilleri</dc:creator>
              <dc:date>2015-04-25T17:38:00</dc:date>
            </office:change-info>
          </text:insertion>
        </text:changed-region>
        <text:changed-region xml:id="ct234804592" text:id="ct234804592">
          <text:insertion>
            <office:change-info>
              <dc:creator>Peter Camilleri</dc:creator>
              <dc:date>2015-04-25T17:38:00</dc:date>
            </office:change-info>
          </text:insertion>
        </text:changed-region>
        <text:changed-region xml:id="ct234804696" text:id="ct234804696">
          <text:insertion>
            <office:change-info>
              <dc:creator>Peter Camilleri</dc:creator>
              <dc:date>2015-04-25T17:38:00</dc:date>
            </office:change-info>
          </text:insertion>
        </text:changed-region>
        <text:changed-region xml:id="ct234804800" text:id="ct234804800">
          <text:insertion>
            <office:change-info>
              <dc:creator>Peter Camilleri</dc:creator>
              <dc:date>2015-04-25T17:38:00</dc:date>
            </office:change-info>
          </text:insertion>
        </text:changed-region>
        <text:changed-region xml:id="ct234804904" text:id="ct234804904">
          <text:insertion>
            <office:change-info>
              <dc:creator>Peter Camilleri</dc:creator>
              <dc:date>2015-04-25T17:38:00</dc:date>
            </office:change-info>
          </text:insertion>
        </text:changed-region>
        <text:changed-region xml:id="ct234805008" text:id="ct234805008">
          <text:deletion>
            <office:change-info>
              <dc:creator>Peter Camilleri</dc:creator>
              <dc:date>2015-04-25T23:18:00</dc:date>
            </office:change-info>
            <text:p text:style-name="Text_20_body"/>
            <text:p text:style-name="Text_20_body">.real</text:p>
          </text:deletion>
        </text:changed-region>
        <text:changed-region xml:id="ct234805112" text:id="ct234805112">
          <text:insertion>
            <office:change-info>
              <dc:creator>Peter Camilleri</dc:creator>
              <dc:date>2015-04-25T17:39:00</dc:date>
            </office:change-info>
          </text:insertion>
        </text:changed-region>
        <text:changed-region xml:id="ct234821640" text:id="ct234821640">
          <text:insertion>
            <office:change-info>
              <dc:creator>Peter Camilleri</dc:creator>
              <dc:date>2015-04-25T17:39:00</dc:date>
            </office:change-info>
          </text:insertion>
        </text:changed-region>
        <text:changed-region xml:id="ct234821744" text:id="ct234821744">
          <text:insertion>
            <office:change-info>
              <dc:creator>Peter Camilleri</dc:creator>
              <dc:date>2015-04-25T17:39:00</dc:date>
            </office:change-info>
          </text:insertion>
        </text:changed-region>
        <text:changed-region xml:id="ct234821848" text:id="ct234821848">
          <text:insertion>
            <office:change-info>
              <dc:creator>Peter Camilleri</dc:creator>
              <dc:date>2015-04-25T17:39:00</dc:date>
            </office:change-info>
          </text:insertion>
        </text:changed-region>
        <text:changed-region xml:id="ct234821952" text:id="ct234821952">
          <text:deletion>
            <office:change-info>
              <dc:creator>Peter Camilleri</dc:creator>
              <dc:date>2015-04-25T23:19:00</dc:date>
            </office:change-info>
            <text:p text:style-name="Text_20_body"/>
            <text:p text:style-name="Text_20_body">.round</text:p>
          </text:deletion>
        </text:changed-region>
        <text:changed-region xml:id="ct234822056" text:id="ct234822056">
          <text:insertion>
            <office:change-info>
              <dc:creator>Peter Camilleri</dc:creator>
              <dc:date>2015-04-25T17:39:00</dc:date>
            </office:change-info>
          </text:insertion>
        </text:changed-region>
        <text:changed-region xml:id="ct234822160" text:id="ct234822160">
          <text:insertion>
            <office:change-info>
              <dc:creator>Peter Camilleri</dc:creator>
              <dc:date>2015-04-25T17:39:00</dc:date>
            </office:change-info>
          </text:insertion>
        </text:changed-region>
        <text:changed-region xml:id="ct234822264" text:id="ct234822264">
          <text:insertion>
            <office:change-info>
              <dc:creator>Peter Camilleri</dc:creator>
              <dc:date>2015-04-25T17:39:00</dc:date>
            </office:change-info>
          </text:insertion>
        </text:changed-region>
        <text:changed-region xml:id="ct234822368" text:id="ct234822368">
          <text:insertion>
            <office:change-info>
              <dc:creator>Peter Camilleri</dc:creator>
              <dc:date>2015-04-25T17:39:00</dc:date>
            </office:change-info>
          </text:insertion>
        </text:changed-region>
        <text:changed-region xml:id="ct234822472" text:id="ct234822472">
          <text:insertion>
            <office:change-info>
              <dc:creator>Peter Camilleri</dc:creator>
              <dc:date>2015-04-25T17:39:00</dc:date>
            </office:change-info>
          </text:insertion>
        </text:changed-region>
        <text:changed-region xml:id="ct234822576" text:id="ct234822576">
          <text:insertion>
            <office:change-info>
              <dc:creator>Peter Camilleri</dc:creator>
              <dc:date>2015-04-25T17:39:00</dc:date>
            </office:change-info>
          </text:insertion>
        </text:changed-region>
        <text:changed-region xml:id="ct234822680" text:id="ct234822680">
          <text:deletion>
            <office:change-info>
              <dc:creator>Peter Camilleri</dc:creator>
              <dc:date>2015-04-25T23:19:00</dc:date>
            </office:change-info>
            <text:p text:style-name="Text_20_body"/>
            <text:p text:style-name="Text_20_body">.sin</text:p>
          </text:deletion>
        </text:changed-region>
        <text:changed-region xml:id="ct234822784" text:id="ct234822784">
          <text:insertion>
            <office:change-info>
              <dc:creator>Peter Camilleri</dc:creator>
              <dc:date>2015-04-25T17:39:00</dc:date>
            </office:change-info>
          </text:insertion>
        </text:changed-region>
        <text:changed-region xml:id="ct234822888" text:id="ct234822888">
          <text:insertion>
            <office:change-info>
              <dc:creator>Peter Camilleri</dc:creator>
              <dc:date>2015-04-25T17:39:00</dc:date>
            </office:change-info>
          </text:insertion>
        </text:changed-region>
        <text:changed-region xml:id="ct234822992" text:id="ct234822992">
          <text:insertion>
            <office:change-info>
              <dc:creator>Peter Camilleri</dc:creator>
              <dc:date>2015-04-25T17:39:00</dc:date>
            </office:change-info>
          </text:insertion>
        </text:changed-region>
        <text:changed-region xml:id="ct234823096" text:id="ct234823096">
          <text:insertion>
            <office:change-info>
              <dc:creator>Peter Camilleri</dc:creator>
              <dc:date>2015-04-25T17:39:00</dc:date>
            </office:change-info>
          </text:insertion>
        </text:changed-region>
        <text:changed-region xml:id="ct234823200" text:id="ct234823200">
          <text:insertion>
            <office:change-info>
              <dc:creator>Peter Camilleri</dc:creator>
              <dc:date>2015-04-25T17:39:00</dc:date>
            </office:change-info>
          </text:insertion>
        </text:changed-region>
        <text:changed-region xml:id="ct234823304" text:id="ct234823304">
          <text:deletion>
            <office:change-info>
              <dc:creator>Peter Camilleri</dc:creator>
              <dc:date>2015-04-25T23:19:00</dc:date>
            </office:change-info>
            <text:p text:style-name="Text_20_body"/>
            <text:p text:style-name="Text_20_body">.sinh</text:p>
          </text:deletion>
        </text:changed-region>
        <text:changed-region xml:id="ct234823408" text:id="ct234823408">
          <text:insertion>
            <office:change-info>
              <dc:creator>Peter Camilleri</dc:creator>
              <dc:date>2015-04-25T17:39:00</dc:date>
            </office:change-info>
          </text:insertion>
        </text:changed-region>
        <text:changed-region xml:id="ct234823512" text:id="ct234823512">
          <text:insertion>
            <office:change-info>
              <dc:creator>Peter Camilleri</dc:creator>
              <dc:date>2015-04-25T17:39:00</dc:date>
            </office:change-info>
          </text:insertion>
        </text:changed-region>
        <text:changed-region xml:id="ct234823616" text:id="ct234823616">
          <text:insertion>
            <office:change-info>
              <dc:creator>Peter Camilleri</dc:creator>
              <dc:date>2015-04-25T17:39:00</dc:date>
            </office:change-info>
          </text:insertion>
        </text:changed-region>
        <text:changed-region xml:id="ct234823720" text:id="ct234823720">
          <text:insertion>
            <office:change-info>
              <dc:creator>Peter Camilleri</dc:creator>
              <dc:date>2015-04-25T17:39:00</dc:date>
            </office:change-info>
          </text:insertion>
        </text:changed-region>
        <text:changed-region xml:id="ct234823824" text:id="ct234823824">
          <text:insertion>
            <office:change-info>
              <dc:creator>Peter Camilleri</dc:creator>
              <dc:date>2015-04-25T17:39:00</dc:date>
            </office:change-info>
          </text:insertion>
        </text:changed-region>
        <text:changed-region xml:id="ct234823928" text:id="ct234823928">
          <text:deletion>
            <office:change-info>
              <dc:creator>Peter Camilleri</dc:creator>
              <dc:date>2015-04-25T23:19:00</dc:date>
            </office:change-info>
            <text:p text:style-name="Text_20_body"/>
            <text:p text:style-name="Text_20_body">.sleep</text:p>
          </text:deletion>
        </text:changed-region>
        <text:changed-region xml:id="ct234824032" text:id="ct234824032">
          <text:insertion>
            <office:change-info>
              <dc:creator>Peter Camilleri</dc:creator>
              <dc:date>2015-04-25T17:39:00</dc:date>
            </office:change-info>
          </text:insertion>
        </text:changed-region>
        <text:changed-region xml:id="ct234824136" text:id="ct234824136">
          <text:insertion>
            <office:change-info>
              <dc:creator>Peter Camilleri</dc:creator>
              <dc:date>2015-04-25T17:39:00</dc:date>
            </office:change-info>
          </text:insertion>
        </text:changed-region>
        <text:changed-region xml:id="ct234824240" text:id="ct234824240">
          <text:insertion>
            <office:change-info>
              <dc:creator>Peter Camilleri</dc:creator>
              <dc:date>2015-04-25T17:39:00</dc:date>
            </office:change-info>
          </text:insertion>
        </text:changed-region>
        <text:changed-region xml:id="ct234824344" text:id="ct234824344">
          <text:insertion>
            <office:change-info>
              <dc:creator>Peter Camilleri</dc:creator>
              <dc:date>2015-04-25T17:39:00</dc:date>
            </office:change-info>
          </text:insertion>
        </text:changed-region>
        <text:changed-region xml:id="ct234824448" text:id="ct234824448">
          <text:deletion>
            <office:change-info>
              <dc:creator>Peter Camilleri</dc:creator>
              <dc:date>2015-04-25T23:20:00</dc:date>
            </office:change-info>
            <text:p text:style-name="Text_20_body"/>
            <text:p text:style-name="Text_20_body">.sqr</text:p>
          </text:deletion>
        </text:changed-region>
        <text:changed-region xml:id="ct234824552" text:id="ct234824552">
          <text:insertion>
            <office:change-info>
              <dc:creator>Peter Camilleri</dc:creator>
              <dc:date>2015-04-25T17:39:00</dc:date>
            </office:change-info>
          </text:insertion>
        </text:changed-region>
        <text:changed-region xml:id="ct234824656" text:id="ct234824656">
          <text:insertion>
            <office:change-info>
              <dc:creator>Peter Camilleri</dc:creator>
              <dc:date>2015-04-25T17:39:00</dc:date>
            </office:change-info>
          </text:insertion>
        </text:changed-region>
        <text:changed-region xml:id="ct234824760" text:id="ct234824760">
          <text:insertion>
            <office:change-info>
              <dc:creator>Peter Camilleri</dc:creator>
              <dc:date>2015-04-25T17:39:00</dc:date>
            </office:change-info>
          </text:insertion>
        </text:changed-region>
        <text:changed-region xml:id="ct234824864" text:id="ct234824864">
          <text:insertion>
            <office:change-info>
              <dc:creator>Peter Camilleri</dc:creator>
              <dc:date>2015-04-25T17:39:00</dc:date>
            </office:change-info>
          </text:insertion>
        </text:changed-region>
        <text:changed-region xml:id="ct234824968" text:id="ct234824968">
          <text:deletion>
            <office:change-info>
              <dc:creator>Peter Camilleri</dc:creator>
              <dc:date>2015-04-25T23:20:00</dc:date>
            </office:change-info>
            <text:p text:style-name="Text_20_body"/>
            <text:p text:style-name="Text_20_body">.sqrt</text:p>
          </text:deletion>
        </text:changed-region>
        <text:changed-region xml:id="ct234825072" text:id="ct234825072">
          <text:insertion>
            <office:change-info>
              <dc:creator>Peter Camilleri</dc:creator>
              <dc:date>2015-04-25T17:39:00</dc:date>
            </office:change-info>
          </text:insertion>
        </text:changed-region>
        <text:changed-region xml:id="ct234825176" text:id="ct234825176">
          <text:insertion>
            <office:change-info>
              <dc:creator>Peter Camilleri</dc:creator>
              <dc:date>2015-04-25T17:39:00</dc:date>
            </office:change-info>
          </text:insertion>
        </text:changed-region>
        <text:changed-region xml:id="ct234825280" text:id="ct234825280">
          <text:insertion>
            <office:change-info>
              <dc:creator>Peter Camilleri</dc:creator>
              <dc:date>2015-04-25T17:39:00</dc:date>
            </office:change-info>
          </text:insertion>
        </text:changed-region>
        <text:changed-region xml:id="ct234825384" text:id="ct234825384">
          <text:insertion>
            <office:change-info>
              <dc:creator>Peter Camilleri</dc:creator>
              <dc:date>2015-04-25T17:39:00</dc:date>
            </office:change-info>
          </text:insertion>
        </text:changed-region>
        <text:changed-region xml:id="ct234825488" text:id="ct234825488">
          <text:insertion>
            <office:change-info>
              <dc:creator>Peter Camilleri</dc:creator>
              <dc:date>2015-04-25T17:39:00</dc:date>
            </office:change-info>
          </text:insertion>
        </text:changed-region>
        <text:changed-region xml:id="ct234825592" text:id="ct234825592">
          <text:deletion>
            <office:change-info>
              <dc:creator>Peter Camilleri</dc:creator>
              <dc:date>2015-04-25T23:20:00</dc:date>
            </office:change-info>
            <text:p text:style-name="Text_20_body"/>
            <text:p text:style-name="Text_20_body">.tan</text:p>
          </text:deletion>
        </text:changed-region>
        <text:changed-region xml:id="ct234829744" text:id="ct234829744">
          <text:insertion>
            <office:change-info>
              <dc:creator>Peter Camilleri</dc:creator>
              <dc:date>2015-04-25T17:39:00</dc:date>
            </office:change-info>
          </text:insertion>
        </text:changed-region>
        <text:changed-region xml:id="ct234829848" text:id="ct234829848">
          <text:insertion>
            <office:change-info>
              <dc:creator>Peter Camilleri</dc:creator>
              <dc:date>2015-04-25T17:39:00</dc:date>
            </office:change-info>
          </text:insertion>
        </text:changed-region>
        <text:changed-region xml:id="ct234829952" text:id="ct234829952">
          <text:insertion>
            <office:change-info>
              <dc:creator>Peter Camilleri</dc:creator>
              <dc:date>2015-04-25T17:39:00</dc:date>
            </office:change-info>
          </text:insertion>
        </text:changed-region>
        <text:changed-region xml:id="ct234830056" text:id="ct234830056">
          <text:insertion>
            <office:change-info>
              <dc:creator>Peter Camilleri</dc:creator>
              <dc:date>2015-04-25T17:39:00</dc:date>
            </office:change-info>
          </text:insertion>
        </text:changed-region>
        <text:changed-region xml:id="ct234830160" text:id="ct234830160">
          <text:insertion>
            <office:change-info>
              <dc:creator>Peter Camilleri</dc:creator>
              <dc:date>2015-04-25T17:39:00</dc:date>
            </office:change-info>
          </text:insertion>
        </text:changed-region>
        <text:changed-region xml:id="ct234830264" text:id="ct234830264">
          <text:deletion>
            <office:change-info>
              <dc:creator>Peter Camilleri</dc:creator>
              <dc:date>2015-04-25T23:20:00</dc:date>
            </office:change-info>
            <text:p text:style-name="Text_20_body"/>
            <text:p text:style-name="Text_20_body">.tanh</text:p>
          </text:deletion>
        </text:changed-region>
        <text:changed-region xml:id="ct234830368" text:id="ct234830368">
          <text:insertion>
            <office:change-info>
              <dc:creator>Peter Camilleri</dc:creator>
              <dc:date>2015-04-25T17:39:00</dc:date>
            </office:change-info>
          </text:insertion>
        </text:changed-region>
        <text:changed-region xml:id="ct234830472" text:id="ct234830472">
          <text:insertion>
            <office:change-info>
              <dc:creator>Peter Camilleri</dc:creator>
              <dc:date>2015-04-25T17:39:00</dc:date>
            </office:change-info>
          </text:insertion>
        </text:changed-region>
        <text:changed-region xml:id="ct234830576" text:id="ct234830576">
          <text:insertion>
            <office:change-info>
              <dc:creator>Peter Camilleri</dc:creator>
              <dc:date>2015-04-25T17:39:00</dc:date>
            </office:change-info>
          </text:insertion>
        </text:changed-region>
        <text:changed-region xml:id="ct234830680" text:id="ct234830680">
          <text:insertion>
            <office:change-info>
              <dc:creator>Peter Camilleri</dc:creator>
              <dc:date>2015-04-25T17:39:00</dc:date>
            </office:change-info>
          </text:insertion>
        </text:changed-region>
        <text:changed-region xml:id="ct234830784" text:id="ct234830784">
          <text:insertion>
            <office:change-info>
              <dc:creator>Peter Camilleri</dc:creator>
              <dc:date>2015-04-25T17:39:00</dc:date>
            </office:change-info>
          </text:insertion>
        </text:changed-region>
        <text:changed-region xml:id="ct234830888" text:id="ct234830888">
          <text:deletion>
            <office:change-info>
              <dc:creator>Peter Camilleri</dc:creator>
              <dc:date>2015-04-25T23:20:00</dc:date>
            </office:change-info>
            <text:p text:style-name="Text_20_body"/>
            <text:p text:style-name="Text_20_body">/</text:p>
          </text:deletion>
        </text:changed-region>
        <text:changed-region xml:id="ct234830992" text:id="ct234830992">
          <text:insertion>
            <office:change-info>
              <dc:creator>Peter Camilleri</dc:creator>
              <dc:date>2015-04-25T17:39:00</dc:date>
            </office:change-info>
          </text:insertion>
        </text:changed-region>
        <text:changed-region xml:id="ct234831096" text:id="ct234831096">
          <text:insertion>
            <office:change-info>
              <dc:creator>Peter Camilleri</dc:creator>
              <dc:date>2015-04-25T17:39:00</dc:date>
            </office:change-info>
          </text:insertion>
        </text:changed-region>
        <text:changed-region xml:id="ct234831200" text:id="ct234831200">
          <text:insertion>
            <office:change-info>
              <dc:creator>Peter Camilleri</dc:creator>
              <dc:date>2015-04-25T17:39:00</dc:date>
            </office:change-info>
          </text:insertion>
        </text:changed-region>
        <text:changed-region xml:id="ct234831304" text:id="ct234831304">
          <text:insertion>
            <office:change-info>
              <dc:creator>Peter Camilleri</dc:creator>
              <dc:date>2015-04-25T17:39:00</dc:date>
            </office:change-info>
          </text:insertion>
        </text:changed-region>
        <text:changed-region xml:id="ct234831408" text:id="ct234831408">
          <text:deletion>
            <office:change-info>
              <dc:creator>Peter Camilleri</dc:creator>
              <dc:date>2015-04-25T23:21:00</dc:date>
            </office:change-info>
            <text:p text:style-name="Text_20_body"/>
            <text:p text:style-name="Text_20_body">0&lt;</text:p>
          </text:deletion>
        </text:changed-region>
        <text:changed-region xml:id="ct234831512" text:id="ct234831512">
          <text:insertion>
            <office:change-info>
              <dc:creator>Peter Camilleri</dc:creator>
              <dc:date>2015-04-25T17:39:00</dc:date>
            </office:change-info>
          </text:insertion>
        </text:changed-region>
        <text:changed-region xml:id="ct234831616" text:id="ct234831616">
          <text:insertion>
            <office:change-info>
              <dc:creator>Peter Camilleri</dc:creator>
              <dc:date>2015-04-25T17:39:00</dc:date>
            </office:change-info>
          </text:insertion>
        </text:changed-region>
        <text:changed-region xml:id="ct234831720" text:id="ct234831720">
          <text:insertion>
            <office:change-info>
              <dc:creator>Peter Camilleri</dc:creator>
              <dc:date>2015-04-25T17:39:00</dc:date>
            </office:change-info>
          </text:insertion>
        </text:changed-region>
        <text:changed-region xml:id="ct234831824" text:id="ct234831824">
          <text:insertion>
            <office:change-info>
              <dc:creator>Peter Camilleri</dc:creator>
              <dc:date>2015-04-25T17:39:00</dc:date>
            </office:change-info>
          </text:insertion>
        </text:changed-region>
        <text:changed-region xml:id="ct234831928" text:id="ct234831928">
          <text:deletion>
            <office:change-info>
              <dc:creator>Peter Camilleri</dc:creator>
              <dc:date>2015-04-25T23:21:00</dc:date>
            </office:change-info>
            <text:p text:style-name="Text_20_body"/>
            <text:p text:style-name="Text_20_body">0&lt;=</text:p>
          </text:deletion>
        </text:changed-region>
        <text:changed-region xml:id="ct234832032" text:id="ct234832032">
          <text:insertion>
            <office:change-info>
              <dc:creator>Peter Camilleri</dc:creator>
              <dc:date>2015-04-25T17:39:00</dc:date>
            </office:change-info>
          </text:insertion>
        </text:changed-region>
        <text:changed-region xml:id="ct234832136" text:id="ct234832136">
          <text:insertion>
            <office:change-info>
              <dc:creator>Peter Camilleri</dc:creator>
              <dc:date>2015-04-25T17:39:00</dc:date>
            </office:change-info>
          </text:insertion>
        </text:changed-region>
        <text:changed-region xml:id="ct234832240" text:id="ct234832240">
          <text:insertion>
            <office:change-info>
              <dc:creator>Peter Camilleri</dc:creator>
              <dc:date>2015-04-25T17:39:00</dc:date>
            </office:change-info>
          </text:insertion>
        </text:changed-region>
        <text:changed-region xml:id="ct234832344" text:id="ct234832344">
          <text:insertion>
            <office:change-info>
              <dc:creator>Peter Camilleri</dc:creator>
              <dc:date>2015-04-25T17:39:00</dc:date>
            </office:change-info>
          </text:insertion>
        </text:changed-region>
        <text:changed-region xml:id="ct234832448" text:id="ct234832448">
          <text:deletion>
            <office:change-info>
              <dc:creator>Peter Camilleri</dc:creator>
              <dc:date>2015-04-25T23:21:00</dc:date>
            </office:change-info>
            <text:p text:style-name="Text_20_body"/>
            <text:p text:style-name="Text_20_body">0&lt;=&gt;</text:p>
          </text:deletion>
        </text:changed-region>
        <text:changed-region xml:id="ct234832552" text:id="ct234832552">
          <text:insertion>
            <office:change-info>
              <dc:creator>Peter Camilleri</dc:creator>
              <dc:date>2015-04-25T17:39:00</dc:date>
            </office:change-info>
          </text:insertion>
        </text:changed-region>
        <text:changed-region xml:id="ct234832656" text:id="ct234832656">
          <text:insertion>
            <office:change-info>
              <dc:creator>Peter Camilleri</dc:creator>
              <dc:date>2015-04-25T17:39:00</dc:date>
            </office:change-info>
          </text:insertion>
        </text:changed-region>
        <text:changed-region xml:id="ct234832760" text:id="ct234832760">
          <text:insertion>
            <office:change-info>
              <dc:creator>Peter Camilleri</dc:creator>
              <dc:date>2015-04-25T17:39:00</dc:date>
            </office:change-info>
          </text:insertion>
        </text:changed-region>
        <text:changed-region xml:id="ct234832864" text:id="ct234832864">
          <text:insertion>
            <office:change-info>
              <dc:creator>Peter Camilleri</dc:creator>
              <dc:date>2015-04-25T17:39:00</dc:date>
            </office:change-info>
          </text:insertion>
        </text:changed-region>
        <text:changed-region xml:id="ct234832968" text:id="ct234832968">
          <text:insertion>
            <office:change-info>
              <dc:creator>Peter Camilleri</dc:creator>
              <dc:date>2015-04-25T17:39:00</dc:date>
            </office:change-info>
          </text:insertion>
        </text:changed-region>
        <text:changed-region xml:id="ct234833176" text:id="ct234833176">
          <text:deletion>
            <office:change-info>
              <dc:creator>Peter Camilleri</dc:creator>
              <dc:date>2015-04-25T23:22:00</dc:date>
            </office:change-info>
            <text:p text:style-name="Text_20_body"/>
            <text:p text:style-name="Text_20_body"/>
          </text:deletion>
        </text:changed-region>
        <text:changed-region xml:id="ct234833072" text:id="ct234833072">
          <text:deletion>
            <office:change-info>
              <dc:creator>Peter Camilleri</dc:creator>
              <dc:date>2015-04-25T23:21:00</dc:date>
            </office:change-info>
            <text:p text:style-name="Text_20_body">0&lt;&gt;</text:p>
          </text:deletion>
        </text:changed-region>
        <text:changed-region xml:id="ct234833280" text:id="ct234833280">
          <text:insertion>
            <office:change-info>
              <dc:creator>Peter Camilleri</dc:creator>
              <dc:date>2015-04-25T17:39:00</dc:date>
            </office:change-info>
          </text:insertion>
        </text:changed-region>
        <text:changed-region xml:id="ct234833384" text:id="ct234833384">
          <text:insertion>
            <office:change-info>
              <dc:creator>Peter Camilleri</dc:creator>
              <dc:date>2015-04-25T17:39:00</dc:date>
            </office:change-info>
          </text:insertion>
        </text:changed-region>
        <text:changed-region xml:id="ct234833488" text:id="ct234833488">
          <text:insertion>
            <office:change-info>
              <dc:creator>Peter Camilleri</dc:creator>
              <dc:date>2015-04-25T17:39:00</dc:date>
            </office:change-info>
          </text:insertion>
        </text:changed-region>
        <text:changed-region xml:id="ct234833592" text:id="ct234833592">
          <text:insertion>
            <office:change-info>
              <dc:creator>Peter Camilleri</dc:creator>
              <dc:date>2015-04-25T17:39:00</dc:date>
            </office:change-info>
          </text:insertion>
        </text:changed-region>
        <text:changed-region xml:id="ct234833696" text:id="ct234833696">
          <text:deletion>
            <office:change-info>
              <dc:creator>Peter Camilleri</dc:creator>
              <dc:date>2015-04-25T23:22:00</dc:date>
            </office:change-info>
            <text:p text:style-name="Text_20_body"/>
            <text:p text:style-name="Text_20_body">0=</text:p>
          </text:deletion>
        </text:changed-region>
        <text:changed-region xml:id="ct234833840" text:id="ct234833840">
          <text:insertion>
            <office:change-info>
              <dc:creator>Peter Camilleri</dc:creator>
              <dc:date>2015-04-25T17:39:00</dc:date>
            </office:change-info>
          </text:insertion>
        </text:changed-region>
        <text:changed-region xml:id="ct234833944" text:id="ct234833944">
          <text:insertion>
            <office:change-info>
              <dc:creator>Peter Camilleri</dc:creator>
              <dc:date>2015-04-25T17:39:00</dc:date>
            </office:change-info>
          </text:insertion>
        </text:changed-region>
        <text:changed-region xml:id="ct234834048" text:id="ct234834048">
          <text:insertion>
            <office:change-info>
              <dc:creator>Peter Camilleri</dc:creator>
              <dc:date>2015-04-25T17:39:00</dc:date>
            </office:change-info>
          </text:insertion>
        </text:changed-region>
        <text:changed-region xml:id="ct234834152" text:id="ct234834152">
          <text:insertion>
            <office:change-info>
              <dc:creator>Peter Camilleri</dc:creator>
              <dc:date>2015-04-25T17:39:00</dc:date>
            </office:change-info>
          </text:insertion>
        </text:changed-region>
        <text:changed-region xml:id="ct234834256" text:id="ct234834256">
          <text:deletion>
            <office:change-info>
              <dc:creator>Peter Camilleri</dc:creator>
              <dc:date>2015-04-25T23:22:00</dc:date>
            </office:change-info>
            <text:p text:style-name="Text_20_body"/>
            <text:p text:style-name="Text_20_body">0&gt;</text:p>
          </text:deletion>
        </text:changed-region>
        <text:changed-region xml:id="ct234834360" text:id="ct234834360">
          <text:insertion>
            <office:change-info>
              <dc:creator>Peter Camilleri</dc:creator>
              <dc:date>2015-04-25T17:39:00</dc:date>
            </office:change-info>
          </text:insertion>
        </text:changed-region>
        <text:changed-region xml:id="ct234834464" text:id="ct234834464">
          <text:insertion>
            <office:change-info>
              <dc:creator>Peter Camilleri</dc:creator>
              <dc:date>2015-04-25T17:39:00</dc:date>
            </office:change-info>
          </text:insertion>
        </text:changed-region>
        <text:changed-region xml:id="ct234834568" text:id="ct234834568">
          <text:insertion>
            <office:change-info>
              <dc:creator>Peter Camilleri</dc:creator>
              <dc:date>2015-04-25T17:39:00</dc:date>
            </office:change-info>
          </text:insertion>
        </text:changed-region>
        <text:changed-region xml:id="ct234834672" text:id="ct234834672">
          <text:insertion>
            <office:change-info>
              <dc:creator>Peter Camilleri</dc:creator>
              <dc:date>2015-04-25T17:39:00</dc:date>
            </office:change-info>
          </text:insertion>
        </text:changed-region>
        <text:changed-region xml:id="ct234834776" text:id="ct234834776">
          <text:deletion>
            <office:change-info>
              <dc:creator>Peter Camilleri</dc:creator>
              <dc:date>2015-04-25T23:22:00</dc:date>
            </office:change-info>
            <text:p text:style-name="Text_20_body"/>
            <text:p text:style-name="Text_20_body">0&gt;=</text:p>
          </text:deletion>
        </text:changed-region>
        <text:changed-region xml:id="ct234834880" text:id="ct234834880">
          <text:insertion>
            <office:change-info>
              <dc:creator>Peter Camilleri</dc:creator>
              <dc:date>2015-04-25T17:39:00</dc:date>
            </office:change-info>
          </text:insertion>
        </text:changed-region>
        <text:changed-region xml:id="ct234834984" text:id="ct234834984">
          <text:insertion>
            <office:change-info>
              <dc:creator>Peter Camilleri</dc:creator>
              <dc:date>2015-04-25T17:39:00</dc:date>
            </office:change-info>
          </text:insertion>
        </text:changed-region>
        <text:changed-region xml:id="ct234835088" text:id="ct234835088">
          <text:insertion>
            <office:change-info>
              <dc:creator>Peter Camilleri</dc:creator>
              <dc:date>2015-04-25T17:39:00</dc:date>
            </office:change-info>
          </text:insertion>
        </text:changed-region>
        <text:changed-region xml:id="ct234835192" text:id="ct234835192">
          <text:insertion>
            <office:change-info>
              <dc:creator>Peter Camilleri</dc:creator>
              <dc:date>2015-04-25T17:39:00</dc:date>
            </office:change-info>
          </text:insertion>
        </text:changed-region>
        <text:changed-region xml:id="ct234835296" text:id="ct234835296">
          <text:deletion>
            <office:change-info>
              <dc:creator>Peter Camilleri</dc:creator>
              <dc:date>2015-04-25T23:22:00</dc:date>
            </office:change-info>
            <text:p text:style-name="Text_20_body"/>
            <text:p text:style-name="Text_20_body">1+</text:p>
          </text:deletion>
        </text:changed-region>
        <text:changed-region xml:id="ct234835400" text:id="ct234835400">
          <text:insertion>
            <office:change-info>
              <dc:creator>Peter Camilleri</dc:creator>
              <dc:date>2015-04-25T17:39:00</dc:date>
            </office:change-info>
          </text:insertion>
        </text:changed-region>
        <text:changed-region xml:id="ct234835504" text:id="ct234835504">
          <text:insertion>
            <office:change-info>
              <dc:creator>Peter Camilleri</dc:creator>
              <dc:date>2015-04-25T17:39:00</dc:date>
            </office:change-info>
          </text:insertion>
        </text:changed-region>
        <text:changed-region xml:id="ct234835608" text:id="ct234835608">
          <text:insertion>
            <office:change-info>
              <dc:creator>Peter Camilleri</dc:creator>
              <dc:date>2015-04-25T17:39:00</dc:date>
            </office:change-info>
          </text:insertion>
        </text:changed-region>
        <text:changed-region xml:id="ct234835712" text:id="ct234835712">
          <text:insertion>
            <office:change-info>
              <dc:creator>Peter Camilleri</dc:creator>
              <dc:date>2015-04-25T17:39:00</dc:date>
            </office:change-info>
          </text:insertion>
        </text:changed-region>
        <text:changed-region xml:id="ct234835816" text:id="ct234835816">
          <text:deletion>
            <office:change-info>
              <dc:creator>Peter Camilleri</dc:creator>
              <dc:date>2015-04-25T23:22:00</dc:date>
            </office:change-info>
            <text:p text:style-name="Text_20_body"/>
            <text:p text:style-name="Text_20_body">1-</text:p>
          </text:deletion>
        </text:changed-region>
        <text:changed-region xml:id="ct234835920" text:id="ct234835920">
          <text:insertion>
            <office:change-info>
              <dc:creator>Peter Camilleri</dc:creator>
              <dc:date>2015-04-25T17:39:00</dc:date>
            </office:change-info>
          </text:insertion>
        </text:changed-region>
        <text:changed-region xml:id="ct234836024" text:id="ct234836024">
          <text:insertion>
            <office:change-info>
              <dc:creator>Peter Camilleri</dc:creator>
              <dc:date>2015-04-25T17:39:00</dc:date>
            </office:change-info>
          </text:insertion>
        </text:changed-region>
        <text:changed-region xml:id="ct234836128" text:id="ct234836128">
          <text:insertion>
            <office:change-info>
              <dc:creator>Peter Camilleri</dc:creator>
              <dc:date>2015-04-25T17:39:00</dc:date>
            </office:change-info>
          </text:insertion>
        </text:changed-region>
        <text:changed-region xml:id="ct234836232" text:id="ct234836232">
          <text:insertion>
            <office:change-info>
              <dc:creator>Peter Camilleri</dc:creator>
              <dc:date>2015-04-25T17:39:00</dc:date>
            </office:change-info>
          </text:insertion>
        </text:changed-region>
        <text:changed-region xml:id="ct234836336" text:id="ct234836336">
          <text:deletion>
            <office:change-info>
              <dc:creator>Peter Camilleri</dc:creator>
              <dc:date>2015-04-25T23:23:00</dc:date>
            </office:change-info>
            <text:p text:style-name="Text_20_body"/>
            <text:p text:style-name="Text_20_body">2*</text:p>
          </text:deletion>
        </text:changed-region>
        <text:changed-region xml:id="ct234836440" text:id="ct234836440">
          <text:insertion>
            <office:change-info>
              <dc:creator>Peter Camilleri</dc:creator>
              <dc:date>2015-04-25T17:39:00</dc:date>
            </office:change-info>
          </text:insertion>
        </text:changed-region>
        <text:changed-region xml:id="ct234836544" text:id="ct234836544">
          <text:insertion>
            <office:change-info>
              <dc:creator>Peter Camilleri</dc:creator>
              <dc:date>2015-04-25T17:39:00</dc:date>
            </office:change-info>
          </text:insertion>
        </text:changed-region>
        <text:changed-region xml:id="ct234836648" text:id="ct234836648">
          <text:insertion>
            <office:change-info>
              <dc:creator>Peter Camilleri</dc:creator>
              <dc:date>2015-04-25T17:39:00</dc:date>
            </office:change-info>
          </text:insertion>
        </text:changed-region>
        <text:changed-region xml:id="ct234836752" text:id="ct234836752">
          <text:insertion>
            <office:change-info>
              <dc:creator>Peter Camilleri</dc:creator>
              <dc:date>2015-04-25T17:39:00</dc:date>
            </office:change-info>
          </text:insertion>
        </text:changed-region>
        <text:changed-region xml:id="ct234836856" text:id="ct234836856">
          <text:deletion>
            <office:change-info>
              <dc:creator>Peter Camilleri</dc:creator>
              <dc:date>2015-04-25T23:23:00</dc:date>
            </office:change-info>
            <text:p text:style-name="Text_20_body"/>
            <text:p text:style-name="Text_20_body">2+</text:p>
          </text:deletion>
        </text:changed-region>
        <text:changed-region xml:id="ct234836960" text:id="ct234836960">
          <text:insertion>
            <office:change-info>
              <dc:creator>Peter Camilleri</dc:creator>
              <dc:date>2015-04-25T17:39:00</dc:date>
            </office:change-info>
          </text:insertion>
        </text:changed-region>
        <text:changed-region xml:id="ct234837064" text:id="ct234837064">
          <text:insertion>
            <office:change-info>
              <dc:creator>Peter Camilleri</dc:creator>
              <dc:date>2015-04-25T17:39:00</dc:date>
            </office:change-info>
          </text:insertion>
        </text:changed-region>
        <text:changed-region xml:id="ct234837168" text:id="ct234837168">
          <text:insertion>
            <office:change-info>
              <dc:creator>Peter Camilleri</dc:creator>
              <dc:date>2015-04-25T17:39:00</dc:date>
            </office:change-info>
          </text:insertion>
        </text:changed-region>
        <text:changed-region xml:id="ct234837272" text:id="ct234837272">
          <text:insertion>
            <office:change-info>
              <dc:creator>Peter Camilleri</dc:creator>
              <dc:date>2015-04-25T17:39:00</dc:date>
            </office:change-info>
          </text:insertion>
        </text:changed-region>
        <text:changed-region xml:id="ct234837376" text:id="ct234837376">
          <text:deletion>
            <office:change-info>
              <dc:creator>Peter Camilleri</dc:creator>
              <dc:date>2015-04-25T23:23:00</dc:date>
            </office:change-info>
            <text:p text:style-name="Text_20_body"/>
            <text:p text:style-name="Text_20_body">2-</text:p>
          </text:deletion>
        </text:changed-region>
        <text:changed-region xml:id="ct234837480" text:id="ct234837480">
          <text:insertion>
            <office:change-info>
              <dc:creator>Peter Camilleri</dc:creator>
              <dc:date>2015-04-25T17:39:00</dc:date>
            </office:change-info>
          </text:insertion>
        </text:changed-region>
        <text:changed-region xml:id="ct234837584" text:id="ct234837584">
          <text:insertion>
            <office:change-info>
              <dc:creator>Peter Camilleri</dc:creator>
              <dc:date>2015-04-25T17:39:00</dc:date>
            </office:change-info>
          </text:insertion>
        </text:changed-region>
        <text:changed-region xml:id="ct234837688" text:id="ct234837688">
          <text:insertion>
            <office:change-info>
              <dc:creator>Peter Camilleri</dc:creator>
              <dc:date>2015-04-25T17:39:00</dc:date>
            </office:change-info>
          </text:insertion>
        </text:changed-region>
        <text:changed-region xml:id="ct234837792" text:id="ct234837792">
          <text:insertion>
            <office:change-info>
              <dc:creator>Peter Camilleri</dc:creator>
              <dc:date>2015-04-25T17:39:00</dc:date>
            </office:change-info>
          </text:insertion>
        </text:changed-region>
        <text:changed-region xml:id="ct234837896" text:id="ct234837896">
          <text:deletion>
            <office:change-info>
              <dc:creator>Peter Camilleri</dc:creator>
              <dc:date>2015-04-25T23:24:00</dc:date>
            </office:change-info>
            <text:p text:style-name="Text_20_body"/>
            <text:p text:style-name="Text_20_body">2/</text:p>
          </text:deletion>
        </text:changed-region>
        <text:changed-region xml:id="ct234838000" text:id="ct234838000">
          <text:insertion>
            <office:change-info>
              <dc:creator>Peter Camilleri</dc:creator>
              <dc:date>2015-04-25T17:39:00</dc:date>
            </office:change-info>
          </text:insertion>
        </text:changed-region>
        <text:changed-region xml:id="ct234838104" text:id="ct234838104">
          <text:insertion>
            <office:change-info>
              <dc:creator>Peter Camilleri</dc:creator>
              <dc:date>2015-04-25T17:39:00</dc:date>
            </office:change-info>
          </text:insertion>
        </text:changed-region>
        <text:changed-region xml:id="ct234838208" text:id="ct234838208">
          <text:insertion>
            <office:change-info>
              <dc:creator>Peter Camilleri</dc:creator>
              <dc:date>2015-04-25T17:39:00</dc:date>
            </office:change-info>
          </text:insertion>
        </text:changed-region>
        <text:changed-region xml:id="ct234838312" text:id="ct234838312">
          <text:insertion>
            <office:change-info>
              <dc:creator>Peter Camilleri</dc:creator>
              <dc:date>2015-04-25T17:39:00</dc:date>
            </office:change-info>
          </text:insertion>
        </text:changed-region>
        <text:changed-region xml:id="ct234838416" text:id="ct234838416">
          <text:deletion>
            <office:change-info>
              <dc:creator>Peter Camilleri</dc:creator>
              <dc:date>2015-04-25T23:24:00</dc:date>
            </office:change-info>
            <text:p text:style-name="Text_20_body"/>
            <text:p text:style-name="Text_20_body">&lt;</text:p>
          </text:deletion>
        </text:changed-region>
        <text:changed-region xml:id="ct234838520" text:id="ct234838520">
          <text:insertion>
            <office:change-info>
              <dc:creator>Peter Camilleri</dc:creator>
              <dc:date>2015-04-25T17:39:00</dc:date>
            </office:change-info>
          </text:insertion>
        </text:changed-region>
        <text:changed-region xml:id="ct234838624" text:id="ct234838624">
          <text:insertion>
            <office:change-info>
              <dc:creator>Peter Camilleri</dc:creator>
              <dc:date>2015-04-25T17:39:00</dc:date>
            </office:change-info>
          </text:insertion>
        </text:changed-region>
        <text:changed-region xml:id="ct234838728" text:id="ct234838728">
          <text:insertion>
            <office:change-info>
              <dc:creator>Peter Camilleri</dc:creator>
              <dc:date>2015-04-25T17:39:00</dc:date>
            </office:change-info>
          </text:insertion>
        </text:changed-region>
        <text:changed-region xml:id="ct234838832" text:id="ct234838832">
          <text:insertion>
            <office:change-info>
              <dc:creator>Peter Camilleri</dc:creator>
              <dc:date>2015-04-25T17:39:00</dc:date>
            </office:change-info>
          </text:insertion>
        </text:changed-region>
        <text:changed-region xml:id="ct234838936" text:id="ct234838936">
          <text:insertion>
            <office:change-info>
              <dc:creator>Peter Camilleri</dc:creator>
              <dc:date>2015-04-25T17:39:00</dc:date>
            </office:change-info>
          </text:insertion>
        </text:changed-region>
        <text:changed-region xml:id="ct234839040" text:id="ct234839040">
          <text:deletion>
            <office:change-info>
              <dc:creator>Peter Camilleri</dc:creator>
              <dc:date>2015-04-25T23:24:00</dc:date>
            </office:change-info>
            <text:p text:style-name="Text_20_body"/>
            <text:p text:style-name="Text_20_body">&lt;=</text:p>
          </text:deletion>
        </text:changed-region>
        <text:changed-region xml:id="ct234839144" text:id="ct234839144">
          <text:insertion>
            <office:change-info>
              <dc:creator>Peter Camilleri</dc:creator>
              <dc:date>2015-04-25T17:39:00</dc:date>
            </office:change-info>
          </text:insertion>
        </text:changed-region>
        <text:changed-region xml:id="ct234839248" text:id="ct234839248">
          <text:insertion>
            <office:change-info>
              <dc:creator>Peter Camilleri</dc:creator>
              <dc:date>2015-04-25T17:39:00</dc:date>
            </office:change-info>
          </text:insertion>
        </text:changed-region>
        <text:changed-region xml:id="ct234839352" text:id="ct234839352">
          <text:insertion>
            <office:change-info>
              <dc:creator>Peter Camilleri</dc:creator>
              <dc:date>2015-04-25T17:39:00</dc:date>
            </office:change-info>
          </text:insertion>
        </text:changed-region>
        <text:changed-region xml:id="ct234839456" text:id="ct234839456">
          <text:insertion>
            <office:change-info>
              <dc:creator>Peter Camilleri</dc:creator>
              <dc:date>2015-04-25T17:39:00</dc:date>
            </office:change-info>
          </text:insertion>
        </text:changed-region>
        <text:changed-region xml:id="ct234839560" text:id="ct234839560">
          <text:insertion>
            <office:change-info>
              <dc:creator>Peter Camilleri</dc:creator>
              <dc:date>2015-04-25T17:39:00</dc:date>
            </office:change-info>
          </text:insertion>
        </text:changed-region>
        <text:changed-region xml:id="ct234839664" text:id="ct234839664">
          <text:deletion>
            <office:change-info>
              <dc:creator>Peter Camilleri</dc:creator>
              <dc:date>2015-04-25T23:24:00</dc:date>
            </office:change-info>
            <text:p text:style-name="Text_20_body"/>
            <text:p text:style-name="Text_20_body">&lt;=&gt;</text:p>
          </text:deletion>
        </text:changed-region>
        <text:changed-region xml:id="ct234839768" text:id="ct234839768">
          <text:insertion>
            <office:change-info>
              <dc:creator>Peter Camilleri</dc:creator>
              <dc:date>2015-04-25T17:39:00</dc:date>
            </office:change-info>
          </text:insertion>
        </text:changed-region>
        <text:changed-region xml:id="ct234839872" text:id="ct234839872">
          <text:insertion>
            <office:change-info>
              <dc:creator>Peter Camilleri</dc:creator>
              <dc:date>2015-04-25T17:39:00</dc:date>
            </office:change-info>
          </text:insertion>
        </text:changed-region>
        <text:changed-region xml:id="ct234839976" text:id="ct234839976">
          <text:insertion>
            <office:change-info>
              <dc:creator>Peter Camilleri</dc:creator>
              <dc:date>2015-04-25T17:39:00</dc:date>
            </office:change-info>
          </text:insertion>
        </text:changed-region>
        <text:changed-region xml:id="ct234840080" text:id="ct234840080">
          <text:insertion>
            <office:change-info>
              <dc:creator>Peter Camilleri</dc:creator>
              <dc:date>2015-04-25T17:39:00</dc:date>
            </office:change-info>
          </text:insertion>
        </text:changed-region>
        <text:changed-region xml:id="ct234840184" text:id="ct234840184">
          <text:insertion>
            <office:change-info>
              <dc:creator>Peter Camilleri</dc:creator>
              <dc:date>2015-04-25T17:39:00</dc:date>
            </office:change-info>
          </text:insertion>
        </text:changed-region>
        <text:changed-region xml:id="ct234840392" text:id="ct234840392">
          <text:deletion>
            <office:change-info>
              <dc:creator>Peter Camilleri</dc:creator>
              <dc:date>2015-04-25T23:25:00</dc:date>
            </office:change-info>
            <text:p text:style-name="Text_20_body"/>
            <text:p text:style-name="Text_20_body"/>
          </text:deletion>
        </text:changed-region>
        <text:changed-region xml:id="ct234840288" text:id="ct234840288">
          <text:deletion>
            <office:change-info>
              <dc:creator>Peter Camilleri</dc:creator>
              <dc:date>2015-04-25T23:24:00</dc:date>
            </office:change-info>
            <text:p text:style-name="Text_20_body">&gt;</text:p>
          </text:deletion>
        </text:changed-region>
        <text:changed-region xml:id="ct234840496" text:id="ct234840496">
          <text:insertion>
            <office:change-info>
              <dc:creator>Peter Camilleri</dc:creator>
              <dc:date>2015-04-25T17:39:00</dc:date>
            </office:change-info>
          </text:insertion>
        </text:changed-region>
        <text:changed-region xml:id="ct234840600" text:id="ct234840600">
          <text:insertion>
            <office:change-info>
              <dc:creator>Peter Camilleri</dc:creator>
              <dc:date>2015-04-25T17:39:00</dc:date>
            </office:change-info>
          </text:insertion>
        </text:changed-region>
        <text:changed-region xml:id="ct234840704" text:id="ct234840704">
          <text:insertion>
            <office:change-info>
              <dc:creator>Peter Camilleri</dc:creator>
              <dc:date>2015-04-25T17:39:00</dc:date>
            </office:change-info>
          </text:insertion>
        </text:changed-region>
        <text:changed-region xml:id="ct234840808" text:id="ct234840808">
          <text:insertion>
            <office:change-info>
              <dc:creator>Peter Camilleri</dc:creator>
              <dc:date>2015-04-25T17:39:00</dc:date>
            </office:change-info>
          </text:insertion>
        </text:changed-region>
        <text:changed-region xml:id="ct234840912" text:id="ct234840912">
          <text:insertion>
            <office:change-info>
              <dc:creator>Peter Camilleri</dc:creator>
              <dc:date>2015-04-25T17:39:00</dc:date>
            </office:change-info>
          </text:insertion>
        </text:changed-region>
        <text:changed-region xml:id="ct234841016" text:id="ct234841016">
          <text:deletion>
            <office:change-info>
              <dc:creator>Peter Camilleri</dc:creator>
              <dc:date>2015-04-25T23:25:00</dc:date>
            </office:change-info>
            <text:p text:style-name="Text_20_body"/>
            <text:p text:style-name="Text_20_body">&gt;=</text:p>
          </text:deletion>
        </text:changed-region>
        <text:changed-region xml:id="ct234841120" text:id="ct234841120">
          <text:insertion>
            <office:change-info>
              <dc:creator>Peter Camilleri</dc:creator>
              <dc:date>2015-04-25T17:39:00</dc:date>
            </office:change-info>
          </text:insertion>
        </text:changed-region>
        <text:changed-region xml:id="ct234841224" text:id="ct234841224">
          <text:insertion>
            <office:change-info>
              <dc:creator>Peter Camilleri</dc:creator>
              <dc:date>2015-04-25T17:39:00</dc:date>
            </office:change-info>
          </text:insertion>
        </text:changed-region>
        <text:changed-region xml:id="ct234841328" text:id="ct234841328">
          <text:insertion>
            <office:change-info>
              <dc:creator>Peter Camilleri</dc:creator>
              <dc:date>2015-04-25T17:39:00</dc:date>
            </office:change-info>
          </text:insertion>
        </text:changed-region>
        <text:changed-region xml:id="ct234841432" text:id="ct234841432">
          <text:insertion>
            <office:change-info>
              <dc:creator>Peter Camilleri</dc:creator>
              <dc:date>2015-04-25T17:39:00</dc:date>
            </office:change-info>
          </text:insertion>
        </text:changed-region>
        <text:changed-region xml:id="ct234841536" text:id="ct234841536">
          <text:insertion>
            <office:change-info>
              <dc:creator>Peter Camilleri</dc:creator>
              <dc:date>2015-04-25T17:39:00</dc:date>
            </office:change-info>
          </text:insertion>
        </text:changed-region>
        <text:changed-region xml:id="ct234841640" text:id="ct234841640">
          <text:deletion>
            <office:change-info>
              <dc:creator>Peter Camilleri</dc:creator>
              <dc:date>2015-04-25T23:25:00</dc:date>
            </office:change-info>
            <text:p text:style-name="Text_20_body"/>
            <text:p text:style-name="Text_20_body">mod</text:p>
          </text:deletion>
        </text:changed-region>
        <text:changed-region xml:id="ct234841744" text:id="ct234841744">
          <text:insertion>
            <office:change-info>
              <dc:creator>Peter Camilleri</dc:creator>
              <dc:date>2015-04-25T17:39:00</dc:date>
            </office:change-info>
          </text:insertion>
        </text:changed-region>
        <text:changed-region xml:id="ct234841848" text:id="ct234841848">
          <text:insertion>
            <office:change-info>
              <dc:creator>Peter Camilleri</dc:creator>
              <dc:date>2015-04-25T17:39:00</dc:date>
            </office:change-info>
          </text:insertion>
        </text:changed-region>
        <text:changed-region xml:id="ct234907568" text:id="ct234907568">
          <text:insertion>
            <office:change-info>
              <dc:creator>Peter Camilleri</dc:creator>
              <dc:date>2015-04-25T17:39:00</dc:date>
            </office:change-info>
          </text:insertion>
        </text:changed-region>
        <text:changed-region xml:id="ct234907672" text:id="ct234907672">
          <text:insertion>
            <office:change-info>
              <dc:creator>Peter Camilleri</dc:creator>
              <dc:date>2015-04-25T17:39:00</dc:date>
            </office:change-info>
          </text:insertion>
        </text:changed-region>
        <text:changed-region xml:id="ct234907776" text:id="ct234907776">
          <text:deletion>
            <office:change-info>
              <dc:creator>Peter Camilleri</dc:creator>
              <dc:date>2015-04-25T23:25:00</dc:date>
            </office:change-info>
            <text:p text:style-name="Text_20_body"/>
            <text:p text:style-name="Text_20_body">neg</text:p>
          </text:deletion>
        </text:changed-region>
        <text:changed-region xml:id="ct234907880" text:id="ct234907880">
          <text:insertion>
            <office:change-info>
              <dc:creator>Peter Camilleri</dc:creator>
              <dc:date>2015-04-25T17:39:00</dc:date>
            </office:change-info>
          </text:insertion>
        </text:changed-region>
        <text:changed-region xml:id="ct234907984" text:id="ct234907984">
          <text:insertion>
            <office:change-info>
              <dc:creator>Peter Camilleri</dc:creator>
              <dc:date>2015-04-25T17:39:00</dc:date>
            </office:change-info>
          </text:insertion>
        </text:changed-region>
        <text:changed-region xml:id="ct234908088" text:id="ct234908088">
          <text:insertion>
            <office:change-info>
              <dc:creator>Peter Camilleri</dc:creator>
              <dc:date>2015-04-25T17:39:00</dc:date>
            </office:change-info>
          </text:insertion>
        </text:changed-region>
        <text:changed-region xml:id="ct234908192" text:id="ct234908192">
          <text:insertion>
            <office:change-info>
              <dc:creator>Peter Camilleri</dc:creator>
              <dc:date>2015-04-25T17:39:00</dc:date>
            </office:change-info>
          </text:insertion>
        </text:changed-region>
        <text:changed-region xml:id="ct234908296" text:id="ct23490829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29,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2">Table of Contents</text:p>
          </text:index-title>
          <text:p text:style-name="P63">The MIT License (MIT).<text:tab/>5</text:p>
          <text:p text:style-name="P63">Introduction<text:tab/>6</text:p>
          <text:p text:style-name="P64">About the name fOOrth<text:tab/>6</text:p>
          <text:p text:style-name="P64">How fOOrth came to be<text:tab/>6</text:p>
          <text:p text:style-name="P64">Goals and Principles<text:tab/>7</text:p>
          <text:p text:style-name="P64">Report Card<text:tab/>8</text:p>
          <text:p text:style-name="P64">Special Note of Thanks<text:tab/>8</text:p>
          <text:p text:style-name="P63">Installation<text:tab/>10</text:p>
          <text:p text:style-name="P64">Ruby<text:tab/>10</text:p>
          <text:p text:style-name="P64">fOOrth<text:tab/>10</text:p>
          <text:p text:style-name="P64">Running fOOrth<text:tab/>11</text:p>
          <text:p text:style-name="P64">Testing<text:tab/>11</text:p>
          <text:p text:style-name="P64">Source Archive<text:tab/>12</text:p>
          <text:p text:style-name="P63">First Steps<text:tab/>13</text:p>
          <text:p text:style-name="P63">The Syntax and Style of fOOrth<text:tab/>15</text:p>
          <text:p text:style-name="P64">Syntax<text:tab/>15</text:p>
          <text:p text:style-name="P64">Spaces<text:tab/>15</text:p>
          <text:p text:style-name="P64">Comments<text:tab/>15</text:p>
          <text:p text:style-name="P64">String Literals<text:tab/>15</text:p>
          <text:p text:style-name="P64">Numeric Literals<text:tab/>16</text:p>
          <text:p text:style-name="P63">A fOOrth Calculator<text:tab/>17</text:p>
          <text:p text:style-name="P64">The Basics<text:tab/>17</text:p>
          <text:p text:style-name="P64">Stack Manipulation<text:tab/>18</text:p>
          <text:p text:style-name="P64">Programming<text:tab/>20</text:p>
          <text:p text:style-name="P64">Control Structures<text:tab/>21</text:p>
          <text:p text:style-name="P64">Data Memory<text:tab/>25</text:p>
          <text:p text:style-name="P63">Data Storage in fOOrth<text:tab/>26</text:p>
          <text:p text:style-name="P64">Typing<text:tab/>26</text:p>
          <text:p text:style-name="P64">Declarations<text:tab/>26</text:p>
          <text:p text:style-name="P64">Scoping<text:tab/>26</text:p>
          <text:p text:style-name="P64">Referencing<text:tab/>27</text:p>
          <text:p text:style-name="P64">Mutation<text:tab/>28</text:p>
          <text:p text:style-name="P63">Cloning Data<text:tab/>30</text:p>
          <text:p text:style-name="P64">Deep vs Shallow Copy<text:tab/>30</text:p>
          <text:p text:style-name="P64">Permissive Copying<text:tab/>32</text:p>
          <text:p text:style-name="P63">Handling Exceptions<text:tab/>34</text:p>
          <text:p text:style-name="P64">The Nature of Exceptions in fOOrth<text:tab/>34</text:p>
          <text:p text:style-name="P64">Handling Errors<text:tab/>34</text:p>
          <text:p text:style-name="P64">Generating Errors<text:tab/>39</text:p>
          <text:p text:style-name="P64">fOOrth Native Exception Codes:<text:tab/>40</text:p>
          <text:p text:style-name="P64">Application Error Codes:<text:tab/>41</text:p>
          <text:p text:style-name="P64">Ruby Mapped Exception Codes:<text:tab/>41</text:p>
          <text:p text:style-name="P63">The Class Tree<text:tab/>47</text:p>
          <text:p text:style-name="P64">A Brief Overview of Key OO Concepts<text:tab/>47</text:p>
          <text:p text:style-name="P64">Classes<text:tab/>47</text:p>
          <text:p text:style-name="P64">Inheritance<text:tab/>48</text:p>
          <text:p text:style-name="P64">Methods<text:tab/>48</text:p>
          <text:p text:style-name="P64">Late Binding and Polymorphism<text:tab/>48</text:p>
          <text:p text:style-name="P64">Prototypes<text:tab/>48</text:p>
          <text:p text:style-name="P63">Method Mapping<text:tab/>49</text:p>
          <text:p text:style-name="P64">Exploring the mapping system<text:tab/>49</text:p>
          <text:p text:style-name="P63">Routing<text:tab/>51</text:p>
          <text:p text:style-name="P64">Virtual Machine Methods<text:tab/>51</text:p>
          <text:p text:style-name="P64">Shared Methods<text:tab/>51</text:p>
          <text:p text:style-name="P64">Exclusive Methods<text:tab/>52</text:p>
          <text:p text:style-name="P64">Shared Stub Methods<text:tab/>52</text:p>
          <text:p text:style-name="P64">Exclusive Stub Methods<text:tab/>53</text:p>
          <text:p text:style-name="P64">Local Methods<text:tab/>53</text:p>
          <text:p text:style-name="P64">Routing Internals<text:tab/>53</text:p>
          <text:p text:style-name="P63">Self<text:tab/>56</text:p>
          <text:p text:style-name="P64">Applying Self<text:tab/>56</text:p>
          <text:p text:style-name="P64">Changing Self<text:tab/>57</text:p>
          <text:p text:style-name="P63">Boolean Data<text:tab/>58</text:p>
          <text:p text:style-name="P64">What values represent true and false<text:tab/>58</text:p>
          <text:p text:style-name="P64">Processing Boolean Data<text:tab/>58</text:p>
          <text:p text:style-name="P64">Boolean Constants<text:tab/>58</text:p>
          <text:p text:style-name="P63">Numeric Data<text:tab/>59</text:p>
          <text:p text:style-name="P63">Array<text:tab/>60</text:p>
          <text:p text:style-name="P64">Array Literals<text:tab/>60</text:p>
          <text:p text:style-name="P64">Class Methods<text:tab/>61</text:p>
          <text:p text:style-name="P64">Instance Methods<text:tab/>62</text:p>
          <text:p text:style-name="P64">See Also<text:tab/>70</text:p>
          <text:p text:style-name="P63">Class<text:tab/>71</text:p>
          <text:p text:style-name="P64">Instance Methods<text:tab/>71</text:p>
          <text:p text:style-name="P64">Commands<text:tab/>72</text:p>
          <text:p text:style-name="P64">See Also<text:tab/>73</text:p>
          <text:p text:style-name="P63">Complex<text:tab/>74</text:p>
          <text:p text:style-name="P64">Complex Literals<text:tab/>74</text:p>
          <text:p text:style-name="P64">Instance Methods<text:tab/>75</text:p>
          <text:p text:style-name="P64">Instance Stubs<text:tab/>75</text:p>
          <text:p text:style-name="P64">See Also<text:tab/>76</text:p>
          <text:p text:style-name="P63">FalseClass<text:tab/>77</text:p>
          <text:p text:style-name="P64">FalseClass Literals<text:tab/>77</text:p>
          <text:p text:style-name="P64">Instance Methods<text:tab/>77</text:p>
          <text:p text:style-name="P64"><text:soft-page-break/>See Also<text:tab/>78</text:p>
          <text:p text:style-name="P63">Float<text:tab/>79</text:p>
          <text:p text:style-name="P64">Float Literals<text:tab/>79</text:p>
          <text:p text:style-name="P64">See Also<text:tab/>79</text:p>
          <text:p text:style-name="P63">Hash<text:tab/>80</text:p>
          <text:p text:style-name="P64">Hash Literals<text:tab/>80</text:p>
          <text:p text:style-name="P64">Instance Methods<text:tab/>80</text:p>
          <text:p text:style-name="P64">See Also<text:tab/>82</text:p>
          <text:p text:style-name="P63">InStream<text:tab/>83</text:p>
          <text:p text:style-name="P64">Class Methods<text:tab/>83</text:p>
          <text:p text:style-name="P64">Instance Methods<text:tab/>84</text:p>
          <text:p text:style-name="P64">Class Stubs<text:tab/>85</text:p>
          <text:p text:style-name="P64">See Also<text:tab/>85</text:p>
          <text:p text:style-name="P63">Integer<text:tab/>86</text:p>
          <text:p text:style-name="P64">Integer Literals<text:tab/>86</text:p>
          <text:p text:style-name="P64">Instance Methods<text:tab/>86</text:p>
          <text:p text:style-name="P64">See Also<text:tab/>90</text:p>
          <text:p text:style-name="P63">NilClass<text:tab/>91</text:p>
          <text:p text:style-name="P64">NilClass Literals<text:tab/>91</text:p>
          <text:p text:style-name="P64">Instance Methods<text:tab/>91</text:p>
          <text:p text:style-name="P64">See Also<text:tab/>92</text:p>
          <text:p text:style-name="P63">Numeric<text:tab/>93</text:p>
          <text:p text:style-name="P64">Special Numeric Values<text:tab/>93</text:p>
          <text:p text:style-name="P64">Instance Methods<text:tab/>94</text:p>
          <text:p text:style-name="P64">See Also<text:tab/>114</text:p>
          <text:p text:style-name="P63">Object<text:tab/>115</text:p>
          <text:p text:style-name="P64">Instance Methods<text:tab/>115</text:p>
          <text:p text:style-name="P64">Commands<text:tab/>126</text:p>
          <text:p text:style-name="P64">See Also<text:tab/>126</text:p>
          <text:p text:style-name="P63">OutStream<text:tab/>127</text:p>
          <text:p text:style-name="P64">Class Methods<text:tab/>127</text:p>
          <text:p text:style-name="P64">Instance Methods<text:tab/>128</text:p>
          <text:p text:style-name="P64">Class Stubs<text:tab/>131</text:p>
          <text:p text:style-name="P64">See Also<text:tab/>131</text:p>
          <text:p text:style-name="P63">Procedure<text:tab/>132</text:p>
          <text:p text:style-name="P64">Procedure Literals<text:tab/>132</text:p>
          <text:p text:style-name="P64">Instance Methods<text:tab/>132</text:p>
          <text:p text:style-name="P64">See Also<text:tab/>133</text:p>
          <text:p text:style-name="P63">Queue<text:tab/>134</text:p>
          <text:p text:style-name="P64">Instance Methods<text:tab/>134</text:p>
          <text:p text:style-name="P64">See Also<text:tab/>135</text:p>
          <text:p text:style-name="P63">Rational<text:tab/>136</text:p>
          <text:p text:style-name="P64">Rational Literals<text:tab/>136</text:p>
          <text:p text:style-name="P64">Instance Methods<text:tab/>136</text:p>
          <text:p text:style-name="P64">See Also<text:tab/>137</text:p>
          <text:p text:style-name="P63">Stack<text:tab/>138</text:p>
          <text:p text:style-name="P64">Instance Methods<text:tab/>138</text:p>
          <text:p text:style-name="P64">See Also<text:tab/>139</text:p>
          <text:p text:style-name="P63">String<text:tab/>140</text:p>
          <text:p text:style-name="P64">String Literals<text:tab/>140</text:p>
          <text:p text:style-name="P64">Instance Methods<text:tab/>141</text:p>
          <text:p text:style-name="P64">See Also<text:tab/>149</text:p>
          <text:p text:style-name="P63">Thread<text:tab/>150</text:p>
          <text:p text:style-name="P64">Class Methods<text:tab/>150</text:p>
          <text:p text:style-name="P64">Instance Methods<text:tab/>150</text:p>
          <text:p text:style-name="P64">See Also<text:tab/>150</text:p>
          <text:p text:style-name="P63">TrueClass<text:tab/>151</text:p>
          <text:p text:style-name="P64">TrueClass Literals<text:tab/>151</text:p>
          <text:p text:style-name="P64">See Also<text:tab/>151</text:p>
          <text:p text:style-name="P63">VirtualMachine<text:tab/>152</text:p>
          <text:p text:style-name="P64">Instance Methods<text:tab/>152</text:p>
          <text:p text:style-name="P64">Commands<text:tab/>157</text:p>
          <text:p text:style-name="P64">See Also<text:tab/>158</text:p>
          <text:p text:style-name="P63">Appendix A – Symbol Glossary<text:tab/>159</text:p>
          <text:p text:style-name="P63">Appendix B – Regular Expressions<text:tab/>161</text:p>
          <text:p text:style-name="P63">Edit History:<text:tab/>164</text:p>
        </text:index-body>
      </text:table-of-content>
      <text:p text:style-name="Text_20_body"/>
      <text:h text:style-name="P6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0"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251263563326292275" text:style-name="L1">
        <text:list-item>
          <text:p text:style-name="P73">A Simple, Easy-to-Understand syntax that is none the less, Expressive and Compact:</text:p>
        </text:list-item>
      </text:list>
      <text:list xml:id="list2767728468001374171" text:style-name="L2">
        <text:list-item>
          <text:list>
            <text:list-item>
              <text:p text:style-name="P74">Source code in fOOrth is free-form with no line oriented limitations or rules.</text:p>
            </text:list-item>
            <text:list-item>
              <text:p text:style-name="P74">Support is given to the easy representation of common literal data such as strings, integers, floating point numbers, rational numbers, and complex numbers.</text:p>
            </text:list-item>
          </text:list>
        </text:list-item>
      </text:list>
      <text:list xml:id="list34757661" text:continue-list="list7251263563326292275" text:style-name="L1">
        <text:list-item>
          <text:p text:style-name="P73">Safe Data and Data Structures:</text:p>
        </text:list-item>
      </text:list>
      <text:list xml:id="list5811513418039822958" text:style-name="L3">
        <text:list-item>
          <text:list>
            <text:list-item>
              <text:p text:style-name="P76">Simple, reliable arithmetic. In fOOrth, integer operations never overflow. Rational values can be represented exactly, complex numbers are supported, and conversions between numeric types are simple.</text:p>
            </text:list-item>
            <text:list-item>
              <text:p text:style-name="P76"><text:soft-page-break/>Strings grow as needed without the need to allocate space or worry about overflow.</text:p>
            </text:list-item>
            <text:list-item>
              <text:p text:style-name="P76">Data containers such as arrays and hashes grow as needed. Out of range subscripts cannot access undefined memory regions. </text:p>
            </text:list-item>
          </text:list>
        </text:list-item>
      </text:list>
      <text:list xml:id="list34734328" text:continue-list="list34757661" text:style-name="L1">
        <text:list-item>
          <text:p text:style-name="P73">Message Passing:</text:p>
        </text:list-item>
      </text:list>
      <text:list xml:id="list6868593608185696057" text:style-name="L4">
        <text:list-item>
          <text:list>
            <text:list-item>
              <text:p text:style-name="P93">In fOOrth all actions take the form of messages sent to a receiver.</text:p>
            </text:list-item>
            <text:list-item>
              <text:p text:style-name="P93">The routing of messages is specified by the exact type of the message.</text:p>
            </text:list-item>
            <text:list-item>
              <text:p text:style-name="P93">Message receivers include data items on the stack as well as the virtual machine object associated with the current thread of execution.</text:p>
            </text:list-item>
            <text:list-item>
              <text:p text:style-name="P93">Messages for which no routing specification can be found, generate an error at compile time.</text:p>
            </text:list-item>
          </text:list>
        </text:list-item>
      </text:list>
      <text:list xml:id="list34746005" text:continue-list="list34734328" text:style-name="L1">
        <text:list-item>
          <text:p text:style-name="P73">Object Oriented Design:</text:p>
        </text:list-item>
      </text:list>
      <text:list xml:id="list3787857711798727628" text:style-name="L5">
        <text:list-item>
          <text:list>
            <text:list-item>
              <text:p text:style-name="P77">Support class based inheritance, with a non-cyclic (single inheritance) tree derived from a common base Object class.</text:p>
            </text:list-item>
            <text:list-item>
              <text:p text:style-name="P94">Support late binding and polymorphism through message interface compatibility or “duck” typing.</text:p>
            </text:list-item>
          </text:list>
        </text:list-item>
      </text:list>
      <text:list xml:id="list34747166" text:continue-list="list34746005" text:style-name="L1">
        <text:list-item>
          <text:p text:style-name="P73">Meta programming: </text:p>
        </text:list-item>
      </text:list>
      <text:list xml:id="list4489755703945437570" text:style-name="L6">
        <text:list-item>
          <text:list>
            <text:list-item>
              <text:p text:style-name="P95">Support extensible language constructs by making the compiler an accessible part of the system.</text:p>
            </text:list-item>
          </text:list>
        </text:list-item>
      </text:list>
      <text:list xml:id="list34740114" text:continue-list="list34747166" text:style-name="L1">
        <text:list-item>
          <text:p text:style-name="P73">Reliability:</text:p>
        </text:list-item>
      </text:list>
      <text:list xml:id="list4847493821034948463" text:style-name="L7">
        <text:list-item>
          <text:list>
            <text:list-item>
              <text:p text:style-name="P96">Errors should be detected as soon as possible. </text:p>
            </text:list-item>
            <text:list-item>
              <text:p text:style-name="P96">Language constructs should not be designed in a way that causes simple coding errors to spin off into infinite loops. </text:p>
            </text:list-item>
          </text:list>
        </text:list-item>
      </text:list>
      <text:list xml:id="list34735485" text:continue-list="list34740114" text:style-name="L1">
        <text:list-item>
          <text:p text:style-name="P78">Building on the host language:</text:p>
        </text:list-item>
      </text:list>
      <text:list xml:id="list112153867416493270" text:style-name="L8">
        <text:list-item>
          <text:list>
            <text:list-item>
              <text:p text:style-name="P7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99837944"/>Thanks<text:alphabetical-index-mark-end text:id="IMark99837944"/></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244634908407177230" text:style-name="L9">
        <text:list-item>
          <text:p text:style-name="P97">ruby 1.9.3p484 (2013-11-22) [i386-mingw32]</text:p>
        </text:list-item>
        <text:list-item>
          <text:p text:style-name="P97">ruby 2.1.5p273 (2014-11-13 revision 48405) [i386-mingw32]</text:p>
        </text:list-item>
        <text:list-item>
          <text:p text:style-name="P97">Rubinius – to be tested!</text:p>
        </text:list-item>
        <text:list-item>
          <text:p text:style-name="P97">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99837944"/>Rake<text:alphabetical-index-mark-end text:id="IMark99837944"/>:</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9837944"/>Demo.rb<text:alphabetical-index-mark-end text:id="IMark9983794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99837944"/>Testing<text:alphabetical-index-mark-end text:id="IMark9983794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99837944"/>Known Issues<text:alphabetical-index-mark-end text:id="IMark9983794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99837944"/>Archive<text:alphabetical-index-mark-end text:id="IMark9983794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2788960"/>F10:<text:change-end text:change-id="ct232788960"/><text:change-start text:change-id="ct232789064"/> <text:change-end text:change-id="ct23278906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98963564"/>drop<text:alphabetical-index-mark-end text:id="IMark9896356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98963564"/>dup<text:alphabetical-index-mark-end text:id="IMark9896356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98963564"/>nip<text:alphabetical-index-mark-end text:id="IMark9896356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98963564"/>over<text:alphabetical-index-mark-end text:id="IMark9896356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98963564"/>pick<text:alphabetical-index-mark-end text:id="IMark9896356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98963564"/>swap<text:alphabetical-index-mark-end text:id="IMark9896356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98963564"/>tuck<text:alphabetical-index-mark-end text:id="IMark9896356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353238472271703142" text:style-name="L10">
        <text:list-item>
          <text:p text:style-name="P80">To store return addresses for word calls. In fOOrth this is handled by the Ruby virtual machine.</text:p>
        </text:list-item>
        <text:list-item>
          <text:p text:style-name="P80">To store context for control structures. In fOOrth the context mechanism provides for a far richer and more reliable set of control, compile, and data structures.</text:p>
        </text:list-item>
        <text:list-item>
          <text:p text:style-name="P8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18058004"/>if<text:alphabetical-index-mark-end text:id="IMark11805800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18058004"/>else<text:alphabetical-index-mark-end text:id="IMark118058004"/>” and “<text:alphabetical-index-mark-start text:id="IMark98851708"/>then<text:alphabetical-index-mark-end text:id="IMark9885170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8851708"/>switch<text:alphabetical-index-mark-end text:id="IMark98851708"/>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98851708"/>do<text:alphabetical-index-mark-end text:id="IMark98851708"/>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98851708"/>loop<text:alphabetical-index-mark-end text:id="IMark98851708"/>” commands mark the boundaries of the loop; The “<text:alphabetical-index-mark-start text:id="IMark118058004"/>i<text:alphabetical-index-mark-end text:id="IMark118058004"/>” command is used to retrieve the current loop counter value. For nested loops, the “<text:alphabetical-index-mark-start text:id="IMark118058244"/>j<text:alphabetical-index-mark-end text:id="IMark118058244"/>” command retrieves the value of the outer loops counter value. <text:s/>By default, the “loop” command adds one to the loop value. For more flexible looping, the “<text:alphabetical-index-mark-start text:id="IMark98904584"/>+loop<text:alphabetical-index-mark-end text:id="IMark9890458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8904584"/>-i<text:alphabetical-index-mark-end text:id="IMark98904584"/> and <text:alphabetical-index-mark-start text:id="IMark118058244"/>-j<text:alphabetical-index-mark-end text:id="IMark11805824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18058244"/>begin<text:alphabetical-index-mark-end text:id="IMark11805824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624404364311162024" text:style-name="L11">
        <text:list-item>
          <text:p text:style-name="P81">begin … <text:alphabetical-index-mark-start text:id="IMark118058004"/>until<text:alphabetical-index-mark-end text:id="IMark118058004"/> – loops until the top of stack is true.</text:p>
        </text:list-item>
        <text:list-item>
          <text:p text:style-name="P81">begin … <text:alphabetical-index-mark-start text:id="IMark118058244"/>again<text:alphabetical-index-mark-end text:id="IMark118058244"/> – loops indefinitely </text:p>
        </text:list-item>
        <text:list-item>
          <text:p text:style-name="P81">begin … <text:alphabetical-index-mark-start text:id="IMark118058004"/>repeat<text:alphabetical-index-mark-end text:id="IMark11805800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18058004"/>Typing<text:alphabetical-index-mark-end text:id="IMark11805800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18058004"/>Duck Typing<text:alphabetical-index-mark-end text:id="IMark118058004"/><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18058004"/>Declarations<text:alphabetical-index-mark-end text:id="IMark11805800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18058004"/>Scoping<text:alphabetical-index-mark-end text:id="IMark11805800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18058004"/><text:span text:style-name="T7">val:</text:span><text:alphabetical-index-mark-end text:id="IMark118058004"/> and <text:alphabetical-index-mark-start text:id="IMark98904584"/><text:span text:style-name="T7">var:</text:span><text:alphabetical-index-mark-end text:id="IMark98904584"/></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8904584"/><text:span text:style-name="T7">.init</text:span><text:alphabetical-index-mark-end text:id="IMark98904584"/> method being the most popular since it is called to initialize a new instance of the object.</text:p>
      <text:p text:style-name="P1">Methods: <text:alphabetical-index-mark-start text:id="IMark98904584"/><text:span text:style-name="T7">val@:</text:span><text:alphabetical-index-mark-end text:id="IMark98904584"/> and <text:alphabetical-index-mark-start text:id="IMark118058004"/><text:span text:style-name="T7">var@:</text:span><text:alphabetical-index-mark-end text:id="IMark118058004"/></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18058004"/><text:span text:style-name="T7">val#:</text:span><text:alphabetical-index-mark-end text:id="IMark118058004"/> and <text:alphabetical-index-mark-start text:id="IMark98904584"/><text:span text:style-name="T7">var#:</text:span><text:alphabetical-index-mark-end text:id="IMark98904584"/></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8904584"/><text:span text:style-name="T7">val$:</text:span><text:alphabetical-index-mark-end text:id="IMark98904584"/> and <text:alphabetical-index-mark-start text:id="IMark118058004"/><text:span text:style-name="T7">var$:</text:span><text:alphabetical-index-mark-end text:id="IMark118058004"/></text:p>
      <text:p text:style-name="P1">Regex for valid local variable names: <text:span text:style-name="T7">/^\$[a-z][a-z0-9_]*$/</text:span></text:p>
      <text:p text:style-name="Text_20_body">Notes:</text:p>
      <text:p text:style-name="Text_20_body"/>
      <text:h text:style-name="Heading_20_2" text:outline-level="2"><text:alphabetical-index-mark-start text:id="IMark118058004"/>Referencing<text:alphabetical-index-mark-end text:id="IMark11805800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18058004"/>Mutation<text:alphabetical-index-mark-end text:id="IMark11805800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99910680"/>dup<text:alphabetical-index-mark-end text:id="IMark99910680"/></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99910680"/>copy<text:alphabetical-index-mark-end text:id="IMark99910680"/></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99910680"/>.copy<text:alphabetical-index-mark-end text:id="IMark99910680"/></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99910680"/>clone<text:alphabetical-index-mark-end text:id="IMark99910680"/></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99910680"/>.clone<text:alphabetical-index-mark-end text:id="IMark99910680"/></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717941410371839444" text:style-name="L12">
        <text:list-item>
          <text:p text:style-name="P98">No Copying</text:p>
        </text:list-item>
        <text:list-item>
          <text:p text:style-name="P98">Shallow Copying</text:p>
        </text:list-item>
        <text:list-item>
          <text:p text:style-name="P9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18058004"/>.clone_exclude<text:alphabetical-index-mark-end text:id="IMark11805800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0007720"/>try<text:alphabetical-index-mark-end text:id="IMark100007720"/> block</text:h>
      <text:p text:style-name="P1">The bare basics of an exception handled code block is:</text:p>
      <text:p text:style-name="Code"/>
      <text:p text:style-name="Code">try (dangerous code here) <text:alphabetical-index-mark-start text:id="IMark100007720"/>catch<text:alphabetical-index-mark-end text:id="IMark100007720"/>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0007720"/>?"<text:alphabetical-index-mark-end text:id="IMark10000772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0007720"/>bounce<text:alphabetical-index-mark-end text:id="IMark10000772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00007720"/>bounce<text:alphabetical-index-mark-end text:id="IMark10000772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0007720"/>finally<text:alphabetical-index-mark-end text:id="IMark10000772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0007720"/>try<text:alphabetical-index-mark-end text:id="IMark100007720"/></text:p>
      <text:p text:style-name="Code"><text:s text:c="2"/>(dangerous code)</text:p>
      <text:p text:style-name="Code">(optional) <text:alphabetical-index-mark-start text:id="IMark100007720"/>catch<text:alphabetical-index-mark-end text:id="IMark100007720"/></text:p>
      <text:p text:style-name="Code"><text:s text:c="2"/>(exception handler with optional <text:alphabetical-index-mark-start text:id="IMark100007720"/>?"<text:alphabetical-index-mark-end text:id="IMark100007720"/>Exx" and <text:alphabetical-index-mark-start text:id="IMark98965724"/>bounce<text:alphabetical-index-mark-end text:id="IMark98965724"/>)</text:p>
      <text:p text:style-name="Code">(optional) <text:alphabetical-index-mark-start text:id="IMark98965724"/>finally<text:alphabetical-index-mark-end text:id="IMark98965724"/></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8965724"/>throw"<text:alphabetical-index-mark-end text:id="IMark98965724"/>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98965724"/>.throw<text:alphabetical-index-mark-end text:id="IMark9896572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99912888"/>Classes<text:alphabetical-index-mark-end text:id="IMark99912888"/></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99912888"/>Inheritance<text:alphabetical-index-mark-end text:id="IMark99912888"/></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99912888"/>Methods<text:alphabetical-index-mark-end text:id="IMark99912888"/></text:h>
      <text:p text:style-name="P1">All code in fOOrth is contained in methods. A method is a fragment of code that an object uses to respond to a message that has been sent to that object. In fOOrth there are three sorts of methods:</text:p>
      <text:list xml:id="list5591619610626478175" text:style-name="L13">
        <text:list-item>
          <text:p text:style-name="P82">Shared: Methods that are common to all instances of the class that contains them.</text:p>
        </text:list-item>
        <text:list-item>
          <text:p text:style-name="P82">Exclusive: Methods that are defined for one and only one object (and all of its clones that are created <text:span text:style-name="T2">after</text:span> the exclusive method is defined.).</text:p>
        </text:list-item>
        <text:list-item>
          <text:p text:style-name="P82">Local: Methods that are created in a context and are accessible only in that context. When the context concludes, these methods are no longer accessible.</text:p>
        </text:list-item>
      </text:list>
      <text:h text:style-name="Heading_20_2" text:outline-level="2"><text:alphabetical-index-mark-start text:id="IMark100007720"/>Late Binding<text:alphabetical-index-mark-end text:id="IMark100007720"/> and <text:alphabetical-index-mark-start text:id="IMark98965724"/>Polymorphism<text:alphabetical-index-mark-end text:id="IMark9896572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98965724"/>Prototypes<text:alphabetical-index-mark-end text:id="IMark9896572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98965724"/>Method Mapping<text:alphabetical-index-mark-end text:id="IMark9896572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940849183786822568" text:style-name="L14">
        <text:list-item>
          <text:p text:style-name="P83">The strings used by fOOrth needed to be converted to Ruby symbols to allow code to be executed in Ruby.</text:p>
        </text:list-item>
        <text:list-item>
          <text:p text:style-name="P8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3">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0007720"/>SymbolMap<text:alphabetical-index-mark-end text:id="IMark100007720"/> class. This class creates mappings in one of two ways:</text:p>
      <text:list xml:id="list2004819270160459172" text:style-name="L15">
        <text:list-item>
          <text:p text:style-name="P8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100007720"/>Routing<text:alphabetical-index-mark-end text:id="IMark100007720"/></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927252118001286863" text:style-name="L16">
        <text:list-item>
          <text:p text:style-name="P85">The defining word used to create the method.</text:p>
        </text:list-item>
        <text:list-item>
          <text:p text:style-name="P85">The receiver of the defining word used to create the method.</text:p>
        </text:list-item>
        <text:list-item>
          <text:p text:style-name="P85">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2962031217131018954" text:style-name="L17">
        <text:list-item>
          <text:p text:style-name="P86">“.” - indicates that the message is routed to the top-of-stack element (TOS)</text:p>
        </text:list-item>
        <text:list-item>
          <text:p text:style-name="P86">“~” - indicates that the message is routed to the “self” entity of the method (see the section Self below). Since these messages are only routed to the object itself, they are in effect private methods.</text:p>
        </text:list-item>
        <text:list-item>
          <text:p text:style-name="P8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4756047" text:continue-numbering="true" text:style-name="L17">
        <text:list-item>
          <text:p text:style-name="P86">“.” - indicates that the message is routed to the top-of-stack element (TOS)</text:p>
        </text:list-item>
        <text:list-item>
          <text:p text:style-name="P86">“~” - indicates that the message is routed to the “self” entity of the method (see the section Self below). Since these messages are only routed to the object itself, they are in effect private methods.</text:p>
        </text:list-item>
        <text:list-item>
          <text:p text:style-name="P8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100006280"/>:<text:alphabetical-index-mark-end text:id="IMark100006280"/></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100006280"/>.:<text:alphabetical-index-mark-end text:id="IMark100006280"/></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100006280"/>.::<text:alphabetical-index-mark-end text:id="IMark100006280"/></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99426064"/>do_map_name<text:alphabetical-index-mark-end text:id="IMark9942606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2789272"/>F10: <text:change-end text:change-id="ct232789272"/>?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99426064"/>self<text:alphabetical-index-mark-end text:id="IMark99426064"/>”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43893943603829813" text:style-name="L18">
        <text:list-item>
          <text:p text:style-name="P8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7">For TOS routed methods, access to self is as simple as “self .method_name”. This was done in the MyClass example above. The self value is a free value that does not to be declared.</text:p>
        </text:list-item>
        <text:list-item>
          <text:p text:style-name="P87">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7">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9426064"/>.with{<text:alphabetical-index-mark-end text:id="IMark99426064"/>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327978262126455707" text:style-name="L19">
        <text:list-item>
          <text:p text:style-name="P88">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8">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8">A .with{ … } clause can be used to take a value and give easy access to that value within the executed block without having to create a local value.</text:p>
        </text:list-item>
        <text:list-item>
          <text:p text:style-name="P88">Access to the self value is generally faster than other forms of access. Thus this construct can yield performance enhancements.</text:p>
        </text:list-item>
      </text:list>
      <text:p text:style-name="P1"/>
      <text:h text:style-name="Heading_20_1" text:outline-level="1"><text:alphabetical-index-mark-start text:id="IMark99426064"/>Boolean<text:alphabetical-index-mark-end text:id="IMark9942606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98852812"/>FalseClass<text:alphabetical-index-mark-end text:id="IMark98852812"/></text:p>
            <text:p text:style-name="P13"><text:alphabetical-index-mark-start text:id="IMark98852812"/>NilClass<text:alphabetical-index-mark-end text:id="IMark98852812"/></text:p>
          </table:table-cell>
          <table:table-cell table:style-name="Table118.B2" office:value-type="string">
            <text:p text:style-name="P13"><text:alphabetical-index-mark-start text:id="IMark98852812"/>Object<text:alphabetical-index-mark-end text:id="IMark98852812"/></text:p>
          </table:table-cell>
        </table:table-row>
      </table:table>
      <text:p text:style-name="P10"/>
      <text:p text:style-name="P11">Note that while false processing occurs in FalseClass and NilClass, true processing occurs in Object and not <text:alphabetical-index-mark-start text:id="IMark99426064"/>TrueClass<text:alphabetical-index-mark-end text:id="IMark9942606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99426064"/>Numeric<text:alphabetical-index-mark-end text:id="IMark9942606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159218070383768967" text:style-name="L20">
        <text:list-item>
          <text:p text:style-name="P89">Integer defines a few “bit” oriented operations that are specific to whole numbers.</text:p>
        </text:list-item>
        <text:list-item>
          <text:p text:style-name="P89">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99426064"/>Array<text:alphabetical-index-mark-end text:id="IMark9942606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3282920560807872463" text:style-name="L21">
        <text:list-item>
          <text:p text:style-name="P90">The first two examples both create “empty” arrays with zero data elements. </text:p>
        </text:list-item>
        <text:list-item>
          <text:p text:style-name="P90">Array data do NOT need to be the same “type” of data. Mixing is allowed. </text:p>
        </text:list-item>
        <text:list-item>
          <text:p text:style-name="P90">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1203098688021409304" text:style-name="L22">
        <text:list-item>
          <text:p text:style-name="P91">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8852812"/>.new<text:alphabetical-index-mark-end text:id="IMark98852812"/>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8852812"/>.new{<text:alphabetical-index-mark-end text:id="IMark98852812"/>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98852812"/>x<text:alphabetical-index-mark-end text:id="IMark98852812"/>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98852812"/>}<text:alphabetical-index-mark-end text:id="IMark98852812"/>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98852812"/>.new_size<text:alphabetical-index-mark-end text:id="IMark98852812"/>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8852812"/>.new_value<text:alphabetical-index-mark-end text:id="IMark98852812"/>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8852812"/>.new_values<text:alphabetical-index-mark-end text:id="IMark98852812"/>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98852812"/>!<text:alphabetical-index-mark-end text:id="IMark9885281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8852812"/>+<text:alphabetical-index-mark-end text:id="IMark9885281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8852812"/>.+left<text:alphabetical-index-mark-end text:id="IMark9885281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98852812"/>.+mid<text:alphabetical-index-mark-end text:id="IMark9885281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8852812"/>.+midlr<text:alphabetical-index-mark-end text:id="IMark9885281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8852812"/>.+right<text:alphabetical-index-mark-end text:id="IMark9885281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98852812"/>.-left<text:alphabetical-index-mark-end text:id="IMark9885281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8852812"/>.-mid<text:alphabetical-index-mark-end text:id="IMark9885281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8852812"/>.-midlr<text:alphabetical-index-mark-end text:id="IMark9885281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8852812"/>.-right<text:alphabetical-index-mark-end text:id="IMark9885281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98852812"/>.[]!<text:alphabetical-index-mark-end text:id="IMark98852812"/>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98852812"/>.[]@<text:alphabetical-index-mark-end text:id="IMark98852812"/>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98852812"/>.left<text:alphabetical-index-mark-end text:id="IMark9885281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8852812"/>.length<text:alphabetical-index-mark-end text:id="IMark9885281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8852812"/>.max<text:alphabetical-index-mark-end text:id="IMark9885281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8852812"/>.mid<text:alphabetical-index-mark-end text:id="IMark9885281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8852812"/>.midlr<text:alphabetical-index-mark-end text:id="IMark9885281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98852812"/>.min<text:alphabetical-index-mark-end text:id="IMark9885281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8852812"/>.pp<text:alphabetical-index-mark-end text:id="IMark9885281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8852812"/>.reverse<text:alphabetical-index-mark-end text:id="IMark9885281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98852812"/>.right<text:alphabetical-index-mark-end text:id="IMark9885281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8852812"/>.shuffle<text:alphabetical-index-mark-end text:id="IMark9885281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8852812"/>.sort<text:alphabetical-index-mark-end text:id="IMark9885281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8852812"/>.strmax<text:alphabetical-index-mark-end text:id="IMark9885281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8852812"/>&lt;&lt;<text:alphabetical-index-mark-end text:id="IMark9885281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8852812"/>@<text:alphabetical-index-mark-end text:id="IMark9885281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9426064"/>Class<text:alphabetical-index-mark-end text:id="IMark99426064"/></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8852812"/>.is_class?<text:alphabetical-index-mark-end text:id="IMark9885281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98852812"/>.new<text:alphabetical-index-mark-end text:id="IMark9885281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98852812"/>.parent_class<text:alphabetical-index-mark-end text:id="IMark9885281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8852812"/>.subclass:<text:alphabetical-index-mark-end text:id="IMark98852812"/>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98852812"/>.to_s<text:alphabetical-index-mark-end text:id="IMark9885281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99426064"/>Commands<text:alphabetical-index-mark-end text:id="IMark99426064"/></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98852812"/>)methods<text:alphabetical-index-mark-end text:id="IMark98852812"/>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98852812"/>)stubs<text:alphabetical-index-mark-end text:id="IMark98852812"/> []</text:h>
            <text:p text:style-name="Text_20_body">Routing: TOS</text:p>
            <text:p text:style-name="P1">List the stub methods defined for this class. Stubs are place holder methods that serve one of two purposes:</text:p>
            <text:list xml:id="list5711292547665889902" text:style-name="L23">
              <text:list-item>
                <text:p text:style-name="P92">They are abstract methods in a base class that exist so that a sub-class may replace the stub with an actual method. The stub ensures that the compiler uses the correct routing when using the method.</text:p>
              </text:list-item>
              <text:list-item>
                <text:p text:style-name="P92">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9426064"/>Complex<text:alphabetical-index-mark-end text:id="IMark9942606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98851804"/>.cbrt<text:alphabetical-index-mark-end text:id="IMark98851804"/>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99425680"/>.e**<text:alphabetical-index-mark-end text:id="IMark99425680"/>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98851804"/>.split<text:alphabetical-index-mark-end text:id="IMark9885180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99425680"/>.sqrt<text:alphabetical-index-mark-end text:id="IMark99425680"/>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99425776"/>FalseClass<text:alphabetical-index-mark-end text:id="IMark9942577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99425680"/>&amp;&amp;<text:alphabetical-index-mark-end text:id="IMark9942568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99425680"/>^^<text:alphabetical-index-mark-end text:id="IMark9942568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99425680"/>||<text:alphabetical-index-mark-end text:id="IMark9942568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99425776"/>Float<text:alphabetical-index-mark-end text:id="IMark9942577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99425440"/>Hash<text:alphabetical-index-mark-end text:id="IMark9942544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99425440"/><text:span text:style-name="T7">{</text:span><text:alphabetical-index-mark-end text:id="IMark99425440"/>” and the locally defined methods “<text:alphabetical-index-mark-start text:id="IMark99424960"/><text:span text:style-name="T7">-&gt;</text:span><text:alphabetical-index-mark-end text:id="IMark99424960"/>” and “<text:alphabetical-index-mark-start text:id="IMark99424288"/><text:span text:style-name="T7">}</text:span><text:alphabetical-index-mark-end text:id="IMark9942428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34739456" text:continue-list="list3282920560807872463" text:style-name="L21">
        <text:list-item>
          <text:p text:style-name="P90">The first example creates an “empty” hash with zero data elements. </text:p>
        </text:list-item>
        <text:list-item>
          <text:p text:style-name="P90">Hash key and data do NOT need to be the same “type” of data. Mixing is allowed. </text:p>
        </text:list-item>
        <text:list-item>
          <text:p text:style-name="P90">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99424240"/>.[]!<text:alphabetical-index-mark-end text:id="IMark9942424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99424240"/>.[]@<text:alphabetical-index-mark-end text:id="IMark9942424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99424240"/>.keys<text:alphabetical-index-mark-end text:id="IMark99424240"/>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99424240"/>.pp<text:alphabetical-index-mark-end text:id="IMark9942424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99424240"/>.strmax2<text:alphabetical-index-mark-end text:id="IMark9942424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99424240"/>.values<text:alphabetical-index-mark-end text:id="IMark99424240"/>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99424960"/>InStream<text:alphabetical-index-mark-end text:id="IMark9942496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99424240"/>.get_all<text:alphabetical-index-mark-end text:id="IMark9942424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99424240"/>.open<text:alphabetical-index-mark-end text:id="IMark9942424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99424240"/>.open{<text:alphabetical-index-mark-end text:id="IMark99424240"/>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99424240"/>.close<text:alphabetical-index-mark-end text:id="IMark9942424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99424240"/>.getc<text:alphabetical-index-mark-end text:id="IMark9942424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99424240"/>.gets<text:alphabetical-index-mark-end text:id="IMark9942424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99424240"/>~getc<text:alphabetical-index-mark-end text:id="IMark9942424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99424240"/>~gets<text:alphabetical-index-mark-end text:id="IMark9942424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99424960"/>Integer<text:alphabetical-index-mark-end text:id="IMark9942496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32789376"/></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32789480"/>[an_integer] <text:alphabetical-index-mark-start text:id="IMark99424288"/>.even?<text:alphabetical-index-mark-end text:id="IMark99424288"/> [a_boolean]</text:h>
            <text:p text:style-name="Text_20_body">Routing: TOS</text:p>
            <text:p text:style-name="P1">This method returns true if the integer is even and false if it is odd.<text:change-end text:change-id="ct232789480"/></text:p>
          </table:table-cell>
          <table:covered-table-cell/>
        </table:table-row>
        <table:table-row table:style-name="Table120.1">
          <table:table-cell table:style-name="Table120.A2" office:value-type="string">
            <text:p text:style-name="P15"><text:change-start text:change-id="ct232789584"/>Code<text:change-end text:change-id="ct232789584"/></text:p>
          </table:table-cell>
          <table:table-cell table:style-name="Table120.B2" office:value-type="string">
            <text:p text:style-name="P15"><text:change-start text:change-id="ct232789688"/>Result<text:change-end text:change-id="ct232789688"/></text:p>
          </table:table-cell>
        </table:table-row>
        <table:table-row table:style-name="Table120.1">
          <table:table-cell table:style-name="Table120.A2" office:value-type="string">
            <text:p text:style-name="Snippet"><text:change-start text:change-id="ct232789792"/>2 .even?<text:change-end text:change-id="ct232789792"/></text:p>
          </table:table-cell>
          <table:table-cell table:style-name="Table120.B2" office:value-type="string">
            <text:p text:style-name="P2"><text:change-start text:change-id="ct232789896"/>true<text:change-end text:change-id="ct232789896"/></text:p>
          </table:table-cell>
        </table:table-row>
        <table:table-row table:style-name="Table120.1">
          <table:table-cell table:style-name="Table120.A2" office:value-type="string">
            <text:p text:style-name="Snippet"><text:change-start text:change-id="ct232790000"/>3 .even?<text:change-end text:change-id="ct232790000"/></text:p>
          </table:table-cell>
          <table:table-cell table:style-name="Table120.B2" office:value-type="string">
            <text:p text:style-name="P2"><text:change-start text:change-id="ct232790104"/>false<text:change-end text:change-id="ct232790104"/></text:p>
          </table:table-cell>
        </table:table-row>
      </table:table>
      <text:p text:style-name="Text_20_body"><text:change text:change-id="ct232790208"/><text:change-start text:change-id="ct23279031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99424288"/>.gcd<text:alphabetical-index-mark-end text:id="IMark9942428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2790312"/><text:change text:change-id="ct232790416"/><text:change-start text:change-id="ct23279052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99424288"/>.lcm<text:alphabetical-index-mark-end text:id="IMark9942428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2790520"/><text:change text:change-id="ct232790728"/><text:change text:change-id="ct232790624"/><text:change-start text:change-id="ct23279083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99424288"/>.odd?<text:alphabetical-index-mark-end text:id="IMark9942428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2790832"/></text:p>
      <text:p text:style-name="Text_20_body"><text:change text:change-id="ct232790936"/><text:change-start text:change-id="ct232791040"/></text:p>
      <text:p text:style-name="Text_20_body"><text:change-end text:change-id="ct232791040"/><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2791144"/>[an_integer] <text:alphabetical-index-mark-start text:id="IMark99424288"/>2*<text:alphabetical-index-mark-end text:id="IMark99424288"/> [an_integer]</text:h>
            <text:p text:style-name="Text_20_body">Routing: TOS</text:p>
            <text:p text:style-name="P1"><text:change-end text:change-id="ct232791144"/><text:change-start text:change-id="ct232791248"/>Double the value of the integer.<text:change-end text:change-id="ct232791248"/></text:p>
          </table:table-cell>
          <table:covered-table-cell/>
        </table:table-row>
        <table:table-row table:style-name="Table124.1">
          <table:table-cell table:style-name="Table124.A2" office:value-type="string">
            <text:p text:style-name="P15"><text:change-start text:change-id="ct232791352"/>Code<text:change-end text:change-id="ct232791352"/></text:p>
          </table:table-cell>
          <table:table-cell table:style-name="Table124.B2" office:value-type="string">
            <text:p text:style-name="P15"><text:change-start text:change-id="ct232791456"/>Result<text:change-end text:change-id="ct232791456"/></text:p>
          </table:table-cell>
        </table:table-row>
        <table:table-row table:style-name="Table124.1">
          <table:table-cell table:style-name="Table124.A2" office:value-type="string">
            <text:p text:style-name="Snippet"><text:change-start text:change-id="ct232791560"/>13 2*<text:change-end text:change-id="ct232791560"/></text:p>
          </table:table-cell>
          <table:table-cell table:style-name="Table124.B2" office:value-type="string">
            <text:p text:style-name="P2"><text:change-start text:change-id="ct232791664"/>26<text:change-end text:change-id="ct232791664"/></text:p>
          </table:table-cell>
        </table:table-row>
      </table:table>
      <text:p text:style-name="Standard"/>
      <text:p text:style-name="Text_20_body"><text:change text:change-id="ct232791768"/><text:change-start text:change-id="ct23470704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99424288"/>2/<text:alphabetical-index-mark-end text:id="IMark9942428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4707040"/><text:change text:change-id="ct234707144"/><text:change-start text:change-id="ct23470724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99424288"/>&lt;&lt;<text:alphabetical-index-mark-end text:id="IMark9942428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34707248"/><text:change text:change-id="ct234707352"/><text:change-start text:change-id="ct23470745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99424288"/>&gt;&gt;<text:alphabetical-index-mark-end text:id="IMark9942428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34707456"/><text:change text:change-id="ct234707560"/><text:change-start text:change-id="ct23470766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99424288"/>and<text:alphabetical-index-mark-end text:id="IMark9942428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4707664"/><text:change text:change-id="ct234707768"/><text:change-start text:change-id="ct23470787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99424288"/>com<text:alphabetical-index-mark-end text:id="IMark9942428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4707872"/><text:change text:change-id="ct23470797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4708080"/>[an_integer an_integer] <text:alphabetical-index-mark-start text:id="IMark99424288"/>or<text:alphabetical-index-mark-end text:id="IMark99424288"/> [an_integer]</text:h>
            <text:p text:style-name="Text_20_body">Routing: NOS</text:p>
            <text:p text:style-name="P1"><text:change-end text:change-id="ct234708080"/><text:change-start text:change-id="ct234708184"/>Compute the bit-wise inclusive or function of the two integer values.<text:change-end text:change-id="ct234708184"/></text:p>
          </table:table-cell>
          <table:covered-table-cell/>
        </table:table-row>
        <table:table-row table:style-name="Table130.1">
          <table:table-cell table:style-name="Table130.A2" office:value-type="string">
            <text:p text:style-name="P15"><text:change-start text:change-id="ct234708288"/>Code<text:change-end text:change-id="ct234708288"/></text:p>
          </table:table-cell>
          <table:table-cell table:style-name="Table130.B2" office:value-type="string">
            <text:p text:style-name="P15"><text:change-start text:change-id="ct234708392"/>Result<text:change-end text:change-id="ct234708392"/></text:p>
          </table:table-cell>
        </table:table-row>
        <table:table-row table:style-name="Table130.1">
          <table:table-cell table:style-name="Table130.A2" office:value-type="string">
            <text:p text:style-name="Snippet"><text:change-start text:change-id="ct234708496"/>15 40 or<text:change-end text:change-id="ct234708496"/></text:p>
          </table:table-cell>
          <table:table-cell table:style-name="Table130.B2" office:value-type="string">
            <text:p text:style-name="P2"><text:change-start text:change-id="ct234708600"/>47<text:change-end text:change-id="ct234708600"/></text:p>
          </table:table-cell>
        </table:table-row>
      </table:table>
      <text:p text:style-name="Standard"><text:change text:change-id="ct234708704"/><text:change-start text:change-id="ct23470880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99424288"/>xor<text:alphabetical-index-mark-end text:id="IMark9942428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34708808"/></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99423856"/><text:alphabetical-index-mark-start text:id="IMark99425872"/><text:alphabetical-index-mark-start text:id="IMark99424432"/>NilClass<text:alphabetical-index-mark-end text:id="IMark99424432"/><text:alphabetical-index-mark-end text:id="IMark99425872"/><text:alphabetical-index-mark-end text:id="IMark99423856"/></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4708912"/> </text:p>
      <text:p text:style-name="P1">Note that in Boolean expressions, nil is treated as an alias for false.<text:change-end text:change-id="ct23470891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99424288"/>&amp;&amp;<text:alphabetical-index-mark-end text:id="IMark9942428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34709016"/>nil true &amp;&amp;<text:change-end text:change-id="ct234709016"/></text:p>
          </table:table-cell>
          <table:table-cell table:style-name="Table26.B2" office:value-type="string">
            <text:p text:style-name="P2"><text:change-start text:change-id="ct234709120"/>false<text:change-end text:change-id="ct23470912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99424288"/>^^<text:alphabetical-index-mark-end text:id="IMark9942428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34709224"/>nil <text:change-end text:change-id="ct234709224"/><text:change-start text:change-id="ct234709328"/>false ^^<text:change-end text:change-id="ct234709328"/></text:p>
          </table:table-cell>
          <table:table-cell table:style-name="Table27.B2" office:value-type="string">
            <text:p text:style-name="P2"><text:change-start text:change-id="ct234709432"/>false<text:change-end text:change-id="ct234709432"/></text:p>
          </table:table-cell>
        </table:table-row>
        <table:table-row table:style-name="Table27.2">
          <table:table-cell table:style-name="Table27.A2" office:value-type="string">
            <text:p text:style-name="Snippet"><text:change-start text:change-id="ct234709536"/>nil true ^^<text:change-end text:change-id="ct234709536"/></text:p>
          </table:table-cell>
          <table:table-cell table:style-name="Table27.B2" office:value-type="string">
            <text:p text:style-name="P2"><text:change-start text:change-id="ct234709640"/>true<text:change-end text:change-id="ct23470964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99424288"/>||<text:alphabetical-index-mark-end text:id="IMark9942428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34709744"/>nil false ||<text:change-end text:change-id="ct234709744"/></text:p>
          </table:table-cell>
          <table:table-cell table:style-name="Table28.B2" office:value-type="string">
            <text:p text:style-name="P2"><text:change-start text:change-id="ct234709848"/>false<text:change-end text:change-id="ct234709848"/></text:p>
          </table:table-cell>
        </table:table-row>
        <table:table-row table:style-name="Table28.2">
          <table:table-cell table:style-name="Table28.A2" office:value-type="string">
            <text:p text:style-name="Snippet"><text:change-start text:change-id="ct234709952"/>nil true ||<text:change-end text:change-id="ct234709952"/></text:p>
          </table:table-cell>
          <table:table-cell table:style-name="Table28.B2" office:value-type="string">
            <text:p text:style-name="P2"><text:change-start text:change-id="ct234710056"/>true<text:change-end text:change-id="ct234710056"/></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99423856"/>Numeric<text:alphabetical-index-mark-end text:id="IMark9942385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34710160"/><text:change-start text:change-id="ct234710264"/>The Numeric class is the abstract base class for num<text:change-end text:change-id="ct234710264"/><text:change-start text:change-id="ct234710368"/>eric data. It is the location for the vast majority of methods that act on such data. In use, data will be instances of <text:change-end text:change-id="ct234710368"/><text:change-start text:change-id="ct234710472"/>Complex, Float, Integer (via Bignum and Fixnum), and Rational data.<text:change-end text:change-id="ct234710472"/><text:change-start text:change-id="ct234710576"/></text:p>
      <text:h text:style-name="Heading_20_2" text:outline-level="2">Specia<text:change-end text:change-id="ct234710576"/><text:change-start text:change-id="ct234710680"/>l Numeric Values</text:h>
      <text:p text:style-name="Text_20_body"><text:change-end text:change-id="ct234710680"/><text:change-start text:change-id="ct234710784"/></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99424288"/>dpr<text:alphabetical-index-mark-end text:id="IMark9942428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4710784"/><text:change-start text:change-id="ct234711136"/></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99424288"/>e<text:alphabetical-index-mark-end text:id="IMark9942428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99424288"/>pi<text:alphabetical-index-mark-end text:id="IMark9942428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34710888"/>In 1897, an attempt was made <text:change-end text:change-id="ct234710888"/><text:change-start text:change-id="ct234710992"/>to legislate the value of pi. Fortunately, this effort was unsuccessful.<text:change-end text:change-id="ct234710992"/></text:p></text:note-body></text:note></text:p>
          </table:table-cell>
        </table:table-row>
      </table:table>
      <text:p text:style-name="Text_20_body"><text:change-end text:change-id="ct234711136"/></text:p>
      <text:h text:style-name="Heading_20_2" text:outline-level="2">Instance Methods</text:h>
      <text:p text:style-name="Text_20_body"><text:change text:change-id="ct234711240"/><text:change-start text:change-id="ct23471134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99424288"/>*<text:alphabetical-index-mark-end text:id="IMark9942428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34711344"/><text:change text:change-id="ct23471144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4711552"/>[a_numeric a_numeric] <text:alphabetical-index-mark-start text:id="IMark99424288"/>**<text:alphabetical-index-mark-end text:id="IMark99424288"/> [a_numeric]</text:h>
            <text:p text:style-name="Text_20_body">Routing: NOS</text:p>
            <text:p text:style-name="P1"><text:change-end text:change-id="ct234711552"/><text:change-start text:change-id="ct234711656"/>The exponentiation operator is impleme<text:change-end text:change-id="ct234711656"/><text:change-start text:change-id="ct234711760"/>nted by this method. Note the the second operand, the power, is converted to a Float first.<text:change-end text:change-id="ct234711760"/></text:p>
          </table:table-cell>
          <table:covered-table-cell/>
        </table:table-row>
        <table:table-row table:style-name="Table133.1">
          <table:table-cell table:style-name="Table133.A2" office:value-type="string">
            <text:p text:style-name="P15"><text:change-start text:change-id="ct234711864"/>Code<text:change-end text:change-id="ct234711864"/></text:p>
          </table:table-cell>
          <table:table-cell table:style-name="Table133.B2" office:value-type="string">
            <text:p text:style-name="P15"><text:change-start text:change-id="ct234711968"/>Result<text:change-end text:change-id="ct234711968"/></text:p>
          </table:table-cell>
        </table:table-row>
        <table:table-row table:style-name="Table133.1">
          <table:table-cell table:style-name="Table133.A2" office:value-type="string">
            <text:p text:style-name="Snippet"><text:change-start text:change-id="ct234712072"/>2 10 **<text:change-end text:change-id="ct234712072"/></text:p>
          </table:table-cell>
          <table:table-cell table:style-name="Table133.B2" office:value-type="string">
            <text:p text:style-name="P2"><text:change-start text:change-id="ct234712176"/>1024<text:change-end text:change-id="ct234712176"/></text:p>
          </table:table-cell>
        </table:table-row>
        <table:table-row table:style-name="Table133.1">
          <table:table-cell table:style-name="Table133.A2" office:value-type="string">
            <text:p text:style-name="Snippet"><text:change-start text:change-id="ct234712280"/>3 4 **<text:change-end text:change-id="ct234712280"/></text:p>
          </table:table-cell>
          <table:table-cell table:style-name="Table133.B2" office:value-type="string">
            <text:p text:style-name="P2"><text:change-start text:change-id="ct234712384"/>81<text:change-end text:change-id="ct234712384"/></text:p>
          </table:table-cell>
        </table:table-row>
        <table:table-row table:style-name="Table133.1">
          <table:table-cell table:style-name="Table133.A2" office:value-type="string">
            <text:p text:style-name="Snippet"><text:change-start text:change-id="ct234712488"/>2 1/2 <text:change-end text:change-id="ct234712488"/><text:change-start text:change-id="ct234712592"/>**<text:change-end text:change-id="ct234712592"/></text:p>
          </table:table-cell>
          <table:table-cell table:style-name="Table133.B2" office:value-type="string">
            <text:p text:style-name="P2"><text:change-start text:change-id="ct234712696"/>1.4142135623730951<text:change-end text:change-id="ct234712696"/></text:p>
          </table:table-cell>
        </table:table-row>
      </table:table>
      <text:p text:style-name="Text_20_body"/>
      <text:p text:style-name="Text_20_body"><text:change text:change-id="ct234712800"/></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34712904"/>[a_numeric a_numeric] <text:alphabetical-index-mark-start text:id="IMark99424288"/>+<text:alphabetical-index-mark-end text:id="IMark99424288"/> [a_numeric]</text:h>
            <text:p text:style-name="Text_20_body">Routing: NOS</text:p>
            <text:p text:style-name="P1">The addition operator is implemented by this method.<text:change-end text:change-id="ct234712904"/></text:p>
          </table:table-cell>
          <table:covered-table-cell/>
        </table:table-row>
        <table:table-row table:style-name="Table134.1">
          <table:table-cell table:style-name="Table134.A2" office:value-type="string">
            <text:p text:style-name="P15"><text:change-start text:change-id="ct234713008"/>Code<text:change-end text:change-id="ct234713008"/></text:p>
          </table:table-cell>
          <table:table-cell table:style-name="Table134.B2" office:value-type="string">
            <text:p text:style-name="P15"><text:change-start text:change-id="ct234713112"/>Result<text:change-end text:change-id="ct234713112"/></text:p>
          </table:table-cell>
        </table:table-row>
        <table:table-row table:style-name="Table134.1">
          <table:table-cell table:style-name="Table134.A2" office:value-type="string">
            <text:p text:style-name="Snippet"><text:change-start text:change-id="ct234713216"/>1 1 +<text:change-end text:change-id="ct234713216"/></text:p>
          </table:table-cell>
          <table:table-cell table:style-name="Table134.B2" office:value-type="string">
            <text:p text:style-name="P2"><text:change-start text:change-id="ct234713320"/>2<text:change-end text:change-id="ct234713320"/></text:p>
          </table:table-cell>
        </table:table-row>
        <table:table-row table:style-name="Table134.1">
          <table:table-cell table:style-name="Table134.A2" office:value-type="string">
            <text:p text:style-name="Snippet"><text:change-start text:change-id="ct234713424"/>1.0 7.2 +<text:change-end text:change-id="ct234713424"/></text:p>
          </table:table-cell>
          <table:table-cell table:style-name="Table134.B2" office:value-type="string">
            <text:p text:style-name="P2"><text:change-start text:change-id="ct234713528"/>8.2<text:change-end text:change-id="ct234713528"/></text:p>
          </table:table-cell>
        </table:table-row>
        <table:table-row table:style-name="Table134.1">
          <table:table-cell table:style-name="Table134.A2" office:value-type="string">
            <text:p text:style-name="Snippet"><text:change-start text:change-id="ct234713632"/>1/2<text:change-end text:change-id="ct234713632"/><text:change-start text:change-id="ct234713736"/> 1/3 +<text:change-end text:change-id="ct234713736"/></text:p>
          </table:table-cell>
          <table:table-cell table:style-name="Table134.B2" office:value-type="string">
            <text:p text:style-name="P2"><text:change-start text:change-id="ct234713840"/>5/6<text:change-end text:change-id="ct234713840"/></text:p>
          </table:table-cell>
        </table:table-row>
        <table:table-row table:style-name="Table134.1">
          <table:table-cell table:style-name="Table134.A2" office:value-type="string">
            <text:p text:style-name="Snippet"><text:change-start text:change-id="ct234713944"/>1+2i 1+3i<text:change-end text:change-id="ct234713944"/><text:change-start text:change-id="ct234714048"/> +<text:change-end text:change-id="ct234714048"/></text:p>
          </table:table-cell>
          <table:table-cell table:style-name="Table134.B2" office:value-type="string">
            <text:p text:style-name="P2"><text:change-start text:change-id="ct234714152"/>2+5i<text:change-end text:change-id="ct234714152"/></text:p>
          </table:table-cell>
        </table:table-row>
      </table:table>
      <text:p text:style-name="Text_20_body"><text:change text:change-id="ct234714256"/><text:change-start text:change-id="ct234714360"/></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99424288"/>-<text:alphabetical-index-mark-end text:id="IMark9942428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4714360"/><text:change text:change-id="ct234714568"/><text:change text:change-id="ct234714464"/><text:change-start text:change-id="ct23471467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99424288"/>.1/x<text:alphabetical-index-mark-end text:id="IMark9942428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4714672"/><text:change text:change-id="ct234714776"/><text:change-start text:change-id="ct234714880"/></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99424288"/>.10**<text:alphabetical-index-mark-end text:id="IMark99424288"/>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4714880"/><text:change text:change-id="ct234714984"/><text:change-start text:change-id="ct234715088"/></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99424288"/>.2**<text:alphabetical-index-mark-end text:id="IMark99424288"/>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4715088"/><text:change text:change-id="ct234719344"/><text:change text:change-id="ct234719240"/><text:change-start text:change-id="ct23471944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99424288"/>.abs<text:alphabetical-index-mark-end text:id="IMark9942428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4719448"/><text:change text:change-id="ct234719552"/></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34719656"/>[a_numeric] <text:alphabetical-index-mark-start text:id="IMark99424288"/>.acos<text:alphabetical-index-mark-end text:id="IMark99424288"/> [a_float]</text:h>
            <text:p text:style-name="Text_20_body">Routing: TOS</text:p>
            <text:p text:style-name="P1">This method computes the arc-cosine (cos(x)<text:span text:style-name="T10">-1</text:span>) of the value. That is it computes the angle in radians <text:change-end text:change-id="ct234719656"/><text:change-start text:change-id="ct234720072"/>whose cosine is the argument<text:note text:id="ftn65" text:note-class="footnote"><text:note-citation>65</text:note-citation><text:note-body><text:p text:style-name="Footnote"><text:change-start text:change-id="ct234719760"/>Please s<text:change-end text:change-id="ct234719760"/><text:change-start text:change-id="ct234719864"/>ee <text:a xlink:type="simple" xlink:href="http://en.wikipedia.org/wiki/Inverse_trigonometric_functions" text:style-name="Internet_20_link" text:visited-style-name="Visited_20_Internet_20_Link">http://en.wikipedia.org/wiki/Inverse_trigonometric_functions</text:a> for m<text:change-end text:change-id="ct234719864"/><text:change-start text:change-id="ct234719968"/>ore details on inverse trigonometric functions.<text:change-end text:change-id="ct234719968"/></text:p></text:note-body></text:note>.<text:change-end text:change-id="ct234720072"/><text:change-start text:change-id="ct234720176"/> <text:span text:style-name="T10"><text:s text:c="11"/></text:span><text:change-end text:change-id="ct234720176"/></text:p>
          </table:table-cell>
          <table:covered-table-cell/>
        </table:table-row>
        <table:table-row table:style-name="Table140.1">
          <table:table-cell table:style-name="Table140.A2" office:value-type="string">
            <text:p text:style-name="P15"><text:change-start text:change-id="ct234720280"/>Code<text:change-end text:change-id="ct234720280"/></text:p>
          </table:table-cell>
          <table:table-cell table:style-name="Table140.B2" office:value-type="string">
            <text:p text:style-name="P15"><text:change-start text:change-id="ct234720384"/>Result<text:change-end text:change-id="ct234720384"/></text:p>
          </table:table-cell>
        </table:table-row>
        <table:table-row table:style-name="Table140.1">
          <table:table-cell table:style-name="Table140.A2" office:value-type="string">
            <text:p text:style-name="Snippet"><text:change-start text:change-id="ct234720488"/>1 .acos<text:change-end text:change-id="ct234720488"/></text:p>
          </table:table-cell>
          <table:table-cell table:style-name="Table140.B2" office:value-type="string">
            <text:p text:style-name="P2"><text:change-start text:change-id="ct234720592"/>0.0<text:change-end text:change-id="ct234720592"/></text:p>
          </table:table-cell>
        </table:table-row>
        <table:table-row table:style-name="Table140.1">
          <table:table-cell table:style-name="Table140.A2" office:value-type="string">
            <text:p text:style-name="Snippet"><text:change-start text:change-id="ct234720696"/>0 .acos<text:change-end text:change-id="ct234720696"/></text:p>
          </table:table-cell>
          <table:table-cell table:style-name="Table140.B2" office:value-type="string">
            <text:p text:style-name="P2"><text:change-start text:change-id="ct234720800"/>1.5707963267948966<text:change-end text:change-id="ct234720800"/></text:p>
          </table:table-cell>
        </table:table-row>
      </table:table>
      <text:p text:style-name="Text_20_body"><text:change text:change-id="ct23472090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34721216"/>[a_numeric] <text:alphabetical-index-mark-start text:id="IMark99424288"/>.acosh<text:alphabetical-index-mark-end text:id="IMark99424288"/>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23472100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4721008"/><text:change-start text:change-id="ct234721112"/>bolic trigonometric functions.<text:change-end text:change-id="ct234721112"/></text:p></text:note-body></text:note>.<text:change-end text:change-id="ct234721216"/></text:p>
          </table:table-cell>
          <table:covered-table-cell/>
        </table:table-row>
        <table:table-row table:style-name="Table141.1">
          <table:table-cell table:style-name="Table141.A2" office:value-type="string">
            <text:p text:style-name="P15"><text:change-start text:change-id="ct234721320"/>Code<text:change-end text:change-id="ct234721320"/></text:p>
          </table:table-cell>
          <table:table-cell table:style-name="Table141.B2" office:value-type="string">
            <text:p text:style-name="P15"><text:change-start text:change-id="ct234721424"/>Result<text:change-end text:change-id="ct23472142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472152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4721632"/>[a_numeric] <text:alphabetical-index-mark-start text:id="IMark99424288"/>.angle<text:alphabetical-index-mark-end text:id="IMark99424288"/> [a_float]</text:h>
            <text:p text:style-name="Text_20_body">Routing:<text:change-end text:change-id="ct234721632"/> TOS<text:change-start text:change-id="ct234721736"/></text:p>
            <text:p text:style-name="P1"><text:change-end text:change-id="ct23472173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34721840"/>Code<text:change-end text:change-id="ct234721840"/></text:p>
          </table:table-cell>
          <table:table-cell table:style-name="Table142.B2" office:value-type="string">
            <text:p text:style-name="P15"><text:change-start text:change-id="ct234721944"/>Result<text:change-end text:change-id="ct23472194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4722048"/></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34722152"/>[a_numeric] <text:alphabetical-index-mark-start text:id="IMark99424288"/>.asin<text:alphabetical-index-mark-end text:id="IMark99424288"/> [a_<text:change-end text:change-id="ct234722152"/>float<text:change-start text:change-id="ct234722256"/>]</text:h>
            <text:p text:style-name="Text_20_body">Routing:<text:change-end text:change-id="ct234722256"/> TOS<text:change-start text:change-id="ct234722360"/></text:p>
            <text:p text:style-name="P1"><text:change-end text:change-id="ct234722360"/>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34722464"/>Code<text:change-end text:change-id="ct234722464"/></text:p>
          </table:table-cell>
          <table:table-cell table:style-name="Table143.B2" office:value-type="string">
            <text:p text:style-name="P15"><text:change-start text:change-id="ct234722568"/>Result<text:change-end text:change-id="ct23472256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472267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34722776"/>[a_numeric] <text:alphabetical-index-mark-start text:id="IMark99424288"/>.asinh<text:alphabetical-index-mark-end text:id="IMark99424288"/> [a_<text:change-end text:change-id="ct234722776"/>float<text:change-start text:change-id="ct234722880"/>]</text:h>
            <text:p text:style-name="Text_20_body">Routing:<text:change-end text:change-id="ct234722880"/> TOS<text:change-start text:change-id="ct234722984"/></text:p>
            <text:p text:style-name="P1"><text:change-end text:change-id="ct234722984"/>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34723088"/>Code<text:change-end text:change-id="ct234723088"/></text:p>
          </table:table-cell>
          <table:table-cell table:style-name="Table144.B2" office:value-type="string">
            <text:p text:style-name="P15"><text:change-start text:change-id="ct234723192"/>Result<text:change-end text:change-id="ct23472319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478887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4788976"/>[a_numeric] <text:alphabetical-index-mark-start text:id="IMark99424288"/>.atan<text:alphabetical-index-mark-end text:id="IMark99424288"/> [a_<text:change-end text:change-id="ct234788976"/>float<text:change-start text:change-id="ct234789080"/>]</text:h>
            <text:p text:style-name="Text_20_body">Routing:<text:change-end text:change-id="ct234789080"/> TOS<text:change-start text:change-id="ct234789184"/></text:p>
            <text:p text:style-name="P1"><text:change-end text:change-id="ct234789184"/>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34789288"/>Code<text:change-end text:change-id="ct234789288"/></text:p>
          </table:table-cell>
          <table:table-cell table:style-name="Table145.B2" office:value-type="string">
            <text:p text:style-name="P15"><text:change-start text:change-id="ct234789392"/>Result<text:change-end text:change-id="ct23478939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478949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34789600"/>[a_numeric a_numeric] <text:alphabetical-index-mark-start text:id="IMark99424288"/>.atan2<text:alphabetical-index-mark-end text:id="IMark99424288"/> [a_<text:change-end text:change-id="ct234789600"/>float<text:change-start text:change-id="ct234789704"/>]</text:h>
            <text:p text:style-name="Text_20_body">Routing:<text:change-end text:change-id="ct234789704"/> TOS<text:change-start text:change-id="ct234789808"/></text:p>
            <text:p text:style-name="P1"><text:change-end text:change-id="ct23478980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34789912"/>Code<text:change-end text:change-id="ct234789912"/></text:p>
          </table:table-cell>
          <table:table-cell table:style-name="Table146.B2" office:value-type="string">
            <text:p text:style-name="P15"><text:change-start text:change-id="ct234790016"/>Result<text:change-end text:change-id="ct23479001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4790224"/><text:change text:change-id="ct23479012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34790328"/>[a_numeric] <text:alphabetical-index-mark-start text:id="IMark99424288"/>.atanh<text:alphabetical-index-mark-end text:id="IMark99424288"/> [a_<text:change-end text:change-id="ct234790328"/>float<text:change-start text:change-id="ct234790432"/>]</text:h>
            <text:p text:style-name="Text_20_body">Routing:<text:change-end text:change-id="ct234790432"/> TOS<text:change-start text:change-id="ct234790536"/></text:p>
            <text:p text:style-name="P1"><text:change-end text:change-id="ct234790536"/>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34790640"/>Code<text:change-end text:change-id="ct234790640"/></text:p>
          </table:table-cell>
          <table:table-cell table:style-name="Table147.B2" office:value-type="string">
            <text:p text:style-name="P15"><text:change-start text:change-id="ct234790744"/>Result<text:change-end text:change-id="ct23479074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479084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4790952"/>[a_numeric a_numeric] <text:alphabetical-index-mark-start text:id="IMark99424288"/>.c2p<text:alphabetical-index-mark-end text:id="IMark99424288"/> [a_<text:change-end text:change-id="ct234790952"/>float<text:change-start text:change-id="ct234791056"/> a_<text:change-end text:change-id="ct234791056"/>float<text:change-start text:change-id="ct234791160"/>]</text:h>
            <text:p text:style-name="Text_20_body">Routing: TOS</text:p>
            <text:p text:style-name="P1"><text:change-end text:change-id="ct23479116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34791264"/>Code<text:change-end text:change-id="ct234791264"/></text:p>
          </table:table-cell>
          <table:table-cell table:style-name="Table148.B2" office:value-type="string">
            <text:p text:style-name="P15"><text:change-start text:change-id="ct234791368"/>Result<text:change-end text:change-id="ct23479136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4791576"/><text:change text:change-id="ct234791472"/></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34791680"/>[a_numeric] <text:alphabetical-index-mark-start text:id="IMark99424288"/>.cbrt<text:alphabetical-index-mark-end text:id="IMark99424288"/> [a_<text:change-end text:change-id="ct234791680"/>float<text:change-start text:change-id="ct234791784"/>]</text:h>
            <text:p text:style-name="Text_20_body">Routing:<text:change-end text:change-id="ct234791784"/> TOS<text:change-start text:change-id="ct234791888"/></text:p>
            <text:p text:style-name="P1"><text:change-end text:change-id="ct234791888"/>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34791992"/>Code<text:change-end text:change-id="ct234791992"/></text:p>
          </table:table-cell>
          <table:table-cell table:style-name="Table149.B2" office:value-type="string">
            <text:p text:style-name="P15"><text:change-start text:change-id="ct234792096"/>Result<text:change-end text:change-id="ct23479209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479220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4792304"/>[a_numeric] <text:alphabetical-index-mark-start text:id="IMark99424288"/>.ceil<text:alphabetical-index-mark-end text:id="IMark99424288"/> [a<text:change-end text:change-id="ct234792304"/>n<text:change-start text:change-id="ct234792408"/>_<text:change-end text:change-id="ct234792408"/>integer<text:change-start text:change-id="ct234792512"/>]</text:h>
            <text:p text:style-name="Text_20_body">Routing:<text:change-end text:change-id="ct234792512"/> TOS<text:change-start text:change-id="ct234792616"/></text:p>
            <text:p text:style-name="P1"><text:change-end text:change-id="ct234792616"/>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34792720"/>Code<text:change-end text:change-id="ct234792720"/></text:p>
          </table:table-cell>
          <table:table-cell table:style-name="Table150.B2" office:value-type="string">
            <text:p text:style-name="P15"><text:change-start text:change-id="ct234792824"/>Result<text:change-end text:change-id="ct23479282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479296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34793072"/>[a_numeric] <text:alphabetical-index-mark-start text:id="IMark99424288"/>.conjugate<text:alphabetical-index-mark-end text:id="IMark99424288"/> [a_numeric]</text:h>
            <text:p text:style-name="Text_20_body">Routing:<text:change-end text:change-id="ct234793072"/> TOS<text:change-start text:change-id="ct234793176"/></text:p>
            <text:p text:style-name="P1"><text:change-end text:change-id="ct234793176"/>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34793280"/>Code<text:change-end text:change-id="ct234793280"/></text:p>
          </table:table-cell>
          <table:table-cell table:style-name="Table151.B2" office:value-type="string">
            <text:p text:style-name="P15"><text:change-start text:change-id="ct234793384"/>Result<text:change-end text:change-id="ct23479338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479348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4793592"/>[a_numeric] <text:alphabetical-index-mark-start text:id="IMark99424288"/>.cos<text:alphabetical-index-mark-end text:id="IMark99424288"/> [a_<text:change-end text:change-id="ct234793592"/>float<text:change-start text:change-id="ct234793696"/>]</text:h>
            <text:p text:style-name="Text_20_body">Routing:<text:change-end text:change-id="ct234793696"/> TOS<text:change-start text:change-id="ct234793800"/></text:p>
            <text:p text:style-name="P1"><text:change-end text:change-id="ct234793800"/>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234793904"/>Code<text:change-end text:change-id="ct234793904"/></text:p>
          </table:table-cell>
          <table:table-cell table:style-name="Table152.B2" office:value-type="string">
            <text:p text:style-name="P15"><text:change-start text:change-id="ct234794008"/>Result<text:change-end text:change-id="ct23479400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4794216"/><text:change text:change-id="ct234794112"/></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34794320"/>[a_numeric] <text:alphabetical-index-mark-start text:id="IMark99424288"/>.cosh<text:alphabetical-index-mark-end text:id="IMark99424288"/> [a_<text:change-end text:change-id="ct234794320"/>float<text:change-start text:change-id="ct234794424"/>]</text:h>
            <text:p text:style-name="Text_20_body">Routing:<text:change-end text:change-id="ct234794424"/> TOS<text:change-start text:change-id="ct234794528"/></text:p>
            <text:p text:style-name="P1"><text:change-end text:change-id="ct234794528"/>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234794632"/>Code<text:change-end text:change-id="ct234794632"/></text:p>
          </table:table-cell>
          <table:table-cell table:style-name="Table153.B2" office:value-type="string">
            <text:p text:style-name="P15"><text:change-start text:change-id="ct234794736"/>Result<text:change-end text:change-id="ct23479473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479484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4794944"/>[a_numeric] <text:alphabetical-index-mark-start text:id="IMark99424288"/>.cube<text:alphabetical-index-mark-end text:id="IMark99424288"/> [a_numeric]</text:h>
            <text:p text:style-name="Text_20_body">Routing:<text:change-end text:change-id="ct234794944"/> TOS<text:change-start text:change-id="ct234795048"/></text:p>
            <text:p text:style-name="P1"><text:change-end text:change-id="ct234795048"/>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234795152"/>Code<text:change-end text:change-id="ct234795152"/></text:p>
          </table:table-cell>
          <table:table-cell table:style-name="Table154.B2" office:value-type="string">
            <text:p text:style-name="P15"><text:change-start text:change-id="ct234795256"/>Result<text:change-end text:change-id="ct23479525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479536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34795464"/>[a_numeric] <text:alphabetical-index-mark-start text:id="IMark99424288"/>.d2r<text:alphabetical-index-mark-end text:id="IMark99424288"/> [a_<text:change-end text:change-id="ct234795464"/>float<text:change-start text:change-id="ct234795568"/>]</text:h>
            <text:p text:style-name="Text_20_body">Routing:<text:change-end text:change-id="ct234795568"/> TOS<text:change-start text:change-id="ct234795672"/></text:p>
            <text:p text:style-name="P1"><text:change-end text:change-id="ct234795672"/>This method converts the argument number from degrees to radians.</text:p>
          </table:table-cell>
          <table:covered-table-cell/>
        </table:table-row>
        <table:table-row table:style-name="Table155.1">
          <table:table-cell table:style-name="Table155.A2" office:value-type="string">
            <text:p text:style-name="P15"><text:change-start text:change-id="ct234795776"/>Code<text:change-end text:change-id="ct234795776"/></text:p>
          </table:table-cell>
          <table:table-cell table:style-name="Table155.B2" office:value-type="string">
            <text:p text:style-name="P15"><text:change-start text:change-id="ct234795880"/>Result<text:change-end text:change-id="ct23479588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4795984"/></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34796088"/>[a_numeric] <text:alphabetical-index-mark-start text:id="IMark99424288"/>.denominator<text:alphabetical-index-mark-end text:id="IMark99424288"/> [a<text:change-end text:change-id="ct234796088"/>n<text:change-start text:change-id="ct234796192"/>_<text:change-end text:change-id="ct234796192"/>integer<text:change-start text:change-id="ct234796296"/>]</text:h>
            <text:p text:style-name="Text_20_body">Routing:<text:change-end text:change-id="ct234796296"/> TOS<text:change-start text:change-id="ct234796400"/></text:p>
            <text:p text:style-name="P1"><text:change-end text:change-id="ct23479640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34796504"/>Code<text:change-end text:change-id="ct234796504"/></text:p>
          </table:table-cell>
          <table:table-cell table:style-name="Table156.B2" office:value-type="string">
            <text:p text:style-name="P15"><text:change-start text:change-id="ct234796608"/>Result<text:change-end text:change-id="ct23479660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4796712"/><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4796816"/>[a_numeric] <text:alphabetical-index-mark-start text:id="IMark99424288"/>.e**<text:alphabetical-index-mark-end text:id="IMark99424288"/> [a_<text:change-end text:change-id="ct234796816"/>float<text:change-start text:change-id="ct234796920"/>]</text:h>
            <text:p text:style-name="Text_20_body">Routing:<text:change-end text:change-id="ct234796920"/> TOS<text:change-start text:change-id="ct234797064"/></text:p>
            <text:p text:style-name="P1"><text:change-end text:change-id="ct234797064"/>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234797168"/>Code<text:change-end text:change-id="ct234797168"/></text:p>
          </table:table-cell>
          <table:table-cell table:style-name="Table157.B2" office:value-type="string">
            <text:p text:style-name="P15"><text:change-start text:change-id="ct234797272"/>Result<text:change-end text:change-id="ct23479727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479737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4797480"/>[a_numeric] <text:alphabetical-index-mark-start text:id="IMark99424288"/>.emit<text:alphabetical-index-mark-end text:id="IMark99424288"/> []</text:h>
            <text:p text:style-name="Text_20_body">Routing:<text:change-end text:change-id="ct234797480"/> TOS<text:change-start text:change-id="ct234797584"/></text:p>
            <text:p text:style-name="P1"><text:change-end text:change-id="ct234797584"/>This method emits a character with the code of numeric argument.</text:p>
          </table:table-cell>
          <table:covered-table-cell/>
        </table:table-row>
        <table:table-row table:style-name="Table158.1">
          <table:table-cell table:style-name="Table158.A2" office:value-type="string">
            <text:p text:style-name="P15"><text:change-start text:change-id="ct234797688"/>Code<text:change-end text:change-id="ct234797688"/></text:p>
          </table:table-cell>
          <table:table-cell table:style-name="Table158.B2" office:value-type="string">
            <text:p text:style-name="P15"><text:change-start text:change-id="ct234797792"/>Result<text:change-end text:change-id="ct23479779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4798000"/><text:change text:change-id="ct23479789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34798104"/>[a_numeric] <text:alphabetical-index-mark-start text:id="IMark99424288"/>.floor<text:alphabetical-index-mark-end text:id="IMark99424288"/> [a<text:change-end text:change-id="ct234798104"/>n<text:change-start text:change-id="ct234798208"/>_<text:change-end text:change-id="ct234798208"/>integer<text:change-start text:change-id="ct234798312"/>]</text:h>
            <text:p text:style-name="Text_20_body">Routing:<text:change-end text:change-id="ct234798312"/> TOS<text:change-start text:change-id="ct234798416"/></text:p>
            <text:p text:style-name="P1"><text:change-end text:change-id="ct234798416"/>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34798520"/>Code<text:change-end text:change-id="ct234798520"/></text:p>
          </table:table-cell>
          <table:table-cell table:style-name="Table159.B2" office:value-type="string">
            <text:p text:style-name="P15"><text:change-start text:change-id="ct234798624"/>Result<text:change-end text:change-id="ct23479862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479872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4798832"/>[a_numeric a_numeric] <text:alphabetical-index-mark-start text:id="IMark99424288"/>.hypot<text:alphabetical-index-mark-end text:id="IMark99424288"/> [a_<text:change-end text:change-id="ct234798832"/>float<text:change-start text:change-id="ct234798936"/>]</text:h>
            <text:p text:style-name="Text_20_body">Routing:<text:change-end text:change-id="ct234798936"/> TOS<text:change-start text:change-id="ct234799040"/></text:p>
            <text:p text:style-name="P1"><text:change-end text:change-id="ct234799040"/>Given two lengths, this method computes the length of the hypotenuse. </text:p>
          </table:table-cell>
          <table:covered-table-cell/>
        </table:table-row>
        <table:table-row table:style-name="Table160.1">
          <table:table-cell table:style-name="Table160.A2" office:value-type="string">
            <text:p text:style-name="P15"><text:change-start text:change-id="ct234799144"/>Code<text:change-end text:change-id="ct234799144"/></text:p>
          </table:table-cell>
          <table:table-cell table:style-name="Table160.B2" office:value-type="string">
            <text:p text:style-name="P15"><text:change-start text:change-id="ct234799248"/>Result<text:change-end text:change-id="ct2347992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4799352"/></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34799456"/>[a_numeric] <text:alphabetical-index-mark-start text:id="IMark99424288"/>.imaginary<text:alphabetical-index-mark-end text:id="IMark99424288"/> [a_numeric]</text:h>
            <text:p text:style-name="Text_20_body">Routing:<text:change-end text:change-id="ct234799456"/> TOS<text:change-start text:change-id="ct234799560"/></text:p>
            <text:p text:style-name="P1"><text:change-end text:change-id="ct23479956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34799664"/>Code<text:change-end text:change-id="ct234799664"/></text:p>
          </table:table-cell>
          <table:table-cell table:style-name="Table161.B2" office:value-type="string">
            <text:p text:style-name="P15"><text:change-start text:change-id="ct234799768"/>Result<text:change-end text:change-id="ct23479976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479987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4799976"/>[a_numeric] <text:alphabetical-index-mark-start text:id="IMark99424288"/>.ln<text:alphabetical-index-mark-end text:id="IMark99424288"/> [a_<text:change-end text:change-id="ct234799976"/>float<text:change-start text:change-id="ct234800080"/>]</text:h>
            <text:p text:style-name="Text_20_body">Routing:<text:change-end text:change-id="ct234800080"/> TOS<text:change-start text:change-id="ct234800184"/></text:p>
            <text:p text:style-name="P1"><text:change-end text:change-id="ct234800184"/>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34800288"/>Code<text:change-end text:change-id="ct234800288"/></text:p>
          </table:table-cell>
          <table:table-cell table:style-name="Table162.B2" office:value-type="string">
            <text:p text:style-name="P15"><text:change-start text:change-id="ct234800392"/>Result<text:change-end text:change-id="ct23480039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480049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34800600"/>[a_numeric] <text:alphabetical-index-mark-start text:id="IMark99424288"/>.log10<text:alphabetical-index-mark-end text:id="IMark99424288"/> [a_<text:change-end text:change-id="ct234800600"/>float<text:change-start text:change-id="ct234800704"/>]</text:h>
            <text:p text:style-name="Text_20_body">Routing:<text:change-end text:change-id="ct234800704"/> TOS<text:change-start text:change-id="ct234800808"/></text:p>
            <text:p text:style-name="P1"><text:change-end text:change-id="ct234800808"/>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34800912"/>Code<text:change-end text:change-id="ct234800912"/></text:p>
          </table:table-cell>
          <table:table-cell table:style-name="Table163.B2" office:value-type="string">
            <text:p text:style-name="P15"><text:change-start text:change-id="ct234801016"/>Result<text:change-end text:change-id="ct23480101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4801160"/></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34801264"/>[a_numeric] <text:alphabetical-index-mark-start text:id="IMark99424288"/>.log2<text:alphabetical-index-mark-end text:id="IMark99424288"/> [a_<text:change-end text:change-id="ct234801264"/>float<text:change-start text:change-id="ct234801368"/>]</text:h>
            <text:p text:style-name="Text_20_body">Routing:<text:change-end text:change-id="ct234801368"/> TOS<text:change-start text:change-id="ct234801472"/></text:p>
            <text:p text:style-name="P1"><text:change-end text:change-id="ct234801472"/>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34801576"/>Code<text:change-end text:change-id="ct234801576"/></text:p>
          </table:table-cell>
          <table:table-cell table:style-name="Table164.B2" office:value-type="string">
            <text:p text:style-name="P15"><text:change-start text:change-id="ct234801680"/>Result<text:change-end text:change-id="ct234801680"/></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480178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4801888"/>[a_numeric] <text:alphabetical-index-mark-start text:id="IMark99424288"/>.magnitude<text:alphabetical-index-mark-end text:id="IMark99424288"/> [a_numeric]</text:h>
            <text:p text:style-name="Text_20_body">Routing:<text:change-end text:change-id="ct234801888"/> TOS<text:change-start text:change-id="ct234801992"/></text:p>
            <text:p text:style-name="P1"><text:change-end text:change-id="ct23480199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34802096"/>Code<text:change-end text:change-id="ct234802096"/></text:p>
          </table:table-cell>
          <table:table-cell table:style-name="Table165.B2" office:value-type="string">
            <text:p text:style-name="P15"><text:change-start text:change-id="ct234802200"/>Result<text:change-end text:change-id="ct23480220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4802304"/></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34802408"/>[a_numeric] <text:alphabetical-index-mark-start text:id="IMark99424288"/>.numerator<text:alphabetical-index-mark-end text:id="IMark99424288"/> [a_numeric]</text:h>
            <text:p text:style-name="Text_20_body">Routing:<text:change-end text:change-id="ct234802408"/> TOS<text:change-start text:change-id="ct234802512"/></text:p>
            <text:p text:style-name="P1"><text:change-end text:change-id="ct23480251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34802616"/>Code<text:change-end text:change-id="ct234802616"/></text:p>
          </table:table-cell>
          <table:table-cell table:style-name="Table166.B2" office:value-type="string">
            <text:p text:style-name="P15"><text:change-start text:change-id="ct234802720"/>Result<text:change-end text:change-id="ct23480272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4802928"/><text:change text:change-id="ct234802824"/></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34803032"/>[a_numeric a_numeric] <text:alphabetical-index-mark-start text:id="IMark99424288"/>.p2c<text:alphabetical-index-mark-end text:id="IMark99424288"/> [a_<text:change-end text:change-id="ct234803032"/>float<text:change-start text:change-id="ct234803136"/> a_<text:change-end text:change-id="ct234803136"/>float<text:change-start text:change-id="ct234803240"/>]</text:h>
            <text:p text:style-name="Text_20_body">Routing:<text:change-end text:change-id="ct234803240"/> TOS<text:change-start text:change-id="ct234803344"/></text:p>
            <text:p text:style-name="P1"><text:change-end text:change-id="ct23480334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34803448"/>Code<text:change-end text:change-id="ct234803448"/></text:p>
          </table:table-cell>
          <table:table-cell table:style-name="Table167.B2" office:value-type="string">
            <text:p text:style-name="P15"><text:change-start text:change-id="ct234803552"/>Result<text:change-end text:change-id="ct23480355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480365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4803760"/>[a_numeric] <text:alphabetical-index-mark-start text:id="IMark99424288"/>.polar<text:alphabetical-index-mark-end text:id="IMark99424288"/> [a_<text:change-end text:change-id="ct234803760"/>float<text:change-start text:change-id="ct234803864"/> a_<text:change-end text:change-id="ct234803864"/>float<text:change-start text:change-id="ct234803968"/>]</text:h>
            <text:p text:style-name="Text_20_body">Routing:<text:change-end text:change-id="ct234803968"/> TOS<text:change-start text:change-id="ct234804072"/></text:p>
            <text:p text:style-name="P1"><text:change-end text:change-id="ct23480407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34804176"/>Code<text:change-end text:change-id="ct234804176"/></text:p>
          </table:table-cell>
          <table:table-cell table:style-name="Table168.B2" office:value-type="string">
            <text:p text:style-name="P15"><text:change-start text:change-id="ct234804280"/>Result<text:change-end text:change-id="ct23480428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4804384"/></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34804488"/>[a_numeric] <text:alphabetical-index-mark-start text:id="IMark99424288"/>.r2d<text:alphabetical-index-mark-end text:id="IMark99424288"/> [a_<text:change-end text:change-id="ct234804488"/>float<text:change-start text:change-id="ct234804592"/>]</text:h>
            <text:p text:style-name="Text_20_body">Routing:<text:change-end text:change-id="ct234804592"/> TOS<text:change-start text:change-id="ct234804696"/></text:p>
            <text:p text:style-name="P1"><text:change-end text:change-id="ct234804696"/>Convert a angle value from radians to degrees.</text:p>
          </table:table-cell>
          <table:covered-table-cell/>
        </table:table-row>
        <table:table-row table:style-name="Table169.1">
          <table:table-cell table:style-name="Table169.A2" office:value-type="string">
            <text:p text:style-name="P15"><text:change-start text:change-id="ct234804800"/>Code<text:change-end text:change-id="ct234804800"/></text:p>
          </table:table-cell>
          <table:table-cell table:style-name="Table169.B2" office:value-type="string">
            <text:p text:style-name="P15"><text:change-start text:change-id="ct234804904"/>Result<text:change-end text:change-id="ct23480490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480500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4805112"/>[a_numeric] <text:alphabetical-index-mark-start text:id="IMark99424288"/>.real<text:alphabetical-index-mark-end text:id="IMark99424288"/> [a_numeric]</text:h>
            <text:p text:style-name="Text_20_body">Routing:<text:change-end text:change-id="ct234805112"/> TOS<text:change-start text:change-id="ct234821640"/></text:p>
            <text:p text:style-name="P1"><text:change-end text:change-id="ct23482164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234821744"/>Code<text:change-end text:change-id="ct234821744"/></text:p>
          </table:table-cell>
          <table:table-cell table:style-name="Table170.B2" office:value-type="string">
            <text:p text:style-name="P15"><text:change-start text:change-id="ct234821848"/>Result<text:change-end text:change-id="ct23482184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4821952"/><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4822056"/>[a_numeric] <text:alphabetical-index-mark-start text:id="IMark99424288"/>.round<text:alphabetical-index-mark-end text:id="IMark99424288"/> [a<text:change-end text:change-id="ct234822056"/>n<text:change-start text:change-id="ct234822160"/>_<text:change-end text:change-id="ct234822160"/>integer<text:change-start text:change-id="ct234822264"/>]</text:h>
            <text:p text:style-name="Text_20_body">Routing:<text:change-end text:change-id="ct234822264"/> TOS<text:change-start text:change-id="ct234822368"/></text:p>
            <text:p text:style-name="P1"><text:change-end text:change-id="ct234822368"/>This method rounds the argument number to the nearest integer.</text:p>
          </table:table-cell>
          <table:covered-table-cell/>
        </table:table-row>
        <table:table-row table:style-name="Table171.1">
          <table:table-cell table:style-name="Table171.A2" office:value-type="string">
            <text:p text:style-name="P15"><text:change-start text:change-id="ct234822472"/>Code<text:change-end text:change-id="ct234822472"/></text:p>
          </table:table-cell>
          <table:table-cell table:style-name="Table171.B2" office:value-type="string">
            <text:p text:style-name="P15"><text:change-start text:change-id="ct234822576"/>Result<text:change-end text:change-id="ct23482257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482268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4822784"/>[a_numeric] <text:alphabetical-index-mark-start text:id="IMark99424288"/>.sin<text:alphabetical-index-mark-end text:id="IMark99424288"/> [a_<text:change-end text:change-id="ct234822784"/>float<text:change-start text:change-id="ct234822888"/>]</text:h>
            <text:p text:style-name="Text_20_body">Routing:<text:change-end text:change-id="ct234822888"/> TOS<text:change-start text:change-id="ct234822992"/></text:p>
            <text:p text:style-name="P1"><text:change-end text:change-id="ct234822992"/>This method computes the sine of the argument angle in radians.</text:p>
          </table:table-cell>
          <table:covered-table-cell/>
        </table:table-row>
        <table:table-row table:style-name="Table172.1">
          <table:table-cell table:style-name="Table172.A2" office:value-type="string">
            <text:p text:style-name="P15"><text:change-start text:change-id="ct234823096"/>Code<text:change-end text:change-id="ct234823096"/></text:p>
          </table:table-cell>
          <table:table-cell table:style-name="Table172.B2" office:value-type="string">
            <text:p text:style-name="P15"><text:change-start text:change-id="ct234823200"/>Result<text:change-end text:change-id="ct23482320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482330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4823408"/>[a_numeric] <text:alphabetical-index-mark-start text:id="IMark99424288"/>.sinh<text:alphabetical-index-mark-end text:id="IMark99424288"/> [a_<text:change-end text:change-id="ct234823408"/>float<text:change-start text:change-id="ct234823512"/>]</text:h>
            <text:p text:style-name="Text_20_body">Routing:<text:change-end text:change-id="ct234823512"/> TOS<text:change-start text:change-id="ct234823616"/></text:p>
            <text:p text:style-name="P1"><text:change-end text:change-id="ct234823616"/>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234823720"/>Code<text:change-end text:change-id="ct234823720"/></text:p>
          </table:table-cell>
          <table:table-cell table:style-name="Table173.B2" office:value-type="string">
            <text:p text:style-name="P15"><text:change-start text:change-id="ct234823824"/>Result<text:change-end text:change-id="ct23482382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4823928"/></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34824032"/>[a_numeric] <text:alphabetical-index-mark-start text:id="IMark99424288"/>.sleep<text:alphabetical-index-mark-end text:id="IMark99424288"/> []</text:h>
            <text:p text:style-name="Text_20_body">Routing:<text:change-end text:change-id="ct234824032"/> TOS<text:change-start text:change-id="ct234824136"/></text:p>
            <text:p text:style-name="P1"><text:change-end text:change-id="ct234824136"/>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234824240"/>Code<text:change-end text:change-id="ct234824240"/></text:p>
          </table:table-cell>
          <table:table-cell table:style-name="Table174.B2" office:value-type="string">
            <text:p text:style-name="P15"><text:change-start text:change-id="ct234824344"/>Result<text:change-end text:change-id="ct234824344"/></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3482444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4824552"/>[a_numeric] <text:alphabetical-index-mark-start text:id="IMark99424288"/>.sqr<text:alphabetical-index-mark-end text:id="IMark99424288"/> [a_numeric]</text:h>
            <text:p text:style-name="Text_20_body">Routing:<text:change-end text:change-id="ct234824552"/> TOS<text:change-start text:change-id="ct234824656"/></text:p>
            <text:p text:style-name="P1"><text:change-end text:change-id="ct234824656"/>This method computes the square of the argument value.</text:p>
          </table:table-cell>
          <table:covered-table-cell/>
        </table:table-row>
        <table:table-row table:style-name="Table175.1">
          <table:table-cell table:style-name="Table175.A2" office:value-type="string">
            <text:p text:style-name="P15"><text:change-start text:change-id="ct234824760"/>Code<text:change-end text:change-id="ct234824760"/></text:p>
          </table:table-cell>
          <table:table-cell table:style-name="Table175.B2" office:value-type="string">
            <text:p text:style-name="P15"><text:change-start text:change-id="ct234824864"/>Result<text:change-end text:change-id="ct23482486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482496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4825072"/>[a_numeric] <text:alphabetical-index-mark-start text:id="IMark99424288"/>.sqrt<text:alphabetical-index-mark-end text:id="IMark99424288"/> [a_<text:change-end text:change-id="ct234825072"/>float<text:change-start text:change-id="ct234825176"/>]</text:h>
            <text:p text:style-name="Text_20_body">Routing:<text:change-end text:change-id="ct234825176"/> TOS<text:change-start text:change-id="ct234825280"/></text:p>
            <text:p text:style-name="P1"><text:change-end text:change-id="ct234825280"/>This method computes the square root of the argument value.</text:p>
          </table:table-cell>
          <table:covered-table-cell/>
        </table:table-row>
        <table:table-row table:style-name="Table176.1">
          <table:table-cell table:style-name="Table176.A2" office:value-type="string">
            <text:p text:style-name="P15"><text:change-start text:change-id="ct234825384"/>Code<text:change-end text:change-id="ct234825384"/></text:p>
          </table:table-cell>
          <table:table-cell table:style-name="Table176.B2" office:value-type="string">
            <text:p text:style-name="P15"><text:change-start text:change-id="ct234825488"/>Result<text:change-end text:change-id="ct2348254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482559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4829744"/>[a_numeric] <text:alphabetical-index-mark-start text:id="IMark99424288"/>.tan<text:alphabetical-index-mark-end text:id="IMark99424288"/> [a_<text:change-end text:change-id="ct234829744"/>float<text:change-start text:change-id="ct234829848"/>]</text:h>
            <text:p text:style-name="Text_20_body">Routing:<text:change-end text:change-id="ct234829848"/> TOS<text:change-start text:change-id="ct234829952"/></text:p>
            <text:p text:style-name="P1"><text:change-end text:change-id="ct234829952"/>This method computes the tangent of the argument angle in radians.</text:p>
          </table:table-cell>
          <table:covered-table-cell/>
        </table:table-row>
        <table:table-row table:style-name="Table177.1">
          <table:table-cell table:style-name="Table177.A2" office:value-type="string">
            <text:p text:style-name="P15"><text:change-start text:change-id="ct234830056"/>Code<text:change-end text:change-id="ct234830056"/></text:p>
          </table:table-cell>
          <table:table-cell table:style-name="Table177.B2" office:value-type="string">
            <text:p text:style-name="P15"><text:change-start text:change-id="ct234830160"/>Result<text:change-end text:change-id="ct23483016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4830264"/></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34830368"/>[a_numeric] <text:alphabetical-index-mark-start text:id="IMark99424288"/>.tanh<text:alphabetical-index-mark-end text:id="IMark99424288"/> [a_<text:change-end text:change-id="ct234830368"/>float<text:change-start text:change-id="ct234830472"/>]</text:h>
            <text:p text:style-name="Text_20_body">Routing:<text:change-end text:change-id="ct234830472"/> TOS<text:change-start text:change-id="ct234830576"/></text:p>
            <text:p text:style-name="P1"><text:change-end text:change-id="ct234830576"/>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234830680"/>Code<text:change-end text:change-id="ct234830680"/></text:p>
          </table:table-cell>
          <table:table-cell table:style-name="Table178.B2" office:value-type="string">
            <text:p text:style-name="P15"><text:change-start text:change-id="ct234830784"/>Result<text:change-end text:change-id="ct23483078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34830888"/></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4830992"/>[a_numeric a_numeric] <text:alphabetical-index-mark-start text:id="IMark99424288"/>/<text:alphabetical-index-mark-end text:id="IMark99424288"/> [a_numeric]</text:h>
            <text:p text:style-name="Text_20_body">Routing:<text:change-end text:change-id="ct234830992"/> NOS<text:change-start text:change-id="ct234831096"/></text:p>
            <text:p text:style-name="P1"><text:change-end text:change-id="ct234831096"/>This method implements the division operator.</text:p>
          </table:table-cell>
          <table:covered-table-cell/>
        </table:table-row>
        <table:table-row table:style-name="Table179.1">
          <table:table-cell table:style-name="Table179.A2" office:value-type="string">
            <text:p text:style-name="P15"><text:change-start text:change-id="ct234831200"/>Code<text:change-end text:change-id="ct234831200"/></text:p>
          </table:table-cell>
          <table:table-cell table:style-name="Table179.B2" office:value-type="string">
            <text:p text:style-name="P15"><text:change-start text:change-id="ct234831304"/>Result<text:change-end text:change-id="ct23483130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483140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4831512"/>[a_numeric] <text:alphabetical-index-mark-start text:id="IMark99424288"/>0&lt;<text:alphabetical-index-mark-end text:id="IMark99424288"/> [a_boolean]</text:h>
            <text:p text:style-name="Text_20_body">Routing:<text:change-end text:change-id="ct234831512"/> TOS<text:change-start text:change-id="ct234831616"/></text:p>
            <text:p text:style-name="P1"><text:change-end text:change-id="ct234831616"/>Is this number less than zero?</text:p>
          </table:table-cell>
          <table:covered-table-cell/>
        </table:table-row>
        <table:table-row table:style-name="Table180.1">
          <table:table-cell table:style-name="Table180.A2" office:value-type="string">
            <text:p text:style-name="P15"><text:change-start text:change-id="ct234831720"/>Code<text:change-end text:change-id="ct234831720"/></text:p>
          </table:table-cell>
          <table:table-cell table:style-name="Table180.B2" office:value-type="string">
            <text:p text:style-name="P15"><text:change-start text:change-id="ct234831824"/>Result<text:change-end text:change-id="ct23483182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4831928"/></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4832032"/>[a_numeric] <text:alphabetical-index-mark-start text:id="IMark99424288"/>0&lt;=<text:alphabetical-index-mark-end text:id="IMark99424288"/> [a_boolean]</text:h>
            <text:p text:style-name="Text_20_body">Routing:<text:change-end text:change-id="ct234832032"/> TOS<text:change-start text:change-id="ct234832136"/></text:p>
            <text:p text:style-name="P1"><text:change-end text:change-id="ct234832136"/>Is this number less than or equal to zero?</text:p>
          </table:table-cell>
          <table:covered-table-cell/>
        </table:table-row>
        <table:table-row table:style-name="Table181.1">
          <table:table-cell table:style-name="Table181.A2" office:value-type="string">
            <text:p text:style-name="P15"><text:change-start text:change-id="ct234832240"/>Code<text:change-end text:change-id="ct234832240"/></text:p>
          </table:table-cell>
          <table:table-cell table:style-name="Table181.B2" office:value-type="string">
            <text:p text:style-name="P15"><text:change-start text:change-id="ct234832344"/>Result<text:change-end text:change-id="ct23483234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4832448"/></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4832552"/>[a_numeric] <text:alphabetical-index-mark-start text:id="IMark99424288"/>0&lt;=&gt;<text:alphabetical-index-mark-end text:id="IMark99424288"/> [<text:change-end text:change-id="ct234832552"/>1, 0, or -1<text:change-start text:change-id="ct234832656"/>]</text:h>
            <text:p text:style-name="Text_20_body">Routing:<text:change-end text:change-id="ct234832656"/> TOS<text:change-start text:change-id="ct234832760"/></text:p>
            <text:p text:style-name="P1"><text:change-end text:change-id="ct234832760"/>Perform a “three outcome” comparison of the value with zero.</text:p>
          </table:table-cell>
          <table:covered-table-cell/>
        </table:table-row>
        <table:table-row table:style-name="Table182.1">
          <table:table-cell table:style-name="Table182.A2" office:value-type="string">
            <text:p text:style-name="P15"><text:change-start text:change-id="ct234832864"/>Code<text:change-end text:change-id="ct234832864"/></text:p>
          </table:table-cell>
          <table:table-cell table:style-name="Table182.B2" office:value-type="string">
            <text:p text:style-name="P15"><text:change-start text:change-id="ct234832968"/>Result<text:change-end text:change-id="ct23483296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4833176"/><text:change text:change-id="ct23483307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4833280"/>[a_numeric] <text:alphabetical-index-mark-start text:id="IMark99424288"/>0&lt;&gt; <text:alphabetical-index-mark-end text:id="IMark99424288"/>[a_boolean]</text:h>
            <text:p text:style-name="Text_20_body">Routing:<text:change-end text:change-id="ct234833280"/> TOS<text:change-start text:change-id="ct234833384"/></text:p>
            <text:p text:style-name="P1"><text:change-end text:change-id="ct234833384"/>Is the number not equal to zero?</text:p>
          </table:table-cell>
          <table:covered-table-cell/>
        </table:table-row>
        <table:table-row table:style-name="Table183.1">
          <table:table-cell table:style-name="Table183.A2" office:value-type="string">
            <text:p text:style-name="P15"><text:change-start text:change-id="ct234833488"/>Code<text:change-end text:change-id="ct234833488"/></text:p>
          </table:table-cell>
          <table:table-cell table:style-name="Table183.B2" office:value-type="string">
            <text:p text:style-name="P15"><text:change-start text:change-id="ct234833592"/>Result<text:change-end text:change-id="ct23483359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4833696"/></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4833840"/>[a_numeric] <text:alphabetical-index-mark-start text:id="IMark99424288"/>0=<text:alphabetical-index-mark-end text:id="IMark99424288"/> [a_boolean]</text:h>
            <text:p text:style-name="Text_20_body">Routing:<text:change-end text:change-id="ct234833840"/> TOS<text:change-start text:change-id="ct234833944"/></text:p>
            <text:p text:style-name="P1"><text:change-end text:change-id="ct234833944"/>Is the number equal to zero?</text:p>
          </table:table-cell>
          <table:covered-table-cell/>
        </table:table-row>
        <table:table-row table:style-name="Table184.1">
          <table:table-cell table:style-name="Table184.A2" office:value-type="string">
            <text:p text:style-name="P15"><text:change-start text:change-id="ct234834048"/>Code<text:change-end text:change-id="ct234834048"/></text:p>
          </table:table-cell>
          <table:table-cell table:style-name="Table184.B2" office:value-type="string">
            <text:p text:style-name="P15"><text:change-start text:change-id="ct234834152"/>Result<text:change-end text:change-id="ct23483415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483425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4834360"/>[a_numeric] <text:alphabetical-index-mark-start text:id="IMark99424288"/>0&gt;<text:alphabetical-index-mark-end text:id="IMark99424288"/> [a_boolean]</text:h>
            <text:p text:style-name="Text_20_body">Routing:<text:change-end text:change-id="ct234834360"/> TOS<text:change-start text:change-id="ct234834464"/></text:p>
            <text:p text:style-name="P1"><text:change-end text:change-id="ct234834464"/>Is the number greater than zero?</text:p>
          </table:table-cell>
          <table:covered-table-cell/>
        </table:table-row>
        <table:table-row table:style-name="Table185.1">
          <table:table-cell table:style-name="Table185.A2" office:value-type="string">
            <text:p text:style-name="P15"><text:change-start text:change-id="ct234834568"/>Code<text:change-end text:change-id="ct234834568"/></text:p>
          </table:table-cell>
          <table:table-cell table:style-name="Table185.B2" office:value-type="string">
            <text:p text:style-name="P15"><text:change-start text:change-id="ct234834672"/>Result<text:change-end text:change-id="ct23483467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483477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4834880"/>[a_numeric] <text:alphabetical-index-mark-start text:id="IMark99424288"/>0&gt;=<text:alphabetical-index-mark-end text:id="IMark99424288"/> [a_boolean]</text:h>
            <text:p text:style-name="Text_20_body">Routing:<text:change-end text:change-id="ct234834880"/> TOS<text:change-start text:change-id="ct234834984"/></text:p>
            <text:p text:style-name="P1"><text:change-end text:change-id="ct234834984"/>Is the number greater than or equal to zero?</text:p>
          </table:table-cell>
          <table:covered-table-cell/>
        </table:table-row>
        <table:table-row table:style-name="Table186.1">
          <table:table-cell table:style-name="Table186.A2" office:value-type="string">
            <text:p text:style-name="P15"><text:change-start text:change-id="ct234835088"/>Code<text:change-end text:change-id="ct234835088"/></text:p>
          </table:table-cell>
          <table:table-cell table:style-name="Table186.B2" office:value-type="string">
            <text:p text:style-name="P15"><text:change-start text:change-id="ct234835192"/>Result<text:change-end text:change-id="ct23483519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4835296"/></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4835400"/>[a_numeric] <text:alphabetical-index-mark-start text:id="IMark99424288"/>1+<text:alphabetical-index-mark-end text:id="IMark99424288"/> [a_numeric]</text:h>
            <text:p text:style-name="Text_20_body">Routing:<text:change-end text:change-id="ct234835400"/> TOS<text:change-start text:change-id="ct234835504"/></text:p>
            <text:p text:style-name="P1"><text:change-end text:change-id="ct234835504"/>Add one to the number</text:p>
          </table:table-cell>
          <table:covered-table-cell/>
        </table:table-row>
        <table:table-row table:style-name="Table187.1">
          <table:table-cell table:style-name="Table187.A2" office:value-type="string">
            <text:p text:style-name="P15"><text:change-start text:change-id="ct234835608"/>Code<text:change-end text:change-id="ct234835608"/></text:p>
          </table:table-cell>
          <table:table-cell table:style-name="Table187.B2" office:value-type="string">
            <text:p text:style-name="P15"><text:change-start text:change-id="ct234835712"/>Result<text:change-end text:change-id="ct23483571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483581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4835920"/>[a_numeric] <text:alphabetical-index-mark-start text:id="IMark99424288"/>1-<text:alphabetical-index-mark-end text:id="IMark99424288"/> [a_numeric]</text:h>
            <text:p text:style-name="Text_20_body">Routing:<text:change-end text:change-id="ct234835920"/> TOS<text:change-start text:change-id="ct234836024"/></text:p>
            <text:p text:style-name="P1"><text:change-end text:change-id="ct234836024"/>Subtract ond from the number</text:p>
          </table:table-cell>
          <table:covered-table-cell/>
        </table:table-row>
        <table:table-row table:style-name="Table188.1">
          <table:table-cell table:style-name="Table188.A2" office:value-type="string">
            <text:p text:style-name="P15"><text:change-start text:change-id="ct234836128"/>Code<text:change-end text:change-id="ct234836128"/></text:p>
          </table:table-cell>
          <table:table-cell table:style-name="Table188.B2" office:value-type="string">
            <text:p text:style-name="P15"><text:change-start text:change-id="ct234836232"/>Result<text:change-end text:change-id="ct23483623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483633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4836440"/>[a_numeric] <text:alphabetical-index-mark-start text:id="IMark99424288"/>2*<text:alphabetical-index-mark-end text:id="IMark99424288"/> [a_numeric]</text:h>
            <text:p text:style-name="Text_20_body">Routing:<text:change-end text:change-id="ct234836440"/> TOS<text:change-start text:change-id="ct234836544"/></text:p>
            <text:p text:style-name="P1"><text:change-end text:change-id="ct234836544"/>Multiply the number by two.</text:p>
          </table:table-cell>
          <table:covered-table-cell/>
        </table:table-row>
        <table:table-row table:style-name="Table189.1">
          <table:table-cell table:style-name="Table189.A2" office:value-type="string">
            <text:p text:style-name="P15"><text:change-start text:change-id="ct234836648"/>Code<text:change-end text:change-id="ct234836648"/></text:p>
          </table:table-cell>
          <table:table-cell table:style-name="Table189.B2" office:value-type="string">
            <text:p text:style-name="P15"><text:change-start text:change-id="ct234836752"/>Result<text:change-end text:change-id="ct23483675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483685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4836960"/>[a_numeric] <text:alphabetical-index-mark-start text:id="IMark99424288"/>2+<text:alphabetical-index-mark-end text:id="IMark99424288"/> [a_numeric]</text:h>
            <text:p text:style-name="Text_20_body">Routing:<text:change-end text:change-id="ct234836960"/> TOS<text:change-start text:change-id="ct234837064"/></text:p>
            <text:p text:style-name="P1"><text:change-end text:change-id="ct234837064"/>Add two to the number</text:p>
          </table:table-cell>
          <table:covered-table-cell/>
        </table:table-row>
        <table:table-row table:style-name="Table190.1">
          <table:table-cell table:style-name="Table190.A2" office:value-type="string">
            <text:p text:style-name="P15"><text:change-start text:change-id="ct234837168"/>Code<text:change-end text:change-id="ct234837168"/></text:p>
          </table:table-cell>
          <table:table-cell table:style-name="Table190.B2" office:value-type="string">
            <text:p text:style-name="P15"><text:change-start text:change-id="ct234837272"/>Result<text:change-end text:change-id="ct23483727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4837376"/></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4837480"/>[a_numeric] <text:alphabetical-index-mark-start text:id="IMark99424288"/>2-<text:alphabetical-index-mark-end text:id="IMark99424288"/> [a_numeric]</text:h>
            <text:p text:style-name="Text_20_body">Routing:<text:change-end text:change-id="ct234837480"/> TOS<text:change-start text:change-id="ct234837584"/></text:p>
            <text:p text:style-name="P1"><text:change-end text:change-id="ct234837584"/>Subtract two from the number</text:p>
          </table:table-cell>
          <table:covered-table-cell/>
        </table:table-row>
        <table:table-row table:style-name="Table191.1">
          <table:table-cell table:style-name="Table191.A2" office:value-type="string">
            <text:p text:style-name="P15"><text:change-start text:change-id="ct234837688"/>Code<text:change-end text:change-id="ct234837688"/></text:p>
          </table:table-cell>
          <table:table-cell table:style-name="Table191.B2" office:value-type="string">
            <text:p text:style-name="P15"><text:change-start text:change-id="ct234837792"/>Result<text:change-end text:change-id="ct23483779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483789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4838000"/>[a_numeric] <text:alphabetical-index-mark-start text:id="IMark99424288"/>2/<text:alphabetical-index-mark-end text:id="IMark99424288"/> [a_numeric]</text:h>
            <text:p text:style-name="Text_20_body">Routing:<text:change-end text:change-id="ct234838000"/> TOS<text:change-start text:change-id="ct234838104"/></text:p>
            <text:p text:style-name="P1"><text:change-end text:change-id="ct234838104"/>Divide the number by two. Note that for integers, rounding down toward negative infinity is emplyed.</text:p>
          </table:table-cell>
          <table:covered-table-cell/>
        </table:table-row>
        <table:table-row table:style-name="Table192.1">
          <table:table-cell table:style-name="Table192.A2" office:value-type="string">
            <text:p text:style-name="P15"><text:change-start text:change-id="ct234838208"/>Code<text:change-end text:change-id="ct234838208"/></text:p>
          </table:table-cell>
          <table:table-cell table:style-name="Table192.B2" office:value-type="string">
            <text:p text:style-name="P15"><text:change-start text:change-id="ct234838312"/>Result<text:change-end text:change-id="ct23483831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483841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4838520"/>[a_numeric<text:change-end text:change-id="ct234838520"/> a_numeric<text:change-start text:change-id="ct234838624"/>] <text:alphabetical-index-mark-start text:id="IMark99424288"/>&lt;<text:alphabetical-index-mark-end text:id="IMark99424288"/> [a_boolean]</text:h>
            <text:p text:style-name="Text_20_body">Routing:<text:change-end text:change-id="ct234838624"/> NOS<text:change-start text:change-id="ct234838728"/></text:p>
            <text:p text:style-name="P1"><text:change-end text:change-id="ct234838728"/>Is the first number less than the second?</text:p>
          </table:table-cell>
          <table:covered-table-cell/>
        </table:table-row>
        <table:table-row table:style-name="Table193.1">
          <table:table-cell table:style-name="Table193.A2" office:value-type="string">
            <text:p text:style-name="P15"><text:change-start text:change-id="ct234838832"/>Code<text:change-end text:change-id="ct234838832"/></text:p>
          </table:table-cell>
          <table:table-cell table:style-name="Table193.B2" office:value-type="string">
            <text:p text:style-name="P15"><text:change-start text:change-id="ct234838936"/>Result<text:change-end text:change-id="ct23483893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483904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4839144"/>[a_numeric<text:change-end text:change-id="ct234839144"/> a_numeric<text:change-start text:change-id="ct234839248"/>] <text:alphabetical-index-mark-start text:id="IMark99424288"/>&lt;=<text:alphabetical-index-mark-end text:id="IMark99424288"/> [a_boolean]</text:h>
            <text:p text:style-name="Text_20_body">Routing:<text:change-end text:change-id="ct234839248"/> NOS<text:change-start text:change-id="ct234839352"/></text:p>
            <text:p text:style-name="P1"><text:change-end text:change-id="ct234839352"/>Is the first number less than or equal to the second?</text:p>
          </table:table-cell>
          <table:covered-table-cell/>
        </table:table-row>
        <table:table-row table:style-name="Table194.1">
          <table:table-cell table:style-name="Table194.A2" office:value-type="string">
            <text:p text:style-name="P15"><text:change-start text:change-id="ct234839456"/>Code<text:change-end text:change-id="ct234839456"/></text:p>
          </table:table-cell>
          <table:table-cell table:style-name="Table194.B2" office:value-type="string">
            <text:p text:style-name="P15"><text:change-start text:change-id="ct234839560"/>Result<text:change-end text:change-id="ct23483956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483966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59" text:outline-level="3"><text:change-start text:change-id="ct234839768"/>[a_numeric<text:change-end text:change-id="ct234839768"/> a_numeric<text:change-start text:change-id="ct234839872"/>] <text:alphabetical-index-mark-start text:id="IMark99424288"/>&lt;=&gt;<text:alphabetical-index-mark-end text:id="IMark99424288"/> [-1, 0, or 1]</text:h>
            <text:p text:style-name="Text_20_body">Routing:<text:change-end text:change-id="ct234839872"/> NOS<text:change-start text:change-id="ct234839976"/></text:p>
            <text:p text:style-name="P1"><text:change-end text:change-id="ct234839976"/>Perform a “three outcome” comparison of the first value with the second value.</text:p>
          </table:table-cell>
          <table:covered-table-cell/>
        </table:table-row>
        <table:table-row table:style-name="Table195.1">
          <table:table-cell table:style-name="Table195.A2" office:value-type="string">
            <text:p text:style-name="P15"><text:change-start text:change-id="ct234840080"/>Code<text:change-end text:change-id="ct234840080"/></text:p>
          </table:table-cell>
          <table:table-cell table:style-name="Table195.B2" office:value-type="string">
            <text:p text:style-name="P15"><text:change-start text:change-id="ct234840184"/>Result<text:change-end text:change-id="ct23484018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4840392"/><text:change text:change-id="ct23484028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4840496"/>[a_numeric<text:change-end text:change-id="ct234840496"/> a_numeric<text:change-start text:change-id="ct234840600"/>] <text:alphabetical-index-mark-start text:id="IMark99424288"/>&gt;<text:alphabetical-index-mark-end text:id="IMark99424288"/> [a_boolean]</text:h>
            <text:p text:style-name="Text_20_body">Routing:<text:change-end text:change-id="ct234840600"/> NOS<text:change-start text:change-id="ct234840704"/></text:p>
            <text:p text:style-name="P1"><text:change-end text:change-id="ct234840704"/>Is the first number greater than the second number.</text:p>
          </table:table-cell>
          <table:covered-table-cell/>
        </table:table-row>
        <table:table-row table:style-name="Table196.1">
          <table:table-cell table:style-name="Table196.A2" office:value-type="string">
            <text:p text:style-name="P15"><text:change-start text:change-id="ct234840808"/>Code<text:change-end text:change-id="ct234840808"/></text:p>
          </table:table-cell>
          <table:table-cell table:style-name="Table196.B2" office:value-type="string">
            <text:p text:style-name="P15"><text:change-start text:change-id="ct234840912"/>Result<text:change-end text:change-id="ct23484091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484101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4841120"/>[a_numeric<text:change-end text:change-id="ct234841120"/> a_numeric<text:change-start text:change-id="ct234841224"/>] <text:alphabetical-index-mark-start text:id="IMark99424288"/>&gt;=<text:alphabetical-index-mark-end text:id="IMark99424288"/> [a_boolean]</text:h>
            <text:p text:style-name="Text_20_body">Routing:<text:change-end text:change-id="ct234841224"/> NOS<text:change-start text:change-id="ct234841328"/></text:p>
            <text:p text:style-name="P1"><text:change-end text:change-id="ct234841328"/>Is the first number greater than or equal to the second number.</text:p>
          </table:table-cell>
          <table:covered-table-cell/>
        </table:table-row>
        <table:table-row table:style-name="Table197.1">
          <table:table-cell table:style-name="Table197.A2" office:value-type="string">
            <text:p text:style-name="P15"><text:change-start text:change-id="ct234841432"/>Code<text:change-end text:change-id="ct234841432"/></text:p>
          </table:table-cell>
          <table:table-cell table:style-name="Table197.B2" office:value-type="string">
            <text:p text:style-name="P15"><text:change-start text:change-id="ct234841536"/>Result<text:change-end text:change-id="ct23484153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484164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4841744"/>[a_numeric a_numeric] <text:alphabetical-index-mark-start text:id="IMark99424288"/>mod<text:alphabetical-index-mark-end text:id="IMark99424288"/> [a_numeric]</text:h>
            <text:p text:style-name="Text_20_body">Routing:<text:change-end text:change-id="ct234841744"/> NOS<text:change-start text:change-id="ct234841848"/></text:p>
            <text:p text:style-name="P1"><text:change-end text:change-id="ct234841848"/>Compute the modulus (or remainder) of dividing the first number by the second.</text:p>
          </table:table-cell>
          <table:covered-table-cell/>
        </table:table-row>
        <table:table-row table:style-name="Table198.1">
          <table:table-cell table:style-name="Table198.A2" office:value-type="string">
            <text:p text:style-name="P15"><text:change-start text:change-id="ct234907568"/>Code<text:change-end text:change-id="ct234907568"/></text:p>
          </table:table-cell>
          <table:table-cell table:style-name="Table198.B2" office:value-type="string">
            <text:p text:style-name="P15"><text:change-start text:change-id="ct234907672"/>Result<text:change-end text:change-id="ct23490767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490777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4907880"/>[a_numeric] <text:alphabetical-index-mark-start text:id="IMark99424288"/>neg<text:alphabetical-index-mark-end text:id="IMark99424288"/> [a_numeric]</text:h>
            <text:p text:style-name="Text_20_body">Routing:<text:change-end text:change-id="ct234907880"/> TOS<text:change-start text:change-id="ct234907984"/></text:p>
            <text:p text:style-name="P1"><text:change-end text:change-id="ct234907984"/>Compute zero minus the number.</text:p>
          </table:table-cell>
          <table:covered-table-cell/>
        </table:table-row>
        <table:table-row table:style-name="Table199.1">
          <table:table-cell table:style-name="Table199.A2" office:value-type="string">
            <text:p text:style-name="P15"><text:change-start text:change-id="ct234908088"/>Code<text:change-end text:change-id="ct234908088"/></text:p>
          </table:table-cell>
          <table:table-cell table:style-name="Table199.B2" office:value-type="string">
            <text:p text:style-name="P15"><text:change-start text:change-id="ct234908192"/>Result<text:change-end text:change-id="ct23490819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99423856"/>Object<text:alphabetical-index-mark-end text:id="IMark99423856"/></text:h>
      <text:p text:style-name="Text_20_body"/>
      <text:p text:style-name="Text_20_body">Inheritance: Object <text:span text:style-name="T9">←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99424288"/>&amp;&amp;<text:alphabetical-index-mark-end text:id="IMark9942428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99424288"/>.<text:alphabetical-index-mark-end text:id="IMark9942428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99424288"/>.class<text:alphabetical-index-mark-end text:id="IMark9942428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99424288"/>.clone<text:alphabetical-index-mark-end text:id="IMark9942428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title .clone <text:span text:style-name="T13">": "</text:span> <text:s/>@name <text:span text:style-name="T13">&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99424288"/>.clone_exclude<text:alphabetical-index-mark-end text:id="IMark9942428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5">Code Definition Example</text:p>
          </table:table-cell>
          <table:table-cell table:style-name="Table203.B2" office:value-type="string">
            <text:p text:style-name="P15">Result</text:p>
          </table:table-cell>
        </table:table-row>
        <table:table-row table:style-name="Table203.1">
          <table:table-cell table:style-name="Table203.A2" office:value-type="string">
            <text:p text:style-name="Snippet">MyClass .: .clone_exclude [ <text:span text:style-name="T13">"</text:span><text:span text:style-name="T13">@foo</text:span><text:span text:style-name="T13">"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99424288"/>.copy<text:alphabetical-index-mark-end text:id="IMark9942428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title .clone <text:span text:style-name="T13">": "</text:span> <text:s/>@name <text:span text:style-name="T13">&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99424288"/>.init<text:alphabetical-index-mark-end text:id="IMark99424288"/>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 Definition Example</text:p>
          </table:table-cell>
          <table:table-cell table:style-name="Table16.B2" office:value-type="string">
            <text:p text:style-name="P1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5">Usage Example</text:p>
          </table:table-cell>
          <table:table-cell table:style-name="Table16.B2" office:value-type="string">
            <text:p text:style-name="P2"/>
          </table:table-cell>
        </table:table-row>
        <table:table-row table:style-name="Table16.2">
          <table:table-cell table:style-name="Table16.A2" office:value-type="string">
            <text:p text:style-name="P57">"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99424288"/>.is_class?<text:alphabetical-index-mark-end text:id="IMark9942428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99424288"/>.name<text:alphabetical-index-mark-end text:id="IMark9942428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99424288"/>.strlen<text:alphabetical-index-mark-end text:id="IMark9942428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99424288"/>.to_f<text:alphabetical-index-mark-end text:id="IMark99424288"/>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99424288"/>.to_f!<text:alphabetical-index-mark-end text:id="IMark99424288"/>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99424288"/>.to_i<text:alphabetical-index-mark-end text:id="IMark99424288"/>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99424288"/>.to_i!<text:alphabetical-index-mark-end text:id="IMark99424288"/>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99424288"/>.to_n<text:alphabetical-index-mark-end text:id="IMark99424288"/>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5">Code</text:p>
          </table:table-cell>
          <table:table-cell table:style-name="Table36.B2" office:value-type="string">
            <text:p text:style-name="P15">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99424288"/>.to_n!<text:alphabetical-index-mark-end text:id="IMark99424288"/>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99424288"/>.to_r<text:alphabetical-index-mark-end text:id="IMark99424288"/>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5">Code</text:p>
          </table:table-cell>
          <table:table-cell table:style-name="Table38.B2" office:value-type="string">
            <text:p text:style-name="P15">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99424288"/>.to_r!<text:alphabetical-index-mark-end text:id="IMark99424288"/>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99424288"/>.to_s<text:alphabetical-index-mark-end text:id="IMark99424288"/>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98850412"/>.to_x<text:alphabetical-index-mark-end text:id="IMark9885041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5">Code</text:p>
          </table:table-cell>
          <table:table-cell table:style-name="Table41.B2" office:value-type="string">
            <text:p text:style-name="P15">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98850412"/>.to_x!<text:alphabetical-index-mark-end text:id="IMark9885041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98850412"/>&lt;&gt;<text:alphabetical-index-mark-end text:id="IMark9885041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98850412"/>=<text:alphabetical-index-mark-end text:id="IMark9885041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98850412"/>^^<text:alphabetical-index-mark-end text:id="IMark9885041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98850412"/>distinct?<text:alphabetical-index-mark-end text:id="IMark9885041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98850412"/>identical?<text:alphabetical-index-mark-end text:id="IMark9885041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98850412"/>max<text:alphabetical-index-mark-end text:id="IMark9885041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98850412"/>min<text:alphabetical-index-mark-end text:id="IMark988504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98850412"/>nil&lt;&gt;<text:alphabetical-index-mark-end text:id="IMark9885041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98850412"/>nil=<text:alphabetical-index-mark-end text:id="IMark988504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98850412"/>not<text:alphabetical-index-mark-end text:id="IMark988504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98850412"/>||<text:alphabetical-index-mark-end text:id="IMark98850412"/>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98850412"/>)methods<text:alphabetical-index-mark-end text:id="IMark9885041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mmand</text:p>
          </table:table-cell>
          <table:table-cell table:style-name="Table10.B2" office:value-type="string">
            <text:p text:style-name="P15">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99423856"/>OutStream<text:alphabetical-index-mark-end text:id="IMark9942385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98850412"/>.append<text:alphabetical-index-mark-end text:id="IMark9885041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5">Code</text:p>
          </table:table-cell>
          <table:table-cell table:style-name="Table204.B2" office:value-type="string">
            <text:p text:style-name="P15">Result</text:p>
          </table:table-cell>
        </table:table-row>
        <table:table-row table:style-name="Table204.1">
          <table:table-cell table:style-name="Table204.A2" office:value-type="string">
            <text:p text:style-name="P57">"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98850412"/>.append{<text:alphabetical-index-mark-end text:id="IMark9885041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5">Code</text:p>
          </table:table-cell>
          <table:table-cell table:style-name="Table218.B2" office:value-type="string">
            <text:p text:style-name="P15">Result</text:p>
          </table:table-cell>
        </table:table-row>
        <table:table-row table:style-name="Table218.1">
          <table:table-cell table:style-name="Table218.A2" office:value-type="string">
            <text:p text:style-name="P57">"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98850412"/>.create<text:alphabetical-index-mark-end text:id="IMark9885041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5">Code</text:p>
          </table:table-cell>
          <table:table-cell table:style-name="Table205.B2" office:value-type="string">
            <text:p text:style-name="P15">Result</text:p>
          </table:table-cell>
        </table:table-row>
        <table:table-row table:style-name="Table205.1">
          <table:table-cell table:style-name="Table205.A2" office:value-type="string">
            <text:p text:style-name="P5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5">Code</text:p>
          </table:table-cell>
          <table:table-cell table:style-name="Table219.B2" office:value-type="string">
            <text:p text:style-name="P15">Result</text:p>
          </table:table-cell>
        </table:table-row>
        <table:table-row table:style-name="Table219.1">
          <table:table-cell table:style-name="Table219.A2" office:value-type="string">
            <text:p text:style-name="P57">"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98850412"/><text:alphabetical-index-mark-start text:id="IMark99424288"/>.<text:alphabetical-index-mark-end text:id="IMark99424288"/><text:alphabetical-index-mark-end text:id="IMark9885041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5">Code</text:p>
          </table:table-cell>
          <table:table-cell table:style-name="Table206.B2" office:value-type="string">
            <text:p text:style-name="P1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98850412"/>.close<text:alphabetical-index-mark-end text:id="IMark9885041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5">Code</text:p>
          </table:table-cell>
          <table:table-cell table:style-name="Table207.B2" office:value-type="string">
            <text:p text:style-name="P1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98850412"/>.cr<text:alphabetical-index-mark-end text:id="IMark9885041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5">Code</text:p>
          </table:table-cell>
          <table:table-cell table:style-name="Table208.B2" office:value-type="string">
            <text:p text:style-name="P1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98850412"/>.emit<text:alphabetical-index-mark-end text:id="IMark9885041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5">Code</text:p>
          </table:table-cell>
          <table:table-cell table:style-name="Table209.B2" office:value-type="string">
            <text:p text:style-name="P1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98850412"/>.space<text:alphabetical-index-mark-end text:id="IMark9885041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5">Code</text:p>
          </table:table-cell>
          <table:table-cell table:style-name="Table210.B2" office:value-type="string">
            <text:p text:style-name="P1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98850412"/>.spaces<text:alphabetical-index-mark-end text:id="IMark9885041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5">Code</text:p>
          </table:table-cell>
          <table:table-cell table:style-name="Table211.B2" office:value-type="string">
            <text:p text:style-name="P1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98850412"/>~<text:alphabetical-index-mark-end text:id="IMark9885041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5">Code</text:p>
          </table:table-cell>
          <table:table-cell table:style-name="Table212.B2" office:value-type="string">
            <text:p text:style-name="P15">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98850412"/>~"<text:alphabetical-index-mark-end text:id="IMark9885041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5">Code</text:p>
          </table:table-cell>
          <table:table-cell table:style-name="Table213.B2" office:value-type="string">
            <text:p text:style-name="P15">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98850412"/>~cr<text:alphabetical-index-mark-end text:id="IMark9885041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5">Code</text:p>
          </table:table-cell>
          <table:table-cell table:style-name="Table214.B2" office:value-type="string">
            <text:p text:style-name="P15">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98850412"/>~emit<text:alphabetical-index-mark-end text:id="IMark9885041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5">Code</text:p>
          </table:table-cell>
          <table:table-cell table:style-name="Table215.B2" office:value-type="string">
            <text:p text:style-name="P15">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98850412"/>~space<text:alphabetical-index-mark-end text:id="IMark9885041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5">Code</text:p>
          </table:table-cell>
          <table:table-cell table:style-name="Table216.B2" office:value-type="string">
            <text:p text:style-name="P15">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98850412"/>~spaces<text:alphabetical-index-mark-end text:id="IMark9885041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5">Code</text:p>
          </table:table-cell>
          <table:table-cell table:style-name="Table217.B2" office:value-type="string">
            <text:p text:style-name="P15">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99423856"/>Procedure<text:alphabetical-index-mark-end text:id="IMark99423856"/></text:h>
      <text:p text:style-name="Text_20_body"/>
      <text:p text:style-name="Text_20_body">Inheritance: Procedure <text:span text:style-name="T9">←</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98850412"/>.call<text:alphabetical-index-mark-end text:id="IMark9885041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5">Code</text:p>
          </table:table-cell>
          <table:table-cell table:style-name="Table220.B2" office:value-type="string">
            <text:p text:style-name="P15">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98850412"/>.start<text:alphabetical-index-mark-end text:id="IMark9885041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5">Code</text:p>
          </table:table-cell>
          <table:table-cell table:style-name="Table221.B2" office:value-type="string">
            <text:p text:style-name="P1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9423856"/>Queue<text:alphabetical-index-mark-end text:id="IMark99423856"/></text:h>
      <text:p text:style-name="Text_20_body"/>
      <text:p text:style-name="Text_20_body">Inheritance: Queue <text:span text:style-name="T9">←</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98850412"/>.clear<text:alphabetical-index-mark-end text:id="IMark9885041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5">Code</text:p>
          </table:table-cell>
          <table:table-cell table:style-name="Table222.B2" office:value-type="string">
            <text:p text:style-name="P1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98850412"/>.empty?<text:alphabetical-index-mark-end text:id="IMark9885041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5">Code</text:p>
          </table:table-cell>
          <table:table-cell table:style-name="Table223.B2" office:value-type="string">
            <text:p text:style-name="P1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98850412"/>.length<text:alphabetical-index-mark-end text:id="IMark9885041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5">Code</text:p>
          </table:table-cell>
          <table:table-cell table:style-name="Table224.B2" office:value-type="string">
            <text:p text:style-name="P1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98850412"/>.pend<text:alphabetical-index-mark-end text:id="IMark9885041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5">Code</text:p>
          </table:table-cell>
          <table:table-cell table:style-name="Table225.B2" office:value-type="string">
            <text:p text:style-name="P15">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98850412"/>.pop<text:alphabetical-index-mark-end text:id="IMark9885041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5">Code</text:p>
          </table:table-cell>
          <table:table-cell table:style-name="Table226.B2" office:value-type="string">
            <text:p text:style-name="P15">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98850412"/>.push<text:alphabetical-index-mark-end text:id="IMark9885041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5">Code</text:p>
          </table:table-cell>
          <table:table-cell table:style-name="Table227.B2" office:value-type="string">
            <text:p text:style-name="P1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99423856"/>Rational<text:alphabetical-index-mark-end text:id="IMark9942385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9426208"/>.split<text:alphabetical-index-mark-end text:id="IMark9942620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99424192"/>Stack<text:alphabetical-index-mark-end text:id="IMark99424192"/></text:h>
      <text:p text:style-name="Text_20_body"/>
      <text:p text:style-name="Text_20_body">Inheritance: Stack <text:span text:style-name="T9">←</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99426208"/>.clear<text:alphabetical-index-mark-end text:id="IMark9942620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5">Code</text:p>
          </table:table-cell>
          <table:table-cell table:style-name="Table229.B2" office:value-type="string">
            <text:p text:style-name="P1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99426208"/>.empty?<text:alphabetical-index-mark-end text:id="IMark99426208"/> [a_boolean]</text:h>
            <text:p text:style-name="Text_20_body">Routing: TOS</text:p>
            <text:p text:style-name="P1">description</text:p>
          </table:table-cell>
          <table:covered-table-cell/>
        </table:table-row>
        <table:table-row table:style-name="Table228.1">
          <table:table-cell table:style-name="Table228.A2" office:value-type="string">
            <text:p text:style-name="P15">Code</text:p>
          </table:table-cell>
          <table:table-cell table:style-name="Table228.B2" office:value-type="string">
            <text:p text:style-name="P1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99426208"/>.length<text:alphabetical-index-mark-end text:id="IMark9942620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5">Code</text:p>
          </table:table-cell>
          <table:table-cell table:style-name="Table230.B2" office:value-type="string">
            <text:p text:style-name="P1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99426208"/>.peek<text:alphabetical-index-mark-end text:id="IMark9942620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5">Code</text:p>
          </table:table-cell>
          <table:table-cell table:style-name="Table231.B2" office:value-type="string">
            <text:p text:style-name="P15">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99426208"/>.pop<text:alphabetical-index-mark-end text:id="IMark9942620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5">Code</text:p>
          </table:table-cell>
          <table:table-cell table:style-name="Table232.B2" office:value-type="string">
            <text:p text:style-name="P15">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99426208"/>.push<text:alphabetical-index-mark-end text:id="IMark9942620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5">Code</text:p>
          </table:table-cell>
          <table:table-cell table:style-name="Table233.B2" office:value-type="string">
            <text:p text:style-name="P1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99424192"/>String<text:alphabetical-index-mark-end text:id="IMark99424192"/></text:h>
      <text:p text:style-name="Text_20_body"/>
      <text:p text:style-name="Text_20_body">Inheritance: String <text:span text:style-name="T9">←</text:span> Object</text:p>
      <text:p text:style-name="Code"/>
      <text:p text:style-name="Code">String Shared Methods =</text:p>
      <text:p text:style-name="Code">* <text:s text:c="8"/>.-left <text:s text:c="3"/>.eval <text:s text:c="4"/>.ljust <text:s text:c="3"/>.reverse <text:s/>.throw <text:s text:c="4"/>&gt;</text:p>
      <text:p text:style-name="Code">+ <text:s text:c="8"/>.-mid <text:s text:c="4"/>.fmt <text:s text:c="5"/>.load <text:s text:c="4"/>.right <text:s text:c="3"/>.to_lower <text:s/>&gt;=</text:p>
      <text:p text:style-name="Code">." <text:s text:c="7"/>.-midlr <text:s text:c="2"/>.fmt" <text:s text:c="4"/>.lstrip <text:s text:c="2"/>.right? <text:s text:c="2"/>.to_upper</text:p>
      <text:p text:style-name="Code">.+left <text:s text:c="3"/>.-right <text:s text:c="2"/>.left <text:s text:c="4"/>.mid <text:s text:c="5"/>.rjust <text:s text:c="3"/>&lt;</text:p>
      <text:p text:style-name="Code">.+mid <text:s text:c="4"/>.call <text:s text:c="4"/>.left? <text:s text:c="3"/>.mid? <text:s text:c="4"/>.rstrip <text:s text:c="2"/>&lt;&lt;</text:p>
      <text:p text:style-name="Code">.+midlr <text:s text:c="2"/>.cjust <text:s text:c="3"/>.length <text:s text:c="2"/>.midlr <text:s text:c="3"/>.split <text:s text:c="3"/>&lt;=</text:p>
      <text:p text:style-name="Code">.+right <text:s text:c="2"/>.emit <text:s text:c="4"/>.lines <text:s text:c="3"/>.posn <text:s text:c="4"/>.strip <text:s text:c="3"/>&lt;=&g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4">Escape Sequence</text:p>
          </table:table-cell>
          <table:table-cell table:style-name="Table277.B1" office:value-type="string">
            <text:p text:style-name="P14">Interpretation</text:p>
          </table:table-cell>
        </table:table-row>
        <table:table-row>
          <table:table-cell table:style-name="Table277.A2" office:value-type="string">
            <text:p text:style-name="P23">\"</text:p>
          </table:table-cell>
          <table:table-cell table:style-name="Table277.B2" office:value-type="string">
            <text:p text:style-name="P13">A single " character</text:p>
          </table:table-cell>
        </table:table-row>
        <table:table-row>
          <table:table-cell table:style-name="Table277.A2" office:value-type="string">
            <text:p text:style-name="P23">\\</text:p>
          </table:table-cell>
          <table:table-cell table:style-name="Table277.B2" office:value-type="string">
            <text:p text:style-name="P13">A single \ character</text:p>
          </table:table-cell>
        </table:table-row>
        <table:table-row>
          <table:table-cell table:style-name="Table277.A4" office:value-type="string">
            <text:p text:style-name="P23">\<text:note text:id="ftn75"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3">The string is continued on next line.</text:p>
          </table:table-cell>
        </table:table-row>
        <table:table-row>
          <table:table-cell table:style-name="Table277.A2" office:value-type="string">
            <text:p text:style-name="P23">\n</text:p>
          </table:table-cell>
          <table:table-cell table:style-name="Table277.B2" office:value-type="string">
            <text:p text:style-name="P13">A newline character.</text:p>
          </table:table-cell>
        </table:table-row>
        <table:table-row>
          <table:table-cell table:style-name="Table277.A2" office:value-type="string">
            <text:p text:style-name="P23">\xFF<text:note text:id="ftn0" text:note-class="footnote"><text:note-citation>74</text:note-citation><text:note-body><text:p text:style-name="Footnote">The FF represents a two digit hexadecimal value.</text:p></text:note-body></text:note></text:p>
          </table:table-cell>
          <table:table-cell table:style-name="Table277.B2" office:value-type="string">
            <text:p text:style-name="P13">An 8 bit character value.</text:p>
          </table:table-cell>
        </table:table-row>
        <table:table-row>
          <table:table-cell table:style-name="Table277.A2" office:value-type="string">
            <text:p text:style-name="P23">\uFFFF<text:note text:id="ftn74" text:note-class="footnote"><text:note-citation>75</text:note-citation><text:note-body><text:p text:style-name="Footnote">The FFFF represents a four digit hexadecimal value.</text:p></text:note-body></text:note></text:p>
          </table:table-cell>
          <table:table-cell table:style-name="Table277.B2" office:value-type="string">
            <text:p text:style-name="P13">A 16 bit character value.</text:p>
          </table:table-cell>
        </table:table-row>
      </table:table>
      <text:p text:style-name="P1"/>
      <text:p text:style-name="P1">It is important to understand that in methods with embedded strings, that string is pushed onto the stack <text:span text:style-name="T2">before</text:span> the method is invoked. Thus the top-of-stack will always be that string literal.</text:p>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p text:style-name="P2">[before] * [after]</text:p>
            <text:p text:style-name="Text_20_body">Routing:</text:p>
            <text:p text:style-name="P1">description</text:p>
          </table:table-cell>
          <table:covered-table-cell/>
        </table:table-row>
        <table:table-row table:style-name="Table234.1">
          <table:table-cell table:style-name="Table234.A2" office:value-type="string">
            <text:p text:style-name="P15">Code</text:p>
          </table:table-cell>
          <table:table-cell table:style-name="Table234.B2" office:value-type="string">
            <text:p text:style-name="P15">Result</text:p>
          </table:table-cell>
        </table:table-row>
        <table:table-row table:style-name="Table234.1">
          <table:table-cell table:style-name="Table234.A2" office:value-type="string">
            <text:p text:style-name="Snippet"/>
          </table:table-cell>
          <table:table-cell table:style-name="Table234.B2" office:value-type="string">
            <text:p text:style-name="P2"/>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p text:style-name="P2">[before] + [after]</text:p>
            <text:p text:style-name="Text_20_body">Routing:</text:p>
            <text:p text:style-name="P1">description</text:p>
          </table:table-cell>
          <table:covered-table-cell/>
        </table:table-row>
        <table:table-row table:style-name="Table235.1">
          <table:table-cell table:style-name="Table235.A2" office:value-type="string">
            <text:p text:style-name="P15">Code</text:p>
          </table:table-cell>
          <table:table-cell table:style-name="Table235.B2" office:value-type="string">
            <text:p text:style-name="P15">Result</text:p>
          </table:table-cell>
        </table:table-row>
        <table:table-row table:style-name="Table235.1">
          <table:table-cell table:style-name="Table235.A2" office:value-type="string">
            <text:p text:style-name="Snippet"/>
          </table:table-cell>
          <table:table-cell table:style-name="Table235.B2" office:value-type="string">
            <text:p text:style-name="P2"/>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p text:style-name="P2">[before] ." [after]</text:p>
            <text:p text:style-name="Text_20_body">Routing:</text:p>
            <text:p text:style-name="P1">description</text:p>
          </table:table-cell>
          <table:covered-table-cell/>
        </table:table-row>
        <table:table-row table:style-name="Table236.1">
          <table:table-cell table:style-name="Table236.A2" office:value-type="string">
            <text:p text:style-name="P15">Code</text:p>
          </table:table-cell>
          <table:table-cell table:style-name="Table236.B2" office:value-type="string">
            <text:p text:style-name="P15">Result</text:p>
          </table:table-cell>
        </table:table-row>
        <table:table-row table:style-name="Table236.1">
          <table:table-cell table:style-name="Table236.A2" office:value-type="string">
            <text:p text:style-name="Snippet"/>
          </table:table-cell>
          <table:table-cell table:style-name="Table236.B2" office:value-type="string">
            <text:p text:style-name="P2"/>
          </table:table-cell>
        </table:table-row>
      </table:table>
      <text:p text:style-name="Text_20_body"/>
      <table:table table:name="Table237" table:style-name="Table237">
        <table:table-column table:style-name="Table237.A"/>
        <table:table-column table:style-name="Table237.B"/>
        <table:table-row table:style-name="Table237.1">
          <table:table-cell table:style-name="Table237.A1" table:number-columns-spanned="2" office:value-type="string">
            <text:p text:style-name="P2">[before] .+left [after]</text:p>
            <text:p text:style-name="Text_20_body">Routing:</text:p>
            <text:p text:style-name="P1">description</text:p>
          </table:table-cell>
          <table:covered-table-cell/>
        </table:table-row>
        <table:table-row table:style-name="Table237.1">
          <table:table-cell table:style-name="Table237.A2" office:value-type="string">
            <text:p text:style-name="P15">Code</text:p>
          </table:table-cell>
          <table:table-cell table:style-name="Table237.B2" office:value-type="string">
            <text:p text:style-name="P15">Result</text:p>
          </table:table-cell>
        </table:table-row>
        <table:table-row table:style-name="Table237.1">
          <table:table-cell table:style-name="Table237.A2" office:value-type="string">
            <text:p text:style-name="Snippet"/>
          </table:table-cell>
          <table:table-cell table:style-name="Table237.B2" office:value-type="string">
            <text:p text:style-name="P2"/>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p text:style-name="P2">[before] .+mid [after]</text:p>
            <text:p text:style-name="Text_20_body">Routing:</text:p>
            <text:p text:style-name="P1">description</text:p>
          </table:table-cell>
          <table:covered-table-cell/>
        </table:table-row>
        <table:table-row table:style-name="Table238.1">
          <table:table-cell table:style-name="Table238.A2" office:value-type="string">
            <text:p text:style-name="P15">Code</text:p>
          </table:table-cell>
          <table:table-cell table:style-name="Table238.B2" office:value-type="string">
            <text:p text:style-name="P15">Result</text:p>
          </table:table-cell>
        </table:table-row>
        <table:table-row table:style-name="Table238.1">
          <table:table-cell table:style-name="Table238.A2" office:value-type="string">
            <text:p text:style-name="Snippet"/>
          </table:table-cell>
          <table:table-cell table:style-name="Table238.B2" office:value-type="string">
            <text:p text:style-name="P2"/>
          </table:table-cell>
        </table:table-row>
      </table:table>
      <text:p text:style-name="Text_20_body"/>
      <table:table table:name="Table239" table:style-name="Table239">
        <table:table-column table:style-name="Table239.A"/>
        <table:table-column table:style-name="Table239.B"/>
        <text:soft-page-break/>
        <table:table-row table:style-name="Table239.1">
          <table:table-cell table:style-name="Table239.A1" table:number-columns-spanned="2" office:value-type="string">
            <text:p text:style-name="P2">[before] .+midlr [after]</text:p>
            <text:p text:style-name="Text_20_body">Routing:</text:p>
            <text:p text:style-name="P1">description</text:p>
          </table:table-cell>
          <table:covered-table-cell/>
        </table:table-row>
        <table:table-row table:style-name="Table239.1">
          <table:table-cell table:style-name="Table239.A2" office:value-type="string">
            <text:p text:style-name="P15">Code</text:p>
          </table:table-cell>
          <table:table-cell table:style-name="Table239.B2" office:value-type="string">
            <text:p text:style-name="P15">Result</text:p>
          </table:table-cell>
        </table:table-row>
        <table:table-row table:style-name="Table239.1">
          <table:table-cell table:style-name="Table239.A2" office:value-type="string">
            <text:p text:style-name="Snippet"/>
          </table:table-cell>
          <table:table-cell table:style-name="Table239.B2" office:value-type="string">
            <text:p text:style-name="P2"/>
          </table:table-cell>
        </table:table-row>
      </table:table>
      <text:p text:style-name="Text_20_body"/>
      <table:table table:name="Table240" table:style-name="Table240">
        <table:table-column table:style-name="Table240.A"/>
        <table:table-column table:style-name="Table240.B"/>
        <table:table-row table:style-name="Table240.1">
          <table:table-cell table:style-name="Table240.A1" table:number-columns-spanned="2" office:value-type="string">
            <text:p text:style-name="P2">[before] .+right [after]</text:p>
            <text:p text:style-name="Text_20_body">Routing:</text:p>
            <text:p text:style-name="P1">description</text:p>
          </table:table-cell>
          <table:covered-table-cell/>
        </table:table-row>
        <table:table-row table:style-name="Table240.1">
          <table:table-cell table:style-name="Table240.A2" office:value-type="string">
            <text:p text:style-name="P15">Code</text:p>
          </table:table-cell>
          <table:table-cell table:style-name="Table240.B2" office:value-type="string">
            <text:p text:style-name="P15">Result</text:p>
          </table:table-cell>
        </table:table-row>
        <table:table-row table:style-name="Table240.1">
          <table:table-cell table:style-name="Table240.A2" office:value-type="string">
            <text:p text:style-name="Snippet"/>
          </table:table-cell>
          <table:table-cell table:style-name="Table240.B2" office:value-type="string">
            <text:p text:style-name="P2"/>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p text:style-name="P2">[before] .-left [after]</text:p>
            <text:p text:style-name="Text_20_body">Routing:</text:p>
            <text:p text:style-name="P1">description</text:p>
          </table:table-cell>
          <table:covered-table-cell/>
        </table:table-row>
        <table:table-row table:style-name="Table241.1">
          <table:table-cell table:style-name="Table241.A2" office:value-type="string">
            <text:p text:style-name="P15">Code</text:p>
          </table:table-cell>
          <table:table-cell table:style-name="Table241.B2" office:value-type="string">
            <text:p text:style-name="P15">Result</text:p>
          </table:table-cell>
        </table:table-row>
        <table:table-row table:style-name="Table241.1">
          <table:table-cell table:style-name="Table241.A2" office:value-type="string">
            <text:p text:style-name="Snippet"/>
          </table:table-cell>
          <table:table-cell table:style-name="Table241.B2" office:value-type="string">
            <text:p text:style-name="P2"/>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p text:style-name="P2">[before] .-mid [after]</text:p>
            <text:p text:style-name="Text_20_body">Routing:</text:p>
            <text:p text:style-name="P1">description</text:p>
          </table:table-cell>
          <table:covered-table-cell/>
        </table:table-row>
        <table:table-row table:style-name="Table242.1">
          <table:table-cell table:style-name="Table242.A2" office:value-type="string">
            <text:p text:style-name="P15">Code</text:p>
          </table:table-cell>
          <table:table-cell table:style-name="Table242.B2" office:value-type="string">
            <text:p text:style-name="P15">Result</text:p>
          </table:table-cell>
        </table:table-row>
        <table:table-row table:style-name="Table242.1">
          <table:table-cell table:style-name="Table242.A2" office:value-type="string">
            <text:p text:style-name="Snippet"/>
          </table:table-cell>
          <table:table-cell table:style-name="Table242.B2" office:value-type="string">
            <text:p text:style-name="P2"/>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p text:style-name="P2">[before] .-midlr [after]</text:p>
            <text:p text:style-name="Text_20_body">Routing:</text:p>
            <text:p text:style-name="P1">description</text:p>
          </table:table-cell>
          <table:covered-table-cell/>
        </table:table-row>
        <table:table-row table:style-name="Table243.1">
          <table:table-cell table:style-name="Table243.A2" office:value-type="string">
            <text:p text:style-name="P15">Code</text:p>
          </table:table-cell>
          <table:table-cell table:style-name="Table243.B2" office:value-type="string">
            <text:p text:style-name="P15">Result</text:p>
          </table:table-cell>
        </table:table-row>
        <table:table-row table:style-name="Table243.1">
          <table:table-cell table:style-name="Table243.A2" office:value-type="string">
            <text:p text:style-name="Snippet"/>
          </table:table-cell>
          <table:table-cell table:style-name="Table243.B2" office:value-type="string">
            <text:p text:style-name="P2"/>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p text:style-name="P2">[before] .-right [after]</text:p>
            <text:p text:style-name="Text_20_body">Routing:</text:p>
            <text:p text:style-name="P1">description</text:p>
          </table:table-cell>
          <table:covered-table-cell/>
        </table:table-row>
        <table:table-row table:style-name="Table244.1">
          <table:table-cell table:style-name="Table244.A2" office:value-type="string">
            <text:p text:style-name="P15">Code</text:p>
          </table:table-cell>
          <table:table-cell table:style-name="Table244.B2" office:value-type="string">
            <text:p text:style-name="P15">Result</text:p>
          </table:table-cell>
        </table:table-row>
        <table:table-row table:style-name="Table244.1">
          <table:table-cell table:style-name="Table244.A2" office:value-type="string">
            <text:p text:style-name="Snippet"/>
          </table:table-cell>
          <table:table-cell table:style-name="Table244.B2" office:value-type="string">
            <text:p text:style-name="P2"/>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p text:style-name="P2">[before] .call [after]</text:p>
            <text:p text:style-name="Text_20_body">Routing:</text:p>
            <text:p text:style-name="P1">description</text:p>
          </table:table-cell>
          <table:covered-table-cell/>
        </table:table-row>
        <table:table-row table:style-name="Table245.1">
          <table:table-cell table:style-name="Table245.A2" office:value-type="string">
            <text:p text:style-name="P15">Code</text:p>
          </table:table-cell>
          <table:table-cell table:style-name="Table245.B2" office:value-type="string">
            <text:p text:style-name="P15">Result</text:p>
          </table:table-cell>
        </table:table-row>
        <table:table-row table:style-name="Table245.1">
          <table:table-cell table:style-name="Table245.A2" office:value-type="string">
            <text:p text:style-name="Snippet"/>
          </table:table-cell>
          <table:table-cell table:style-name="Table245.B2" office:value-type="string">
            <text:p text:style-name="P2"/>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p text:style-name="P2">[before] .cjust [after]</text:p>
            <text:p text:style-name="Text_20_body">Routing:</text:p>
            <text:p text:style-name="P1">description</text:p>
          </table:table-cell>
          <table:covered-table-cell/>
        </table:table-row>
        <table:table-row table:style-name="Table246.1">
          <table:table-cell table:style-name="Table246.A2" office:value-type="string">
            <text:p text:style-name="P15">Code</text:p>
          </table:table-cell>
          <table:table-cell table:style-name="Table246.B2" office:value-type="string">
            <text:p text:style-name="P15">Result</text:p>
          </table:table-cell>
        </table:table-row>
        <table:table-row table:style-name="Table246.1">
          <table:table-cell table:style-name="Table246.A2" office:value-type="string">
            <text:p text:style-name="Snippet"/>
          </table:table-cell>
          <table:table-cell table:style-name="Table246.B2" office:value-type="string">
            <text:p text:style-name="P2"/>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p text:style-name="P2">[before] .emit [after]</text:p>
            <text:p text:style-name="Text_20_body">Routing:</text:p>
            <text:p text:style-name="P1">description</text:p>
          </table:table-cell>
          <table:covered-table-cell/>
        </table:table-row>
        <table:table-row table:style-name="Table247.1">
          <table:table-cell table:style-name="Table247.A2" office:value-type="string">
            <text:p text:style-name="P15">Code</text:p>
          </table:table-cell>
          <table:table-cell table:style-name="Table247.B2" office:value-type="string">
            <text:p text:style-name="P15">Result</text:p>
          </table:table-cell>
        </table:table-row>
        <table:table-row table:style-name="Table247.1">
          <table:table-cell table:style-name="Table247.A2" office:value-type="string">
            <text:p text:style-name="Snippet"/>
          </table:table-cell>
          <table:table-cell table:style-name="Table247.B2" office:value-type="string">
            <text:p text:style-name="P2"/>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p text:style-name="P2">[before] .eval [after]</text:p>
            <text:p text:style-name="Text_20_body">Routing:</text:p>
            <text:p text:style-name="P1">description</text:p>
          </table:table-cell>
          <table:covered-table-cell/>
        </table:table-row>
        <table:table-row table:style-name="Table248.1">
          <table:table-cell table:style-name="Table248.A2" office:value-type="string">
            <text:p text:style-name="P15">Code</text:p>
          </table:table-cell>
          <table:table-cell table:style-name="Table248.B2" office:value-type="string">
            <text:p text:style-name="P15">Result</text:p>
          </table:table-cell>
        </table:table-row>
        <table:table-row table:style-name="Table248.1">
          <table:table-cell table:style-name="Table248.A2" office:value-type="string">
            <text:p text:style-name="Snippet"/>
          </table:table-cell>
          <table:table-cell table:style-name="Table248.B2" office:value-type="string">
            <text:p text:style-name="P2"/>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p text:style-name="P2">[before] .fmt [after]</text:p>
            <text:p text:style-name="Text_20_body">Routing:</text:p>
            <text:p text:style-name="P1">description</text:p>
          </table:table-cell>
          <table:covered-table-cell/>
        </table:table-row>
        <table:table-row table:style-name="Table249.1">
          <table:table-cell table:style-name="Table249.A2" office:value-type="string">
            <text:p text:style-name="P15">Code</text:p>
          </table:table-cell>
          <table:table-cell table:style-name="Table249.B2" office:value-type="string">
            <text:p text:style-name="P15">Result</text:p>
          </table:table-cell>
        </table:table-row>
        <table:table-row table:style-name="Table249.1">
          <table:table-cell table:style-name="Table249.A2" office:value-type="string">
            <text:p text:style-name="Snippet"/>
          </table:table-cell>
          <table:table-cell table:style-name="Table249.B2" office:value-type="string">
            <text:p text:style-name="P2"/>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p text:style-name="P2">[before] .fmt" [after]</text:p>
            <text:p text:style-name="Text_20_body">Routing:</text:p>
            <text:p text:style-name="P1">description</text:p>
          </table:table-cell>
          <table:covered-table-cell/>
        </table:table-row>
        <table:table-row table:style-name="Table250.1">
          <table:table-cell table:style-name="Table250.A2" office:value-type="string">
            <text:p text:style-name="P15">Code</text:p>
          </table:table-cell>
          <table:table-cell table:style-name="Table250.B2" office:value-type="string">
            <text:p text:style-name="P15">Result</text:p>
          </table:table-cell>
        </table:table-row>
        <table:table-row table:style-name="Table250.1">
          <table:table-cell table:style-name="Table250.A2" office:value-type="string">
            <text:p text:style-name="Snippet"/>
          </table:table-cell>
          <table:table-cell table:style-name="Table250.B2" office:value-type="string">
            <text:p text:style-name="P2"/>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p text:style-name="P2">[before] .left [after]</text:p>
            <text:p text:style-name="Text_20_body">Routing:</text:p>
            <text:p text:style-name="P1">description</text:p>
          </table:table-cell>
          <table:covered-table-cell/>
        </table:table-row>
        <table:table-row table:style-name="Table251.1">
          <table:table-cell table:style-name="Table251.A2" office:value-type="string">
            <text:p text:style-name="P15">Code</text:p>
          </table:table-cell>
          <table:table-cell table:style-name="Table251.B2" office:value-type="string">
            <text:p text:style-name="P15">Result</text:p>
          </table:table-cell>
        </table:table-row>
        <table:table-row table:style-name="Table251.1">
          <table:table-cell table:style-name="Table251.A2" office:value-type="string">
            <text:p text:style-name="Snippet"/>
          </table:table-cell>
          <table:table-cell table:style-name="Table251.B2" office:value-type="string">
            <text:p text:style-name="P2"/>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p text:style-name="P2">[before] .left? [after]</text:p>
            <text:p text:style-name="Text_20_body">Routing:</text:p>
            <text:p text:style-name="P1">description</text:p>
          </table:table-cell>
          <table:covered-table-cell/>
        </table:table-row>
        <table:table-row table:style-name="Table252.1">
          <table:table-cell table:style-name="Table252.A2" office:value-type="string">
            <text:p text:style-name="P15">Code</text:p>
          </table:table-cell>
          <table:table-cell table:style-name="Table252.B2" office:value-type="string">
            <text:p text:style-name="P15">Result</text:p>
          </table:table-cell>
        </table:table-row>
        <table:table-row table:style-name="Table252.1">
          <table:table-cell table:style-name="Table252.A2" office:value-type="string">
            <text:p text:style-name="Snippet"/>
          </table:table-cell>
          <table:table-cell table:style-name="Table252.B2" office:value-type="string">
            <text:p text:style-name="P2"/>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p text:style-name="P2">[before] .length [after]</text:p>
            <text:p text:style-name="Text_20_body">Routing:</text:p>
            <text:p text:style-name="P1">description</text:p>
          </table:table-cell>
          <table:covered-table-cell/>
        </table:table-row>
        <table:table-row table:style-name="Table253.1">
          <table:table-cell table:style-name="Table253.A2" office:value-type="string">
            <text:p text:style-name="P15">Code</text:p>
          </table:table-cell>
          <table:table-cell table:style-name="Table253.B2" office:value-type="string">
            <text:p text:style-name="P15">Result</text:p>
          </table:table-cell>
        </table:table-row>
        <table:table-row table:style-name="Table253.1">
          <table:table-cell table:style-name="Table253.A2" office:value-type="string">
            <text:p text:style-name="Snippet"/>
          </table:table-cell>
          <table:table-cell table:style-name="Table253.B2" office:value-type="string">
            <text:p text:style-name="P2"/>
          </table:table-cell>
        </table:table-row>
      </table:table>
      <text:p text:style-name="Text_20_body"/>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p text:style-name="P2">[before] .lines [after]</text:p>
            <text:p text:style-name="Text_20_body">Routing:</text:p>
            <text:p text:style-name="P1">description</text:p>
          </table:table-cell>
          <table:covered-table-cell/>
        </table:table-row>
        <table:table-row table:style-name="Table254.1">
          <table:table-cell table:style-name="Table254.A2" office:value-type="string">
            <text:p text:style-name="P15">Code</text:p>
          </table:table-cell>
          <table:table-cell table:style-name="Table254.B2" office:value-type="string">
            <text:p text:style-name="P15">Result</text:p>
          </table:table-cell>
        </table:table-row>
        <table:table-row table:style-name="Table254.1">
          <table:table-cell table:style-name="Table254.A2" office:value-type="string">
            <text:p text:style-name="Snippet"/>
          </table:table-cell>
          <table:table-cell table:style-name="Table254.B2" office:value-type="string">
            <text:p text:style-name="P2"/>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p text:style-name="P2">[before] .ljust [after]</text:p>
            <text:p text:style-name="Text_20_body">Routing:</text:p>
            <text:p text:style-name="P1">description</text:p>
          </table:table-cell>
          <table:covered-table-cell/>
        </table:table-row>
        <table:table-row table:style-name="Table255.1">
          <table:table-cell table:style-name="Table255.A2" office:value-type="string">
            <text:p text:style-name="P15">Code</text:p>
          </table:table-cell>
          <table:table-cell table:style-name="Table255.B2" office:value-type="string">
            <text:p text:style-name="P15">Result</text:p>
          </table:table-cell>
        </table:table-row>
        <table:table-row table:style-name="Table255.1">
          <table:table-cell table:style-name="Table255.A2" office:value-type="string">
            <text:p text:style-name="Snippet"/>
          </table:table-cell>
          <table:table-cell table:style-name="Table255.B2" office:value-type="string">
            <text:p text:style-name="P2"/>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p text:style-name="P2">[before] .load [after]</text:p>
            <text:p text:style-name="Text_20_body">Routing:</text:p>
            <text:p text:style-name="P1">description</text:p>
          </table:table-cell>
          <table:covered-table-cell/>
        </table:table-row>
        <table:table-row table:style-name="Table256.1">
          <table:table-cell table:style-name="Table256.A2" office:value-type="string">
            <text:p text:style-name="P15">Code</text:p>
          </table:table-cell>
          <table:table-cell table:style-name="Table256.B2" office:value-type="string">
            <text:p text:style-name="P15">Result</text:p>
          </table:table-cell>
        </table:table-row>
        <table:table-row table:style-name="Table256.1">
          <table:table-cell table:style-name="Table256.A2" office:value-type="string">
            <text:p text:style-name="Snippet"/>
          </table:table-cell>
          <table:table-cell table:style-name="Table256.B2" office:value-type="string">
            <text:p text:style-name="P2"/>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p text:style-name="P2">[before] .lstrip [after]</text:p>
            <text:p text:style-name="Text_20_body">Routing:</text:p>
            <text:p text:style-name="P1">description</text:p>
          </table:table-cell>
          <table:covered-table-cell/>
        </table:table-row>
        <table:table-row table:style-name="Table257.1">
          <table:table-cell table:style-name="Table257.A2" office:value-type="string">
            <text:p text:style-name="P15">Code</text:p>
          </table:table-cell>
          <table:table-cell table:style-name="Table257.B2" office:value-type="string">
            <text:p text:style-name="P15">Result</text:p>
          </table:table-cell>
        </table:table-row>
        <table:table-row table:style-name="Table257.1">
          <table:table-cell table:style-name="Table257.A2" office:value-type="string">
            <text:p text:style-name="Snippet"/>
          </table:table-cell>
          <table:table-cell table:style-name="Table257.B2" office:value-type="string">
            <text:p text:style-name="P2"/>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p text:style-name="P2">[before] .mid [after]</text:p>
            <text:p text:style-name="Text_20_body">Routing:</text:p>
            <text:p text:style-name="P1">description</text:p>
          </table:table-cell>
          <table:covered-table-cell/>
        </table:table-row>
        <table:table-row table:style-name="Table258.1">
          <table:table-cell table:style-name="Table258.A2" office:value-type="string">
            <text:p text:style-name="P15">Code</text:p>
          </table:table-cell>
          <table:table-cell table:style-name="Table258.B2" office:value-type="string">
            <text:p text:style-name="P15">Result</text:p>
          </table:table-cell>
        </table:table-row>
        <table:table-row table:style-name="Table258.1">
          <table:table-cell table:style-name="Table258.A2" office:value-type="string">
            <text:p text:style-name="Snippet"/>
          </table:table-cell>
          <table:table-cell table:style-name="Table258.B2" office:value-type="string">
            <text:p text:style-name="P2"/>
          </table:table-cell>
        </table:table-row>
      </table:table>
      <text:p text:style-name="Text_20_body"/>
      <table:table table:name="Table259" table:style-name="Table259">
        <table:table-column table:style-name="Table259.A"/>
        <table:table-column table:style-name="Table259.B"/>
        <text:soft-page-break/>
        <table:table-row table:style-name="Table259.1">
          <table:table-cell table:style-name="Table259.A1" table:number-columns-spanned="2" office:value-type="string">
            <text:p text:style-name="P2">[before] .mid? [after]</text:p>
            <text:p text:style-name="Text_20_body">Routing:</text:p>
            <text:p text:style-name="P1">description</text:p>
          </table:table-cell>
          <table:covered-table-cell/>
        </table:table-row>
        <table:table-row table:style-name="Table259.1">
          <table:table-cell table:style-name="Table259.A2" office:value-type="string">
            <text:p text:style-name="P15">Code</text:p>
          </table:table-cell>
          <table:table-cell table:style-name="Table259.B2" office:value-type="string">
            <text:p text:style-name="P15">Result</text:p>
          </table:table-cell>
        </table:table-row>
        <table:table-row table:style-name="Table259.1">
          <table:table-cell table:style-name="Table259.A2" office:value-type="string">
            <text:p text:style-name="Snippet"/>
          </table:table-cell>
          <table:table-cell table:style-name="Table259.B2" office:value-type="string">
            <text:p text:style-name="P2"/>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p text:style-name="P2">[before] .midlr [after]</text:p>
            <text:p text:style-name="Text_20_body">Routing:</text:p>
            <text:p text:style-name="P1">description</text:p>
          </table:table-cell>
          <table:covered-table-cell/>
        </table:table-row>
        <table:table-row table:style-name="Table260.1">
          <table:table-cell table:style-name="Table260.A2" office:value-type="string">
            <text:p text:style-name="P15">Code</text:p>
          </table:table-cell>
          <table:table-cell table:style-name="Table260.B2" office:value-type="string">
            <text:p text:style-name="P15">Result</text:p>
          </table:table-cell>
        </table:table-row>
        <table:table-row table:style-name="Table260.1">
          <table:table-cell table:style-name="Table260.A2" office:value-type="string">
            <text:p text:style-name="Snippet"/>
          </table:table-cell>
          <table:table-cell table:style-name="Table260.B2" office:value-type="string">
            <text:p text:style-name="P2"/>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p text:style-name="P2">[before] .posn [after]</text:p>
            <text:p text:style-name="Text_20_body">Routing:</text:p>
            <text:p text:style-name="P1">description</text:p>
          </table:table-cell>
          <table:covered-table-cell/>
        </table:table-row>
        <table:table-row table:style-name="Table261.1">
          <table:table-cell table:style-name="Table261.A2" office:value-type="string">
            <text:p text:style-name="P15">Code</text:p>
          </table:table-cell>
          <table:table-cell table:style-name="Table261.B2" office:value-type="string">
            <text:p text:style-name="P15">Result</text:p>
          </table:table-cell>
        </table:table-row>
        <table:table-row table:style-name="Table261.1">
          <table:table-cell table:style-name="Table261.A2" office:value-type="string">
            <text:p text:style-name="Snippet"/>
          </table:table-cell>
          <table:table-cell table:style-name="Table261.B2" office:value-type="string">
            <text:p text:style-name="P2"/>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p text:style-name="P2">[before] .reverse [after]</text:p>
            <text:p text:style-name="Text_20_body">Routing:</text:p>
            <text:p text:style-name="P1">description</text:p>
          </table:table-cell>
          <table:covered-table-cell/>
        </table:table-row>
        <table:table-row table:style-name="Table262.1">
          <table:table-cell table:style-name="Table262.A2" office:value-type="string">
            <text:p text:style-name="P15">Code</text:p>
          </table:table-cell>
          <table:table-cell table:style-name="Table262.B2" office:value-type="string">
            <text:p text:style-name="P15">Result</text:p>
          </table:table-cell>
        </table:table-row>
        <table:table-row table:style-name="Table262.1">
          <table:table-cell table:style-name="Table262.A2" office:value-type="string">
            <text:p text:style-name="Snippet"/>
          </table:table-cell>
          <table:table-cell table:style-name="Table262.B2" office:value-type="string">
            <text:p text:style-name="P2"/>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p text:style-name="P2">[before] .right [after]</text:p>
            <text:p text:style-name="Text_20_body">Routing:</text:p>
            <text:p text:style-name="P1">description</text:p>
          </table:table-cell>
          <table:covered-table-cell/>
        </table:table-row>
        <table:table-row table:style-name="Table263.1">
          <table:table-cell table:style-name="Table263.A2" office:value-type="string">
            <text:p text:style-name="P15">Code</text:p>
          </table:table-cell>
          <table:table-cell table:style-name="Table263.B2" office:value-type="string">
            <text:p text:style-name="P15">Result</text:p>
          </table:table-cell>
        </table:table-row>
        <table:table-row table:style-name="Table263.1">
          <table:table-cell table:style-name="Table263.A2" office:value-type="string">
            <text:p text:style-name="Snippet"/>
          </table:table-cell>
          <table:table-cell table:style-name="Table263.B2" office:value-type="string">
            <text:p text:style-name="P2"/>
          </table:table-cell>
        </table:table-row>
      </table:table>
      <text:p text:style-name="Text_20_body"/>
      <table:table table:name="Table264" table:style-name="Table264">
        <table:table-column table:style-name="Table264.A"/>
        <table:table-column table:style-name="Table264.B"/>
        <text:soft-page-break/>
        <table:table-row table:style-name="Table264.1">
          <table:table-cell table:style-name="Table264.A1" table:number-columns-spanned="2" office:value-type="string">
            <text:p text:style-name="P2">[before] .right? [after]</text:p>
            <text:p text:style-name="Text_20_body">Routing:</text:p>
            <text:p text:style-name="P1">description</text:p>
          </table:table-cell>
          <table:covered-table-cell/>
        </table:table-row>
        <table:table-row table:style-name="Table264.1">
          <table:table-cell table:style-name="Table264.A2" office:value-type="string">
            <text:p text:style-name="P15">Code</text:p>
          </table:table-cell>
          <table:table-cell table:style-name="Table264.B2" office:value-type="string">
            <text:p text:style-name="P15">Result</text:p>
          </table:table-cell>
        </table:table-row>
        <table:table-row table:style-name="Table264.1">
          <table:table-cell table:style-name="Table264.A2" office:value-type="string">
            <text:p text:style-name="Snippet"/>
          </table:table-cell>
          <table:table-cell table:style-name="Table264.B2" office:value-type="string">
            <text:p text:style-name="P2"/>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p text:style-name="P2">[before] .rjust [after]</text:p>
            <text:p text:style-name="Text_20_body">Routing:</text:p>
            <text:p text:style-name="P1">description</text:p>
          </table:table-cell>
          <table:covered-table-cell/>
        </table:table-row>
        <table:table-row table:style-name="Table265.1">
          <table:table-cell table:style-name="Table265.A2" office:value-type="string">
            <text:p text:style-name="P15">Code</text:p>
          </table:table-cell>
          <table:table-cell table:style-name="Table265.B2" office:value-type="string">
            <text:p text:style-name="P15">Result</text:p>
          </table:table-cell>
        </table:table-row>
        <table:table-row table:style-name="Table265.1">
          <table:table-cell table:style-name="Table265.A2" office:value-type="string">
            <text:p text:style-name="Snippet"/>
          </table:table-cell>
          <table:table-cell table:style-name="Table265.B2" office:value-type="string">
            <text:p text:style-name="P2"/>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p text:style-name="P2">[before] .rstrip [after]</text:p>
            <text:p text:style-name="Text_20_body">Routing:</text:p>
            <text:p text:style-name="P1">description</text:p>
          </table:table-cell>
          <table:covered-table-cell/>
        </table:table-row>
        <table:table-row table:style-name="Table266.1">
          <table:table-cell table:style-name="Table266.A2" office:value-type="string">
            <text:p text:style-name="P15">Code</text:p>
          </table:table-cell>
          <table:table-cell table:style-name="Table266.B2" office:value-type="string">
            <text:p text:style-name="P15">Result</text:p>
          </table:table-cell>
        </table:table-row>
        <table:table-row table:style-name="Table266.1">
          <table:table-cell table:style-name="Table266.A2" office:value-type="string">
            <text:p text:style-name="Snippet"/>
          </table:table-cell>
          <table:table-cell table:style-name="Table266.B2" office:value-type="string">
            <text:p text:style-name="P2"/>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p text:style-name="P2">[before] .split [after]</text:p>
            <text:p text:style-name="Text_20_body">Routing:</text:p>
            <text:p text:style-name="P1">description</text:p>
          </table:table-cell>
          <table:covered-table-cell/>
        </table:table-row>
        <table:table-row table:style-name="Table267.1">
          <table:table-cell table:style-name="Table267.A2" office:value-type="string">
            <text:p text:style-name="P15">Code</text:p>
          </table:table-cell>
          <table:table-cell table:style-name="Table267.B2" office:value-type="string">
            <text:p text:style-name="P15">Result</text:p>
          </table:table-cell>
        </table:table-row>
        <table:table-row table:style-name="Table267.1">
          <table:table-cell table:style-name="Table267.A2" office:value-type="string">
            <text:p text:style-name="Snippet"/>
          </table:table-cell>
          <table:table-cell table:style-name="Table267.B2" office:value-type="string">
            <text:p text:style-name="P2"/>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p text:style-name="P2">[before] .strip [after]</text:p>
            <text:p text:style-name="Text_20_body">Routing:</text:p>
            <text:p text:style-name="P1">description</text:p>
          </table:table-cell>
          <table:covered-table-cell/>
        </table:table-row>
        <table:table-row table:style-name="Table268.1">
          <table:table-cell table:style-name="Table268.A2" office:value-type="string">
            <text:p text:style-name="P15">Code</text:p>
          </table:table-cell>
          <table:table-cell table:style-name="Table268.B2" office:value-type="string">
            <text:p text:style-name="P15">Result</text:p>
          </table:table-cell>
        </table:table-row>
        <table:table-row table:style-name="Table268.1">
          <table:table-cell table:style-name="Table268.A2" office:value-type="string">
            <text:p text:style-name="Snippet"/>
          </table:table-cell>
          <table:table-cell table:style-name="Table268.B2" office:value-type="string">
            <text:p text:style-name="P2"/>
          </table:table-cell>
        </table:table-row>
      </table:table>
      <text:p text:style-name="Text_20_body"/>
      <table:table table:name="Table269" table:style-name="Table269">
        <table:table-column table:style-name="Table269.A"/>
        <table:table-column table:style-name="Table269.B"/>
        <text:soft-page-break/>
        <table:table-row table:style-name="Table269.1">
          <table:table-cell table:style-name="Table269.A1" table:number-columns-spanned="2" office:value-type="string">
            <text:p text:style-name="P2">[before] .to_lower [after]</text:p>
            <text:p text:style-name="Text_20_body">Routing:</text:p>
            <text:p text:style-name="P1">description</text:p>
          </table:table-cell>
          <table:covered-table-cell/>
        </table:table-row>
        <table:table-row table:style-name="Table269.1">
          <table:table-cell table:style-name="Table269.A2" office:value-type="string">
            <text:p text:style-name="P15">Code</text:p>
          </table:table-cell>
          <table:table-cell table:style-name="Table269.B2" office:value-type="string">
            <text:p text:style-name="P15">Result</text:p>
          </table:table-cell>
        </table:table-row>
        <table:table-row table:style-name="Table269.1">
          <table:table-cell table:style-name="Table269.A2" office:value-type="string">
            <text:p text:style-name="Snippet"/>
          </table:table-cell>
          <table:table-cell table:style-name="Table269.B2" office:value-type="string">
            <text:p text:style-name="P2"/>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p text:style-name="P2">[before] .to_upper [after]</text:p>
            <text:p text:style-name="Text_20_body">Routing:</text:p>
            <text:p text:style-name="P1">description</text:p>
          </table:table-cell>
          <table:covered-table-cell/>
        </table:table-row>
        <table:table-row table:style-name="Table270.1">
          <table:table-cell table:style-name="Table270.A2" office:value-type="string">
            <text:p text:style-name="P15">Code</text:p>
          </table:table-cell>
          <table:table-cell table:style-name="Table270.B2" office:value-type="string">
            <text:p text:style-name="P15">Result</text:p>
          </table:table-cell>
        </table:table-row>
        <table:table-row table:style-name="Table270.1">
          <table:table-cell table:style-name="Table270.A2" office:value-type="string">
            <text:p text:style-name="Snippet"/>
          </table:table-cell>
          <table:table-cell table:style-name="Table270.B2" office:value-type="string">
            <text:p text:style-name="P2"/>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p text:style-name="P2">[before] &lt; [after]</text:p>
            <text:p text:style-name="Text_20_body">Routing:</text:p>
            <text:p text:style-name="P1">description</text:p>
          </table:table-cell>
          <table:covered-table-cell/>
        </table:table-row>
        <table:table-row table:style-name="Table271.1">
          <table:table-cell table:style-name="Table271.A2" office:value-type="string">
            <text:p text:style-name="P15">Code</text:p>
          </table:table-cell>
          <table:table-cell table:style-name="Table271.B2" office:value-type="string">
            <text:p text:style-name="P15">Result</text:p>
          </table:table-cell>
        </table:table-row>
        <table:table-row table:style-name="Table271.1">
          <table:table-cell table:style-name="Table271.A2" office:value-type="string">
            <text:p text:style-name="Snippet"/>
          </table:table-cell>
          <table:table-cell table:style-name="Table271.B2" office:value-type="string">
            <text:p text:style-name="P2"/>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p text:style-name="P2">[before] &lt;&lt; [after]</text:p>
            <text:p text:style-name="Text_20_body">Routing:</text:p>
            <text:p text:style-name="P1">description</text:p>
          </table:table-cell>
          <table:covered-table-cell/>
        </table:table-row>
        <table:table-row table:style-name="Table272.1">
          <table:table-cell table:style-name="Table272.A2" office:value-type="string">
            <text:p text:style-name="P15">Code</text:p>
          </table:table-cell>
          <table:table-cell table:style-name="Table272.B2" office:value-type="string">
            <text:p text:style-name="P15">Result</text:p>
          </table:table-cell>
        </table:table-row>
        <table:table-row table:style-name="Table272.1">
          <table:table-cell table:style-name="Table272.A2" office:value-type="string">
            <text:p text:style-name="Snippet"/>
          </table:table-cell>
          <table:table-cell table:style-name="Table272.B2" office:value-type="string">
            <text:p text:style-name="P2"/>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p text:style-name="P2">[before] &lt;= [after]</text:p>
            <text:p text:style-name="Text_20_body">Routing:</text:p>
            <text:p text:style-name="P1">description</text:p>
          </table:table-cell>
          <table:covered-table-cell/>
        </table:table-row>
        <table:table-row table:style-name="Table273.1">
          <table:table-cell table:style-name="Table273.A2" office:value-type="string">
            <text:p text:style-name="P15">Code</text:p>
          </table:table-cell>
          <table:table-cell table:style-name="Table273.B2" office:value-type="string">
            <text:p text:style-name="P15">Result</text:p>
          </table:table-cell>
        </table:table-row>
        <table:table-row table:style-name="Table273.1">
          <table:table-cell table:style-name="Table273.A2" office:value-type="string">
            <text:p text:style-name="Snippet"/>
          </table:table-cell>
          <table:table-cell table:style-name="Table273.B2" office:value-type="string">
            <text:p text:style-name="P2"/>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p text:style-name="P2">[before] &lt;=&gt; [after]</text:p>
            <text:p text:style-name="Text_20_body">Routing:</text:p>
            <text:p text:style-name="P1">description</text:p>
          </table:table-cell>
          <table:covered-table-cell/>
        </table:table-row>
        <table:table-row table:style-name="Table274.1">
          <table:table-cell table:style-name="Table274.A2" office:value-type="string">
            <text:p text:style-name="P15">Code</text:p>
          </table:table-cell>
          <table:table-cell table:style-name="Table274.B2" office:value-type="string">
            <text:p text:style-name="P15">Result</text:p>
          </table:table-cell>
        </table:table-row>
        <table:table-row table:style-name="Table274.1">
          <table:table-cell table:style-name="Table274.A2" office:value-type="string">
            <text:p text:style-name="Snippet"/>
          </table:table-cell>
          <table:table-cell table:style-name="Table274.B2" office:value-type="string">
            <text:p text:style-name="P2"/>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p text:style-name="P2">[before] &gt; [after]</text:p>
            <text:p text:style-name="Text_20_body">Routing:</text:p>
            <text:p text:style-name="P1">description</text:p>
          </table:table-cell>
          <table:covered-table-cell/>
        </table:table-row>
        <table:table-row table:style-name="Table275.1">
          <table:table-cell table:style-name="Table275.A2" office:value-type="string">
            <text:p text:style-name="P15">Code</text:p>
          </table:table-cell>
          <table:table-cell table:style-name="Table275.B2" office:value-type="string">
            <text:p text:style-name="P15">Result</text:p>
          </table:table-cell>
        </table:table-row>
        <table:table-row table:style-name="Table275.1">
          <table:table-cell table:style-name="Table275.A2" office:value-type="string">
            <text:p text:style-name="Snippet"/>
          </table:table-cell>
          <table:table-cell table:style-name="Table275.B2" office:value-type="string">
            <text:p text:style-name="P2"/>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p text:style-name="P2">[before] &gt;= [after]</text:p>
            <text:p text:style-name="Text_20_body">Routing:</text:p>
            <text:p text:style-name="P1">description</text:p>
          </table:table-cell>
          <table:covered-table-cell/>
        </table:table-row>
        <table:table-row table:style-name="Table276.1">
          <table:table-cell table:style-name="Table276.A2" office:value-type="string">
            <text:p text:style-name="P15">Code</text:p>
          </table:table-cell>
          <table:table-cell table:style-name="Table276.B2" office:value-type="string">
            <text:p text:style-name="P15">Result</text:p>
          </table:table-cell>
        </table:table-row>
        <table:table-row table:style-name="Table276.1">
          <table:table-cell table:style-name="Table276.A2" office:value-type="string">
            <text:p text:style-name="Snippet"/>
          </table:table-cell>
          <table:table-cell table:style-name="Table276.B2" office:value-type="string">
            <text:p text:style-name="P2"/>
          </table:table-cell>
        </table:table-row>
      </table:table>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99424192"/>Thread<text:alphabetical-index-mark-end text:id="IMark9942419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9424192"/><text:alphabetical-index-mark-start text:id="IMark99423712"/><text:alphabetical-index-mark-start text:id="IMark99423520"/>TrueClass<text:alphabetical-index-mark-end text:id="IMark99423520"/><text:alphabetical-index-mark-end text:id="IMark99423712"/><text:alphabetical-index-mark-end text:id="IMark99424192"/></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99424192"/>VirtualMachine<text:alphabetical-index-mark-end text:id="IMark99424192"/></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97257948"/>.:<text:alphabetical-index-mark-end text:id="IMark97257948"/>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97257948"/>super<text:alphabetical-index-mark-end text:id="IMark97257948"/>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97257948"/>val:<text:alphabetical-index-mark-end text:id="IMark97257948"/>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97257948"/>var:<text:alphabetical-index-mark-end text:id="IMark97257948"/>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97257948"/>val@:<text:alphabetical-index-mark-end text:id="IMark97257948"/>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97257948"/>var@:<text:alphabetical-index-mark-end text:id="IMark97257948"/>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97257948"/>;<text:alphabetical-index-mark-end text:id="IMark97257948"/>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97257948"/>.::<text:alphabetical-index-mark-end text:id="IMark97257948"/>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97257948"/>inst:<text:alphabetical-index-mark-end text:id="IMark97257948"/>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97257948"/>local:<text:alphabetical-index-mark-end text:id="IMark97257948"/>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97257948"/>super<text:alphabetical-index-mark-end text:id="IMark97257948"/>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97257948"/>;<text:alphabetical-index-mark-end text:id="IMark9725794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99424192"/>Commands<text:alphabetical-index-mark-end text:id="IMark9942419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99424192"/>)entries<text:alphabetical-index-mark-end text:id="IMark99424192"/>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3" text:note-class="footnote"><text:note-citation>7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71">0</text:p>
          <text:p text:style-name="P70">0&lt;<text:tab/>108</text:p>
          <text:p text:style-name="P70">0&lt;=<text:tab/>109</text:p>
          <text:p text:style-name="P70">0&lt;=&gt;<text:tab/>109</text:p>
          <text:p text:style-name="P70">0&lt;&gt; <text:tab/>109</text:p>
          <text:p text:style-name="P70">0=<text:tab/>110</text:p>
          <text:p text:style-name="P70">0&gt;<text:tab/>110</text:p>
          <text:p text:style-name="P70">0&gt;=<text:tab/>110</text:p>
          <text:p text:style-name="P71">1</text:p>
          <text:p text:style-name="P70">1-<text:tab/>111</text:p>
          <text:p text:style-name="P70">1+<text:tab/>111</text:p>
          <text:p text:style-name="P71">2</text:p>
          <text:p text:style-name="P70">2-<text:tab/>112</text:p>
          <text:p text:style-name="P70">2*<text:tab/>88, 111</text:p>
          <text:p text:style-name="P70">2/<text:tab/>88, 112</text:p>
          <text:p text:style-name="P70">2+<text:tab/>111</text:p>
          <text:p text:style-name="P71">A</text:p>
          <text:p text:style-name="P70">again<text:tab/>25</text:p>
          <text:p text:style-name="P70">and<text:tab/>89</text:p>
          <text:p text:style-name="P70">Archive<text:tab/>12</text:p>
          <text:p text:style-name="P70">Array<text:tab/>60</text:p>
          <text:p text:style-name="P71">B</text:p>
          <text:p text:style-name="P70">begin<text:tab/>25</text:p>
          <text:p text:style-name="P70">Boolean<text:tab/>58</text:p>
          <text:p text:style-name="P70">bounce<text:tab/>36, 38</text:p>
          <text:p text:style-name="P71">C</text:p>
          <text:p text:style-name="P70">catch<text:tab/>35, 38</text:p>
          <text:p text:style-name="P70">Class<text:tab/>71</text:p>
          <text:p text:style-name="P70">Classes<text:tab/>47</text:p>
          <text:p text:style-name="P70">clone<text:tab/>30</text:p>
          <text:p text:style-name="P70">com<text:tab/>89</text:p>
          <text:p text:style-name="P70">Commands<text:tab/>72, 157</text:p>
          <text:p text:style-name="P70">Complex<text:tab/>74</text:p>
          <text:p text:style-name="P70">copy<text:tab/>30</text:p>
          <text:p text:style-name="P71">D</text:p>
          <text:p text:style-name="P70">Declarations<text:tab/>26</text:p>
          <text:p text:style-name="P70">Demo.rb<text:tab/>11</text:p>
          <text:p text:style-name="P70">distinct?<text:tab/>123</text:p>
          <text:p text:style-name="P70">do<text:tab/>23</text:p>
          <text:p text:style-name="P70">do_map_name<text:tab/>54</text:p>
          <text:p text:style-name="P70">dpr<text:tab/>93</text:p>
          <text:p text:style-name="P70">drop<text:tab/>19</text:p>
          <text:p text:style-name="P70">Duck Typing<text:tab/>26</text:p>
          <text:p text:style-name="P70">dup<text:tab/>19, 30</text:p>
          <text:p text:style-name="P71">E</text:p>
          <text:p text:style-name="P70">e<text:tab/>93</text:p>
          <text:p text:style-name="P70">else<text:tab/>21</text:p>
          <text:p text:style-name="P71">F</text:p>
          <text:p text:style-name="P70">FalseClass<text:tab/>58, 77</text:p>
          <text:p text:style-name="P70">finally<text:tab/>37p.</text:p>
          <text:p text:style-name="P70">Float<text:tab/>79</text:p>
          <text:p text:style-name="P71">H</text:p>
          <text:p text:style-name="P70">Hash<text:tab/>80</text:p>
          <text:p text:style-name="P71">I</text:p>
          <text:p text:style-name="P70">i<text:tab/>23</text:p>
          <text:p text:style-name="P70">identical?<text:tab/>124</text:p>
          <text:p text:style-name="P70">if<text:tab/>21</text:p>
          <text:p text:style-name="P70">Inheritance<text:tab/>48</text:p>
          <text:p text:style-name="P70">inst:<text:tab/>155</text:p>
          <text:p text:style-name="P70">InStream<text:tab/>83</text:p>
          <text:p text:style-name="P70">Integer<text:tab/>86</text:p>
          <text:p text:style-name="P71">J</text:p>
          <text:p text:style-name="P70">j<text:tab/>23</text:p>
          <text:p text:style-name="P71">K</text:p>
          <text:p text:style-name="P70">Known Issues<text:tab/>11</text:p>
          <text:p text:style-name="P71">L</text:p>
          <text:p text:style-name="P70">Late Binding<text:tab/>48</text:p>
          <text:p text:style-name="P70">local:<text:tab/>155</text:p>
          <text:p text:style-name="P70">loop<text:tab/>23</text:p>
          <text:p text:style-name="P71">M</text:p>
          <text:p text:style-name="P70">max<text:tab/>124</text:p>
          <text:p text:style-name="P70">Method Mapping<text:tab/>49</text:p>
          <text:p text:style-name="P70">Methods<text:tab/>48</text:p>
          <text:p text:style-name="P70">min<text:tab/>124</text:p>
          <text:p text:style-name="P70">mod<text:tab/>114</text:p>
          <text:p text:style-name="P70">Mutation<text:tab/>28</text:p>
          <text:p text:style-name="P71">N</text:p>
          <text:p text:style-name="P70">neg<text:tab/>114</text:p>
          <text:p text:style-name="P70">nil&lt;&gt;<text:tab/>125</text:p>
          <text:p text:style-name="P70">nil=<text:tab/>125</text:p>
          <text:p text:style-name="P70">NilClass<text:tab/>58, 91</text:p>
          <text:p text:style-name="P70">nip<text:tab/>19</text:p>
          <text:p text:style-name="P70">not<text:tab/>125</text:p>
          <text:p text:style-name="P70">Numeric<text:tab/>59, 93</text:p>
          <text:p text:style-name="P71">O</text:p>
          <text:p text:style-name="P70">Object<text:tab/>58, 115</text:p>
          <text:p text:style-name="P70">or<text:tab/>90</text:p>
          <text:p text:style-name="P70">OutStream<text:tab/>127</text:p>
          <text:p text:style-name="P70">over<text:tab/>19</text:p>
          <text:p text:style-name="P71">P</text:p>
          <text:p text:style-name="P70">pi<text:tab/>94</text:p>
          <text:p text:style-name="P70">pick<text:tab/>19</text:p>
          <text:p text:style-name="P70">Polymorphism<text:tab/>48</text:p>
          <text:p text:style-name="P70">Procedure<text:tab/>132</text:p>
          <text:p text:style-name="P70">Prototypes<text:tab/>48</text:p>
          <text:p text:style-name="P71">Q</text:p>
          <text:p text:style-name="P70">Queue<text:tab/>134</text:p>
          <text:p text:style-name="P71">R</text:p>
          <text:p text:style-name="P70">Rake<text:tab/>11</text:p>
          <text:p text:style-name="P70">Rational<text:tab/>136</text:p>
          <text:p text:style-name="P70">Referencing<text:tab/>27</text:p>
          <text:p text:style-name="P70">repeat<text:tab/>25</text:p>
          <text:p text:style-name="P70">Routing<text:tab/>51</text:p>
          <text:p text:style-name="P71">S</text:p>
          <text:p text:style-name="P70">Scoping<text:tab/>26</text:p>
          <text:p text:style-name="P70">self<text:tab/>56</text:p>
          <text:p text:style-name="P70">Stack<text:tab/>138</text:p>
          <text:p text:style-name="P70">String<text:tab/>140</text:p>
          <text:p text:style-name="P70">super<text:tab/>153, 155</text:p>
          <text:p text:style-name="P70">swap<text:tab/>20</text:p>
          <text:p text:style-name="P70">switch<text:tab/>21</text:p>
          <text:p text:style-name="P70">SymbolMap<text:tab/>49</text:p>
          <text:p text:style-name="P71">T</text:p>
          <text:p text:style-name="P70">Testing<text:tab/>11</text:p>
          <text:p text:style-name="P70">Thanks<text:tab/>8</text:p>
          <text:p text:style-name="P70">then<text:tab/>21</text:p>
          <text:p text:style-name="P70">Thread<text:tab/>150</text:p>
          <text:p text:style-name="P70">throw"<text:tab/>39</text:p>
          <text:p text:style-name="P70">TrueClass<text:tab/>58, 151</text:p>
          <text:p text:style-name="P70">try<text:tab/>35, 38</text:p>
          <text:p text:style-name="P70">tuck<text:tab/>20</text:p>
          <text:p text:style-name="P70">Typing<text:tab/>26</text:p>
          <text:p text:style-name="P71">U</text:p>
          <text:p text:style-name="P70">until<text:tab/>25</text:p>
          <text:p text:style-name="P71">V</text:p>
          <text:p text:style-name="P70">val:<text:tab/>26, 153</text:p>
          <text:p text:style-name="P70">val@:<text:tab/>27, 154</text:p>
          <text:p text:style-name="P70">val#:<text:tab/>27</text:p>
          <text:p text:style-name="P70">val$:<text:tab/>27</text:p>
          <text:p text:style-name="P70">var:<text:tab/>26, 154</text:p>
          <text:p text:style-name="P70">var@:<text:tab/>27, 154</text:p>
          <text:p text:style-name="P70">var#:<text:tab/>27</text:p>
          <text:p text:style-name="P70">var$:<text:tab/>27</text:p>
          <text:p text:style-name="P70">VirtualMachine<text:tab/>152</text:p>
          <text:p text:style-name="P71">X</text:p>
          <text:p text:style-name="P70">x<text:tab/>61</text:p>
          <text:p text:style-name="P70">xor<text:tab/>90</text:p>
          <text:p text:style-name="P71">^</text:p>
          <text:p text:style-name="P70">^^<text:tab/>78, 91, 123</text:p>
          <text:p text:style-name="P71">-</text:p>
          <text:p text:style-name="P70">-<text:tab/>95</text:p>
          <text:p text:style-name="P70">-&gt;<text:tab/>80</text:p>
          <text:p text:style-name="P70">-i<text:tab/>23</text:p>
          <text:p text:style-name="P70">-j<text:tab/>23</text:p>
          <text:p text:style-name="P71">;</text:p>
          <text:p text:style-name="P70">;<text:tab/>154p.</text:p>
          <text:p text:style-name="P71">:</text:p>
          <text:p text:style-name="P70">:<text:tab/>53</text:p>
          <text:p text:style-name="P71">!</text:p>
          <text:p text:style-name="P70">!<text:tab/>63</text:p>
          <text:p text:style-name="P71">?</text:p>
          <text:p text:style-name="P70">?"<text:tab/>36, 38</text:p>
          <text:p text:style-name="P71">.</text:p>
          <text:p text:style-name="P70">.<text:tab/>115, 128</text:p>
          <text:p text:style-name="P70">.-left<text:tab/>64</text:p>
          <text:p text:style-name="P70">.-mid<text:tab/>65</text:p>
          <text:p text:style-name="P70">.-midlr<text:tab/>65</text:p>
          <text:p text:style-name="P70">.-right<text:tab/>65</text:p>
          <text:p text:style-name="P70">.:<text:tab/>53, 153</text:p>
          <text:p text:style-name="P70"><text:soft-page-break/>.::<text:tab/>53, 154</text:p>
          <text:p text:style-name="P70">.[]!<text:tab/>65, 81</text:p>
          <text:p text:style-name="P70">.[]@<text:tab/>66, 81</text:p>
          <text:p text:style-name="P70">.+left<text:tab/>63</text:p>
          <text:p text:style-name="P70">.+mid<text:tab/>64</text:p>
          <text:p text:style-name="P70">.+midlr<text:tab/>64</text:p>
          <text:p text:style-name="P70">.+right<text:tab/>64</text:p>
          <text:p text:style-name="P70">.1/x<text:tab/>95</text:p>
          <text:p text:style-name="P70">.10**<text:tab/>96</text:p>
          <text:p text:style-name="P70">.2**<text:tab/>96</text:p>
          <text:p text:style-name="P70">.abs<text:tab/>96</text:p>
          <text:p text:style-name="P70">.acos<text:tab/>97</text:p>
          <text:p text:style-name="P70">.acosh<text:tab/>97</text:p>
          <text:p text:style-name="P70">.angle<text:tab/>97</text:p>
          <text:p text:style-name="P70">.append<text:tab/>127</text:p>
          <text:p text:style-name="P70">.append{<text:tab/>127</text:p>
          <text:p text:style-name="P70">.asin<text:tab/>98</text:p>
          <text:p text:style-name="P70">.asinh<text:tab/>98</text:p>
          <text:p text:style-name="P70">.atan<text:tab/>98</text:p>
          <text:p text:style-name="P70">.atan2<text:tab/>99</text:p>
          <text:p text:style-name="P70">.atanh<text:tab/>99</text:p>
          <text:p text:style-name="P70">.c2p<text:tab/>99</text:p>
          <text:p text:style-name="P70">.call<text:tab/>132</text:p>
          <text:p text:style-name="P70">.cbrt<text:tab/>75, 100</text:p>
          <text:p text:style-name="P70">.ceil<text:tab/>100</text:p>
          <text:p text:style-name="P70">.class<text:tab/>116</text:p>
          <text:p text:style-name="P70">.clear<text:tab/>134, 138</text:p>
          <text:p text:style-name="P70">.clone<text:tab/>30, 116</text:p>
          <text:p text:style-name="P70">.clone_exclude<text:tab/>32, 116</text:p>
          <text:p text:style-name="P70">.close<text:tab/>84, 129</text:p>
          <text:p text:style-name="P70">.conjugate<text:tab/>100</text:p>
          <text:p text:style-name="P70">.copy<text:tab/>30, 117</text:p>
          <text:p text:style-name="P70">.cos<text:tab/>100</text:p>
          <text:p text:style-name="P70">.cosh<text:tab/>101</text:p>
          <text:p text:style-name="P70">.cr<text:tab/>129</text:p>
          <text:p text:style-name="P70">.create<text:tab/>128</text:p>
          <text:p text:style-name="P70">.cube<text:tab/>101</text:p>
          <text:p text:style-name="P70">.d2r<text:tab/>101</text:p>
          <text:p text:style-name="P70">.denominator<text:tab/>101</text:p>
          <text:p text:style-name="P70">.e**<text:tab/>75, 102</text:p>
          <text:p text:style-name="P70">.emit<text:tab/>102, 129</text:p>
          <text:p text:style-name="P70">.empty?<text:tab/>134, 138</text:p>
          <text:p text:style-name="P70">.even?<text:tab/>87</text:p>
          <text:p text:style-name="P70">.floor<text:tab/>102</text:p>
          <text:p text:style-name="P70">.gcd<text:tab/>87</text:p>
          <text:p text:style-name="P70">.get_all<text:tab/>83</text:p>
          <text:p text:style-name="P70">.getc<text:tab/>84</text:p>
          <text:p text:style-name="P70">.gets<text:tab/>84</text:p>
          <text:p text:style-name="P70">.hypot<text:tab/>102</text:p>
          <text:p text:style-name="P70">.imaginary<text:tab/>103</text:p>
          <text:p text:style-name="P70">.init<text:tab/>27, 117</text:p>
          <text:p text:style-name="P70">.is_class?<text:tab/>71, 117</text:p>
          <text:p text:style-name="P70">.keys<text:tab/>81</text:p>
          <text:p text:style-name="P70">.lcm<text:tab/>87</text:p>
          <text:p text:style-name="P70">.left<text:tab/>66</text:p>
          <text:p text:style-name="P70">.length<text:tab/>66, 134, 138</text:p>
          <text:p text:style-name="P70">.ln<text:tab/>103</text:p>
          <text:p text:style-name="P70">.log10<text:tab/>103</text:p>
          <text:p text:style-name="P70">.log2<text:tab/>104</text:p>
          <text:p text:style-name="P70">.magnitude<text:tab/>104</text:p>
          <text:p text:style-name="P70">.max<text:tab/>67</text:p>
          <text:p text:style-name="P70">.mid<text:tab/>67</text:p>
          <text:p text:style-name="P70">.midlr<text:tab/>67</text:p>
          <text:p text:style-name="P70">.min<text:tab/>68</text:p>
          <text:p text:style-name="P70">.name<text:tab/>118</text:p>
          <text:p text:style-name="P70">.new<text:tab/>61, 71</text:p>
          <text:p text:style-name="P70">.new_size<text:tab/>62</text:p>
          <text:p text:style-name="P70">.new_value<text:tab/>62</text:p>
          <text:p text:style-name="P70">.new_values<text:tab/>62</text:p>
          <text:p text:style-name="P70">.new{<text:tab/>61</text:p>
          <text:p text:style-name="P70">.numerator<text:tab/>104</text:p>
          <text:p text:style-name="P70">.odd?<text:tab/>87</text:p>
          <text:p text:style-name="P70">.open<text:tab/>83</text:p>
          <text:p text:style-name="P70">.open{<text:tab/>84</text:p>
          <text:p text:style-name="P70">.p2c<text:tab/>105</text:p>
          <text:p text:style-name="P70">.parent_class<text:tab/>72</text:p>
          <text:p text:style-name="P70">.peek<text:tab/>139</text:p>
          <text:p text:style-name="P70">.pend<text:tab/>135</text:p>
          <text:p text:style-name="P70">.polar<text:tab/>105</text:p>
          <text:p text:style-name="P70">.pop<text:tab/>135, 139</text:p>
          <text:p text:style-name="P70">.pp<text:tab/>68, 81</text:p>
          <text:p text:style-name="P70">.push<text:tab/>135, 139</text:p>
          <text:p text:style-name="P70">.r2d<text:tab/>105</text:p>
          <text:p text:style-name="P70">.real<text:tab/>105</text:p>
          <text:p text:style-name="P70">.reverse<text:tab/>68</text:p>
          <text:p text:style-name="P70">.right<text:tab/>68</text:p>
          <text:p text:style-name="P70">.round<text:tab/>106</text:p>
          <text:p text:style-name="P70">.shuffle<text:tab/>69</text:p>
          <text:p text:style-name="P70">.sin<text:tab/>106</text:p>
          <text:p text:style-name="P70">.sinh<text:tab/>106</text:p>
          <text:p text:style-name="P70">.sleep<text:tab/>107</text:p>
          <text:p text:style-name="P70">.sort<text:tab/>69</text:p>
          <text:p text:style-name="P70">.space<text:tab/>129</text:p>
          <text:p text:style-name="P70">.spaces<text:tab/>130</text:p>
          <text:p text:style-name="P70">.split<text:tab/>75, 136</text:p>
          <text:p text:style-name="P70">.sqr<text:tab/>107</text:p>
          <text:p text:style-name="P70">.sqrt<text:tab/>75, 107</text:p>
          <text:p text:style-name="P70">.start<text:tab/>133</text:p>
          <text:p text:style-name="P70">.strlen<text:tab/>118</text:p>
          <text:p text:style-name="P70">.strmax<text:tab/>69</text:p>
          <text:p text:style-name="P70">.strmax2<text:tab/>82</text:p>
          <text:p text:style-name="P70">.subclass:<text:tab/>72</text:p>
          <text:p text:style-name="P70">.tan<text:tab/>107</text:p>
          <text:p text:style-name="P70">.tanh<text:tab/>108</text:p>
          <text:p text:style-name="P70">.throw<text:tab/>39</text:p>
          <text:p text:style-name="P70">.to_f<text:tab/>118</text:p>
          <text:p text:style-name="P70">.to_f!<text:tab/>119</text:p>
          <text:p text:style-name="P70">.to_i<text:tab/>119</text:p>
          <text:p text:style-name="P70">.to_i!<text:tab/>119</text:p>
          <text:p text:style-name="P70">.to_n<text:tab/>120</text:p>
          <text:p text:style-name="P70">.to_n!<text:tab/>120</text:p>
          <text:p text:style-name="P70">.to_r<text:tab/>121</text:p>
          <text:p text:style-name="P70">.to_r!<text:tab/>121</text:p>
          <text:p text:style-name="P70">.to_s<text:tab/>72, 121</text:p>
          <text:p text:style-name="P70">.to_x<text:tab/>122</text:p>
          <text:p text:style-name="P70">.to_x!<text:tab/>122</text:p>
          <text:p text:style-name="P70">.values<text:tab/>82</text:p>
          <text:p text:style-name="P70">.with{<text:tab/>57</text:p>
          <text:p text:style-name="P71">)</text:p>
          <text:p text:style-name="P70">)entries<text:tab/>159</text:p>
          <text:p text:style-name="P70">)methods<text:tab/>73, 126</text:p>
          <text:p text:style-name="P70">)stubs<text:tab/>73</text:p>
          <text:p text:style-name="P71">{</text:p>
          <text:p text:style-name="P70">{<text:tab/>80</text:p>
          <text:p text:style-name="P71">}</text:p>
          <text:p text:style-name="P70">}<text:tab/>61, 80</text:p>
          <text:p text:style-name="P71">@</text:p>
          <text:p text:style-name="P70">@<text:tab/>70</text:p>
          <text:p text:style-name="P71">*</text:p>
          <text:p text:style-name="P70">*<text:tab/>94</text:p>
          <text:p text:style-name="P70">**<text:tab/>94</text:p>
          <text:p text:style-name="P71">/</text:p>
          <text:p text:style-name="P70">/<text:tab/>108</text:p>
          <text:p text:style-name="P71">&amp;</text:p>
          <text:p text:style-name="P70">&amp;&amp;<text:tab/>77, 91, 115</text:p>
          <text:p text:style-name="P71">+</text:p>
          <text:p text:style-name="P70">+<text:tab/>63, 95</text:p>
          <text:p text:style-name="P70">+loop<text:tab/>23</text:p>
          <text:p text:style-name="P71">&lt;</text:p>
          <text:p text:style-name="P70">&lt;<text:tab/>112</text:p>
          <text:p text:style-name="P70">&lt;&lt;<text:tab/>70, 88</text:p>
          <text:p text:style-name="P70">&lt;=<text:tab/>113</text:p>
          <text:p text:style-name="P70">&lt;=&gt;<text:tab/>113</text:p>
          <text:p text:style-name="P70">&lt;&gt;<text:tab/>122</text:p>
          <text:p text:style-name="P71">=</text:p>
          <text:p text:style-name="P70">=<text:tab/>123</text:p>
          <text:p text:style-name="P71">&gt;</text:p>
          <text:p text:style-name="P70">&gt;<text:tab/>113</text:p>
          <text:p text:style-name="P70">&gt;=<text:tab/>114</text:p>
          <text:p text:style-name="P70">&gt;&gt;<text:tab/>89</text:p>
          <text:p text:style-name="P71">|</text:p>
          <text:p text:style-name="P70">||<text:tab/>78, 92, 126</text:p>
          <text:p text:style-name="P71">~</text:p>
          <text:p text:style-name="P70">~<text:tab/>130</text:p>
          <text:p text:style-name="P70">~"<text:tab/>130</text:p>
          <text:p text:style-name="P70">~cr<text:tab/>130</text:p>
          <text:p text:style-name="P70">~emit<text:tab/>131</text:p>
          <text:p text:style-name="P70">~getc<text:tab/>85</text:p>
          <text:p text:style-name="P70">~gets<text:tab/>85</text:p>
          <text:p text:style-name="P70">~space<text:tab/>131</text:p>
          <text:p text:style-name="P70">~spaces<text:tab/>131</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4908296"/></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41</text:page-number> of <text:page-count>164</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5H20M58S</meta:editing-duration>
    <meta:editing-cycles>2212</meta:editing-cycles>
    <meta:generator>OpenOffice/4.1.1$Win32 OpenOffice.org_project/411m6$Build-9775</meta:generator>
    <dc:date>2015-04-29T14:58:10.70</dc:date>
    <dc:creator>Peter Camilleri</dc:creator>
    <meta:printed-by>Peter Camilleri</meta:printed-by>
    <meta:print-date>2015-02-10T10:49:15.76</meta:print-date>
    <meta:document-statistic meta:table-count="277" meta:image-count="0" meta:object-count="0" meta:page-count="164" meta:paragraph-count="5397" meta:word-count="29238" meta:character-count="168362"/>
    <meta:template xlink:type="simple" xlink:actuate="onRequest" xlink:title="MyDefault" xlink:href="../../../../OpenOffice.org/3/user/template/MyDefault.ott" meta:date="2014-06-26T22:09:00.24"/>
  </office:meta>
</office:document-meta>
</file>